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" style:family="table-column">
      <style:table-column-properties style:column-width="6.293in"/>
    </style:style>
    <style:style style:name="Table12" style:family="table">
      <style:table-properties style:width="6.2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vertical-align="auto" fo:margin-bottom="0in" fo:line-height="100%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" style:parent-style-name="Policepardéfaut" style:family="text">
      <style:text-properties style:font-name="Courier New" style:font-name-asian="Times New Roman" style:font-name-complex="Courier New" fo:color="#82AAFF" fo:font-size="10pt" style:font-size-asian="10pt" style:font-size-complex="10pt" style:language-asian="fr" style:country-asian="FR"/>
    </style:style>
    <style:style style:name="T18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19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20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21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fr" style:country-asian="FR"/>
    </style:style>
    <style:style style:name="T22" style:parent-style-name="Policepardéfaut" style:family="text">
      <style:text-properties style:font-name="Courier New" style:font-name-asian="Times New Roman" style:font-name-complex="Courier New" fo:color="#82AAFF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24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25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fr" style:country-asian="FR"/>
    </style:style>
    <style:style style:name="T26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27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P28" style:parent-style-name="Normal" style:family="paragraph">
      <style:paragraph-properties style:vertical-align="auto" fo:margin-bottom="0in" fo:line-height="100%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30" style:parent-style-name="Policepardéfaut" style:family="text">
      <style:text-properties style:font-name="Courier New" style:font-name-asian="Times New Roman" style:font-name-complex="Courier New" fo:color="#82AAFF" fo:font-size="10pt" style:font-size-asian="10pt" style:font-size-complex="10pt" style:language-asian="fr" style:country-asian="FR"/>
    </style:style>
    <style:style style:name="T31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32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33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34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35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36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37" style:parent-style-name="Policepardéfaut" style:family="text">
      <style:text-properties style:font-name="Courier New" style:font-name-asian="Times New Roman" style:font-name-complex="Courier New" fo:color="#82AAFF" fo:font-size="10pt" style:font-size-asian="10pt" style:font-size-complex="10pt" style:language-asian="fr" style:country-asian="FR"/>
    </style:style>
    <style:style style:name="T38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39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40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41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42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P43" style:parent-style-name="Normal" style:family="paragraph">
      <style:paragraph-properties style:vertical-align="auto" fo:margin-bottom="0in" fo:line-height="100%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45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fr" style:country-asian="FR"/>
    </style:style>
    <style:style style:name="T46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47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48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49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50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51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52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53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54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55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56" style:parent-style-name="Policepardéfaut" style:family="text">
      <style:text-properties style:font-name="Courier New" style:font-name-asian="Times New Roman" style:font-name-complex="Courier New" fo:color="#82AAFF" fo:font-size="10pt" style:font-size-asian="10pt" style:font-size-complex="10pt" style:language-asian="fr" style:country-asian="FR"/>
    </style:style>
    <style:style style:name="T57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58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59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60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61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62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63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64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65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fr" style:country-asian="FR"/>
    </style:style>
    <style:style style:name="T66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67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68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69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70" style:parent-style-name="Policepardéfaut" style:family="text">
      <style:text-properties style:font-name="Courier New" style:font-name-asian="Times New Roman" style:font-name-complex="Courier New" fo:color="#C3CEE3" fo:font-size="10pt" style:font-size-asian="10pt" style:font-size-complex="10pt" style:language-asian="fr" style:country-asian="FR"/>
    </style:style>
    <style:style style:name="T71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72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73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74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75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76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77" style:parent-style-name="Policepardéfaut" style:family="text">
      <style:text-properties style:font-name="Courier New" style:font-name-asian="Times New Roman" style:font-name-complex="Courier New" fo:color="#82AAFF" fo:font-size="10pt" style:font-size-asian="10pt" style:font-size-complex="10pt" style:language-asian="fr" style:country-asian="FR"/>
    </style:style>
    <style:style style:name="T78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79" style:parent-style-name="Policepardéfaut" style:family="text">
      <style:text-properties style:font-name="Courier New" style:font-name-asian="Times New Roman" style:font-name-complex="Courier New" fo:color="#C3E88D" fo:font-size="10pt" style:font-size-asian="10pt" style:font-size-complex="10pt" style:language-asian="fr" style:country-asian="FR"/>
    </style:style>
    <style:style style:name="T80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81" style:parent-style-name="Policepardéfaut" style:family="text">
      <style:text-properties style:font-name="Courier New" style:font-name-asian="Times New Roman" style:font-name-complex="Courier New" fo:color="#EEFFE3" fo:font-size="10pt" style:font-size-asian="10pt" style:font-size-complex="10pt" style:language-asian="fr" style:country-asian="FR"/>
    </style:style>
    <style:style style:name="T82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83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84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85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fr" style:country-asian="FR"/>
    </style:style>
    <style:style style:name="T86" style:parent-style-name="Policepardéfaut" style:family="text">
      <style:text-properties style:font-name="Courier New" style:font-name-asian="Times New Roman" style:font-name-complex="Courier New" fo:color="#F78C6C" fo:font-size="10pt" style:font-size-asian="10pt" style:font-size-complex="10pt" style:language-asian="fr" style:country-asian="FR"/>
    </style:style>
    <style:style style:name="T87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T88" style:parent-style-name="Policepardéfaut" style:family="text">
      <style:text-properties style:font-name="Courier New" style:font-name-asian="Times New Roman" style:font-name-complex="Courier New" fo:color="#89DDFF" fo:font-size="10pt" style:font-size-asian="10pt" style:font-size-complex="10pt" style:language-asian="fr" style:country-asian="FR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1" style:parent-style-name="Paragraphedeliste" style:list-style-name="LFO1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4" style:family="table-column">
      <style:table-column-properties style:column-width="6.293in"/>
    </style:style>
    <style:style style:name="Table93" style:family="table">
      <style:table-properties style:width="6.29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PréformatéHTML" style:family="paragraph">
      <style:paragraph-properties fo:background-color="#0F111A"/>
    </style:style>
    <style:style style:name="T98" style:parent-style-name="Policepardéfaut" style:family="text">
      <style:text-properties fo:color="#82AAFF"/>
    </style:style>
    <style:style style:name="T99" style:parent-style-name="Policepardéfaut" style:family="text">
      <style:text-properties fo:color="#C3E88D"/>
    </style:style>
    <style:style style:name="T100" style:parent-style-name="Policepardéfaut" style:family="text">
      <style:text-properties fo:color="#C3E88D"/>
    </style:style>
    <style:style style:name="T101" style:parent-style-name="Policepardéfaut" style:family="text">
      <style:text-properties fo:color="#82AAFF"/>
    </style:style>
    <style:style style:name="T102" style:parent-style-name="Policepardéfaut" style:family="text">
      <style:text-properties fo:color="#C3E88D"/>
    </style:style>
    <style:style style:name="T103" style:parent-style-name="Policepardéfaut" style:family="text">
      <style:text-properties fo:color="#C3E88D"/>
    </style:style>
    <style:style style:name="T104" style:parent-style-name="Policepardéfaut" style:family="text">
      <style:text-properties fo:color="#C3E88D"/>
    </style:style>
    <style:style style:name="T105" style:parent-style-name="Policepardéfaut" style:family="text">
      <style:text-properties fo:font-style="italic" style:font-style-asian="italic" style:font-style-complex="italic" fo:color="#C792EA"/>
    </style:style>
    <style:style style:name="T106" style:parent-style-name="Policepardéfaut" style:family="text">
      <style:text-properties fo:color="#82AAFF"/>
    </style:style>
    <style:style style:name="T107" style:parent-style-name="Policepardéfaut" style:family="text">
      <style:text-properties fo:color="#89DDFF"/>
    </style:style>
    <style:style style:name="T108" style:parent-style-name="Policepardéfaut" style:family="text">
      <style:text-properties fo:color="#89DDFF"/>
    </style:style>
    <style:style style:name="T109" style:parent-style-name="Policepardéfaut" style:family="text">
      <style:text-properties fo:font-style="italic" style:font-style-asian="italic" style:font-style-complex="italic" fo:color="#C792EA"/>
    </style:style>
    <style:style style:name="T110" style:parent-style-name="Policepardéfaut" style:family="text">
      <style:text-properties fo:color="#EEFFE3"/>
    </style:style>
    <style:style style:name="T111" style:parent-style-name="Policepardéfaut" style:family="text">
      <style:text-properties fo:color="#89DDFF"/>
    </style:style>
    <style:style style:name="T112" style:parent-style-name="Policepardéfaut" style:family="text">
      <style:text-properties fo:color="#EEFFE3"/>
    </style:style>
    <style:style style:name="T113" style:parent-style-name="Policepardéfaut" style:family="text">
      <style:text-properties fo:color="#89DDFF"/>
    </style:style>
    <style:style style:name="T114" style:parent-style-name="Policepardéfaut" style:family="text">
      <style:text-properties fo:color="#EEFFE3"/>
    </style:style>
    <style:style style:name="T115" style:parent-style-name="Policepardéfaut" style:family="text">
      <style:text-properties fo:color="#89DDFF"/>
    </style:style>
    <style:style style:name="T116" style:parent-style-name="Policepardéfaut" style:family="text">
      <style:text-properties fo:color="#EEFFE3"/>
    </style:style>
    <style:style style:name="T117" style:parent-style-name="Policepardéfaut" style:family="text">
      <style:text-properties fo:color="#89DDFF"/>
    </style:style>
    <style:style style:name="T118" style:parent-style-name="Policepardéfaut" style:family="text">
      <style:text-properties fo:color="#EEFFE3"/>
    </style:style>
    <style:style style:name="T119" style:parent-style-name="Policepardéfaut" style:family="text">
      <style:text-properties fo:color="#89DDFF"/>
    </style:style>
    <style:style style:name="T120" style:parent-style-name="Policepardéfaut" style:family="text">
      <style:text-properties fo:color="#EEFFE3"/>
    </style:style>
    <style:style style:name="T121" style:parent-style-name="Policepardéfaut" style:family="text">
      <style:text-properties fo:color="#89DDFF"/>
    </style:style>
    <style:style style:name="P122" style:parent-style-name="PréformatéHTML" style:family="paragraph">
      <style:paragraph-properties fo:background-color="#0F111A"/>
    </style:style>
    <style:style style:name="T123" style:parent-style-name="Policepardéfaut" style:family="text">
      <style:text-properties fo:color="#89DDFF"/>
    </style:style>
    <style:style style:name="T124" style:parent-style-name="Policepardéfaut" style:family="text">
      <style:text-properties fo:color="#82AAFF"/>
    </style:style>
    <style:style style:name="T125" style:parent-style-name="Policepardéfaut" style:family="text">
      <style:text-properties fo:color="#89DDFF"/>
    </style:style>
    <style:style style:name="T126" style:parent-style-name="Policepardéfaut" style:family="text">
      <style:text-properties fo:color="#C3E88D"/>
    </style:style>
    <style:style style:name="T127" style:parent-style-name="Policepardéfaut" style:family="text">
      <style:text-properties fo:color="#89DDFF"/>
    </style:style>
    <style:style style:name="T128" style:parent-style-name="Policepardéfaut" style:family="text">
      <style:text-properties fo:color="#C3E88D"/>
    </style:style>
    <style:style style:name="T129" style:parent-style-name="Policepardéfaut" style:family="text">
      <style:text-properties fo:color="#89DDFF"/>
    </style:style>
    <style:style style:name="T130" style:parent-style-name="Policepardéfaut" style:family="text">
      <style:text-properties fo:color="#89DDFF"/>
    </style:style>
    <style:style style:name="T131" style:parent-style-name="Policepardéfaut" style:family="text">
      <style:text-properties fo:color="#82AAFF"/>
    </style:style>
    <style:style style:name="T132" style:parent-style-name="Policepardéfaut" style:family="text">
      <style:text-properties fo:color="#89DDFF"/>
    </style:style>
    <style:style style:name="T133" style:parent-style-name="Policepardéfaut" style:family="text">
      <style:text-properties fo:color="#C3E88D"/>
    </style:style>
    <style:style style:name="T134" style:parent-style-name="Policepardéfaut" style:family="text">
      <style:text-properties fo:color="#89DDFF"/>
    </style:style>
    <style:style style:name="T135" style:parent-style-name="Policepardéfaut" style:family="text">
      <style:text-properties fo:color="#EEFFE3"/>
    </style:style>
    <style:style style:name="T136" style:parent-style-name="Policepardéfaut" style:family="text">
      <style:text-properties fo:color="#89DDFF"/>
    </style:style>
    <style:style style:name="T137" style:parent-style-name="Policepardéfaut" style:family="text">
      <style:text-properties fo:color="#EEFFE3"/>
    </style:style>
    <style:style style:name="T138" style:parent-style-name="Policepardéfaut" style:family="text">
      <style:text-properties fo:color="#89DDFF"/>
    </style:style>
    <style:style style:name="T139" style:parent-style-name="Policepardéfaut" style:family="text">
      <style:text-properties fo:color="#EEFFE3"/>
    </style:style>
    <style:style style:name="T140" style:parent-style-name="Policepardéfaut" style:family="text">
      <style:text-properties fo:color="#89DDFF"/>
    </style:style>
    <style:style style:name="T141" style:parent-style-name="Policepardéfaut" style:family="text">
      <style:text-properties fo:color="#89DDFF"/>
    </style:style>
    <style:style style:name="T142" style:parent-style-name="Policepardéfaut" style:family="text">
      <style:text-properties fo:color="#89DDFF"/>
    </style:style>
    <style:style style:name="T143" style:parent-style-name="Policepardéfaut" style:family="text">
      <style:text-properties fo:color="#EEFFE3"/>
    </style:style>
    <style:style style:name="T144" style:parent-style-name="Policepardéfaut" style:family="text">
      <style:text-properties fo:color="#89DDFF"/>
    </style:style>
    <style:style style:name="T145" style:parent-style-name="Policepardéfaut" style:family="text">
      <style:text-properties fo:color="#EEFFE3"/>
    </style:style>
    <style:style style:name="T146" style:parent-style-name="Policepardéfaut" style:family="text">
      <style:text-properties fo:color="#89DDFF"/>
    </style:style>
    <style:style style:name="T147" style:parent-style-name="Policepardéfaut" style:family="text">
      <style:text-properties fo:color="#EEFFE3"/>
    </style:style>
    <style:style style:name="T148" style:parent-style-name="Policepardéfaut" style:family="text">
      <style:text-properties fo:color="#89DDFF"/>
    </style:style>
    <style:style style:name="T149" style:parent-style-name="Policepardéfaut" style:family="text">
      <style:text-properties fo:color="#F78C6C"/>
    </style:style>
    <style:style style:name="T150" style:parent-style-name="Policepardéfaut" style:family="text">
      <style:text-properties fo:color="#89DDFF"/>
    </style:style>
    <style:style style:name="T151" style:parent-style-name="Policepardéfaut" style:family="text">
      <style:text-properties fo:color="#EEFFE3"/>
    </style:style>
    <style:style style:name="T152" style:parent-style-name="Policepardéfaut" style:family="text">
      <style:text-properties fo:color="#89DDFF"/>
    </style:style>
    <style:style style:name="T153" style:parent-style-name="Policepardéfaut" style:family="text">
      <style:text-properties fo:color="#EEFFE3"/>
    </style:style>
    <style:style style:name="T154" style:parent-style-name="Policepardéfaut" style:family="text">
      <style:text-properties fo:color="#89DDFF"/>
    </style:style>
    <style:style style:name="T155" style:parent-style-name="Policepardéfaut" style:family="text">
      <style:text-properties fo:color="#89DDFF"/>
    </style:style>
    <style:style style:name="T156" style:parent-style-name="Policepardéfaut" style:family="text">
      <style:text-properties fo:color="#89DDFF"/>
    </style:style>
    <style:style style:name="T157" style:parent-style-name="Policepardéfaut" style:family="text">
      <style:text-properties fo:font-style="italic" style:font-style-asian="italic" style:font-style-complex="italic" fo:color="#C792EA"/>
    </style:style>
    <style:style style:name="T158" style:parent-style-name="Policepardéfaut" style:family="text">
      <style:text-properties fo:color="#89DDFF"/>
    </style:style>
    <style:style style:name="T159" style:parent-style-name="Policepardéfaut" style:family="text">
      <style:text-properties fo:color="#EEFFE3"/>
    </style:style>
    <style:style style:name="T160" style:parent-style-name="Policepardéfaut" style:family="text">
      <style:text-properties fo:color="#89DDFF"/>
    </style:style>
    <style:style style:name="T161" style:parent-style-name="Policepardéfaut" style:family="text">
      <style:text-properties fo:color="#F78C6C"/>
    </style:style>
    <style:style style:name="T162" style:parent-style-name="Policepardéfaut" style:family="text">
      <style:text-properties fo:color="#89DDFF"/>
    </style:style>
    <style:style style:name="T163" style:parent-style-name="Policepardéfaut" style:family="text">
      <style:text-properties fo:color="#89DDFF"/>
    </style:style>
    <style:style style:name="T164" style:parent-style-name="Policepardéfaut" style:family="text">
      <style:text-properties fo:color="#EEFFE3"/>
    </style:style>
    <style:style style:name="T165" style:parent-style-name="Policepardéfaut" style:family="text">
      <style:text-properties fo:color="#89DDFF"/>
    </style:style>
    <style:style style:name="T166" style:parent-style-name="Policepardéfaut" style:family="text">
      <style:text-properties fo:color="#EEFFE3"/>
    </style:style>
    <style:style style:name="T167" style:parent-style-name="Policepardéfaut" style:family="text">
      <style:text-properties fo:color="#89DDFF"/>
    </style:style>
    <style:style style:name="T168" style:parent-style-name="Policepardéfaut" style:family="text">
      <style:text-properties fo:color="#F78C6C"/>
    </style:style>
    <style:style style:name="T169" style:parent-style-name="Policepardéfaut" style:family="text">
      <style:text-properties fo:color="#89DDFF"/>
    </style:style>
    <style:style style:name="T170" style:parent-style-name="Policepardéfaut" style:family="text">
      <style:text-properties fo:color="#EEFFE3"/>
    </style:style>
    <style:style style:name="T171" style:parent-style-name="Policepardéfaut" style:family="text">
      <style:text-properties fo:color="#89DDFF"/>
    </style:style>
    <style:style style:name="T172" style:parent-style-name="Policepardéfaut" style:family="text">
      <style:text-properties fo:color="#89DDFF"/>
    </style:style>
    <style:style style:name="T173" style:parent-style-name="Policepardéfaut" style:family="text">
      <style:text-properties fo:color="#82AAFF"/>
    </style:style>
    <style:style style:name="T174" style:parent-style-name="Policepardéfaut" style:family="text">
      <style:text-properties fo:color="#89DDFF"/>
    </style:style>
    <style:style style:name="T175" style:parent-style-name="Policepardéfaut" style:family="text">
      <style:text-properties fo:color="#C3E88D"/>
    </style:style>
    <style:style style:name="T176" style:parent-style-name="Policepardéfaut" style:family="text">
      <style:text-properties fo:color="#89DDFF"/>
    </style:style>
    <style:style style:name="T177" style:parent-style-name="Policepardéfaut" style:family="text">
      <style:text-properties fo:color="#C3E88D"/>
    </style:style>
    <style:style style:name="T178" style:parent-style-name="Policepardéfaut" style:family="text">
      <style:text-properties fo:color="#89DDFF"/>
    </style:style>
    <style:style style:name="T179" style:parent-style-name="Policepardéfaut" style:family="text">
      <style:text-properties fo:color="#EEFFE3"/>
    </style:style>
    <style:style style:name="T180" style:parent-style-name="Policepardéfaut" style:family="text">
      <style:text-properties fo:color="#89DDFF"/>
    </style:style>
    <style:style style:name="T181" style:parent-style-name="Policepardéfaut" style:family="text">
      <style:text-properties fo:color="#89DDFF"/>
    </style:style>
    <style:style style:name="T182" style:parent-style-name="Policepardéfaut" style:family="text">
      <style:text-properties fo:font-style="italic" style:font-style-asian="italic" style:font-style-complex="italic" fo:color="#C792EA"/>
    </style:style>
    <style:style style:name="T183" style:parent-style-name="Policepardéfaut" style:family="text">
      <style:text-properties fo:color="#89DDFF"/>
    </style:style>
    <style:style style:name="T184" style:parent-style-name="Policepardéfaut" style:family="text">
      <style:text-properties fo:color="#EEFFE3"/>
    </style:style>
    <style:style style:name="T185" style:parent-style-name="Policepardéfaut" style:family="text">
      <style:text-properties fo:color="#89DDFF"/>
    </style:style>
    <style:style style:name="T186" style:parent-style-name="Policepardéfaut" style:family="text">
      <style:text-properties fo:color="#F78C6C"/>
    </style:style>
    <style:style style:name="T187" style:parent-style-name="Policepardéfaut" style:family="text">
      <style:text-properties fo:color="#89DDFF"/>
    </style:style>
    <style:style style:name="T188" style:parent-style-name="Policepardéfaut" style:family="text">
      <style:text-properties fo:color="#89DDFF"/>
    </style:style>
    <style:style style:name="T189" style:parent-style-name="Policepardéfaut" style:family="text">
      <style:text-properties fo:color="#89DDFF"/>
    </style:style>
    <style:style style:name="T190" style:parent-style-name="Policepardéfaut" style:family="text">
      <style:text-properties fo:color="#EEFFE3"/>
    </style:style>
    <style:style style:name="T191" style:parent-style-name="Policepardéfaut" style:family="text">
      <style:text-properties fo:color="#89DDFF"/>
    </style:style>
    <style:style style:name="T192" style:parent-style-name="Policepardéfaut" style:family="text">
      <style:text-properties fo:color="#EEFFE3"/>
    </style:style>
    <style:style style:name="T193" style:parent-style-name="Policepardéfaut" style:family="text">
      <style:text-properties fo:color="#89DDFF"/>
    </style:style>
    <style:style style:name="T194" style:parent-style-name="Policepardéfaut" style:family="text">
      <style:text-properties fo:color="#C3CEE3"/>
    </style:style>
    <style:style style:name="T195" style:parent-style-name="Policepardéfaut" style:family="text">
      <style:text-properties fo:color="#89DDFF"/>
    </style:style>
    <style:style style:name="T196" style:parent-style-name="Policepardéfaut" style:family="text">
      <style:text-properties fo:color="#EEFFE3"/>
    </style:style>
    <style:style style:name="T197" style:parent-style-name="Policepardéfaut" style:family="text">
      <style:text-properties fo:color="#89DDFF"/>
    </style:style>
    <style:style style:name="T198" style:parent-style-name="Policepardéfaut" style:family="text">
      <style:text-properties fo:color="#F78C6C"/>
    </style:style>
    <style:style style:name="T199" style:parent-style-name="Policepardéfaut" style:family="text">
      <style:text-properties fo:color="#89DDFF"/>
    </style:style>
    <style:style style:name="T200" style:parent-style-name="Policepardéfaut" style:family="text">
      <style:text-properties fo:color="#EEFFE3"/>
    </style:style>
    <style:style style:name="T201" style:parent-style-name="Policepardéfaut" style:family="text">
      <style:text-properties fo:color="#89DDFF"/>
    </style:style>
    <style:style style:name="T202" style:parent-style-name="Policepardéfaut" style:family="text">
      <style:text-properties fo:color="#89DDFF"/>
    </style:style>
    <style:style style:name="T203" style:parent-style-name="Policepardéfaut" style:family="text">
      <style:text-properties fo:color="#EEFFE3"/>
    </style:style>
    <style:style style:name="T204" style:parent-style-name="Policepardéfaut" style:family="text">
      <style:text-properties fo:color="#89DDFF"/>
    </style:style>
    <style:style style:name="T205" style:parent-style-name="Policepardéfaut" style:family="text">
      <style:text-properties fo:color="#EEFFE3"/>
    </style:style>
    <style:style style:name="T206" style:parent-style-name="Policepardéfaut" style:family="text">
      <style:text-properties fo:color="#89DDFF"/>
    </style:style>
    <style:style style:name="T207" style:parent-style-name="Policepardéfaut" style:family="text">
      <style:text-properties fo:color="#C3CEE3"/>
    </style:style>
    <style:style style:name="T208" style:parent-style-name="Policepardéfaut" style:family="text">
      <style:text-properties fo:color="#89DDFF"/>
    </style:style>
    <style:style style:name="T209" style:parent-style-name="Policepardéfaut" style:family="text">
      <style:text-properties fo:color="#EEFFE3"/>
    </style:style>
    <style:style style:name="T210" style:parent-style-name="Policepardéfaut" style:family="text">
      <style:text-properties fo:color="#89DDFF"/>
    </style:style>
    <style:style style:name="T211" style:parent-style-name="Policepardéfaut" style:family="text">
      <style:text-properties fo:color="#F78C6C"/>
    </style:style>
    <style:style style:name="T212" style:parent-style-name="Policepardéfaut" style:family="text">
      <style:text-properties fo:color="#89DDFF"/>
    </style:style>
    <style:style style:name="T213" style:parent-style-name="Policepardéfaut" style:family="text">
      <style:text-properties fo:color="#EEFFE3"/>
    </style:style>
    <style:style style:name="T214" style:parent-style-name="Policepardéfaut" style:family="text">
      <style:text-properties fo:color="#89DDFF"/>
    </style:style>
    <style:style style:name="T215" style:parent-style-name="Policepardéfaut" style:family="text">
      <style:text-properties fo:color="#89DDFF"/>
    </style:style>
    <style:style style:name="T216" style:parent-style-name="Policepardéfaut" style:family="text">
      <style:text-properties fo:color="#82AAFF"/>
    </style:style>
    <style:style style:name="T217" style:parent-style-name="Policepardéfaut" style:family="text">
      <style:text-properties fo:color="#89DDFF"/>
    </style:style>
    <style:style style:name="T218" style:parent-style-name="Policepardéfaut" style:family="text">
      <style:text-properties fo:color="#C3E88D"/>
    </style:style>
    <style:style style:name="T219" style:parent-style-name="Policepardéfaut" style:family="text">
      <style:text-properties fo:color="#89DDFF"/>
    </style:style>
    <style:style style:name="T220" style:parent-style-name="Policepardéfaut" style:family="text">
      <style:text-properties fo:color="#C3E88D"/>
    </style:style>
    <style:style style:name="T221" style:parent-style-name="Policepardéfaut" style:family="text">
      <style:text-properties fo:color="#89DDFF"/>
    </style:style>
    <style:style style:name="T222" style:parent-style-name="Policepardéfaut" style:family="text">
      <style:text-properties fo:color="#EEFFE3"/>
    </style:style>
    <style:style style:name="T223" style:parent-style-name="Policepardéfaut" style:family="text">
      <style:text-properties fo:color="#89DDFF"/>
    </style:style>
    <style:style style:name="T224" style:parent-style-name="Policepardéfaut" style:family="text">
      <style:text-properties fo:color="#EEFFE3"/>
    </style:style>
    <style:style style:name="T225" style:parent-style-name="Policepardéfaut" style:family="text">
      <style:text-properties fo:color="#89DDFF"/>
    </style:style>
    <style:style style:name="T226" style:parent-style-name="Policepardéfaut" style:family="text">
      <style:text-properties fo:color="#89DDFF"/>
    </style:style>
    <style:style style:name="T227" style:parent-style-name="Policepardéfaut" style:family="text">
      <style:text-properties fo:font-style="italic" style:font-style-asian="italic" style:font-style-complex="italic" fo:color="#C792EA"/>
    </style:style>
    <style:style style:name="T228" style:parent-style-name="Policepardéfaut" style:family="text">
      <style:text-properties fo:color="#89DDFF"/>
    </style:style>
    <style:style style:name="T229" style:parent-style-name="Policepardéfaut" style:family="text">
      <style:text-properties fo:color="#EEFFE3"/>
    </style:style>
    <style:style style:name="T230" style:parent-style-name="Policepardéfaut" style:family="text">
      <style:text-properties fo:color="#89DDFF"/>
    </style:style>
    <style:style style:name="T231" style:parent-style-name="Policepardéfaut" style:family="text">
      <style:text-properties fo:color="#F78C6C"/>
    </style:style>
    <style:style style:name="T232" style:parent-style-name="Policepardéfaut" style:family="text">
      <style:text-properties fo:color="#89DDFF"/>
    </style:style>
    <style:style style:name="T233" style:parent-style-name="Policepardéfaut" style:family="text">
      <style:text-properties fo:color="#89DDFF"/>
    </style:style>
    <style:style style:name="T234" style:parent-style-name="Policepardéfaut" style:family="text">
      <style:text-properties fo:color="#89DDFF"/>
    </style:style>
    <style:style style:name="T235" style:parent-style-name="Policepardéfaut" style:family="text">
      <style:text-properties fo:color="#82AAFF"/>
    </style:style>
    <style:style style:name="T236" style:parent-style-name="Policepardéfaut" style:family="text">
      <style:text-properties fo:color="#89DDFF"/>
    </style:style>
    <style:style style:name="T237" style:parent-style-name="Policepardéfaut" style:family="text">
      <style:text-properties fo:color="#C3E88D"/>
    </style:style>
    <style:style style:name="T238" style:parent-style-name="Policepardéfaut" style:family="text">
      <style:text-properties fo:color="#89DDFF"/>
    </style:style>
    <style:style style:name="T239" style:parent-style-name="Policepardéfaut" style:family="text">
      <style:text-properties fo:color="#89DDFF"/>
    </style:style>
    <style:style style:name="T240" style:parent-style-name="Policepardéfaut" style:family="text">
      <style:text-properties fo:color="#89DDFF"/>
    </style:style>
    <style:style style:name="T241" style:parent-style-name="Policepardéfaut" style:family="text">
      <style:text-properties fo:font-style="italic" style:font-style-asian="italic" style:font-style-complex="italic" fo:color="#C792EA"/>
    </style:style>
    <style:style style:name="T242" style:parent-style-name="Policepardéfaut" style:family="text">
      <style:text-properties fo:color="#F78C6C"/>
    </style:style>
    <style:style style:name="T243" style:parent-style-name="Policepardéfaut" style:family="text">
      <style:text-properties fo:color="#89DDFF"/>
    </style:style>
    <style:style style:name="T244" style:parent-style-name="Policepardéfaut" style:family="text">
      <style:text-properties fo:color="#89DDFF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246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247" style:parent-style-name="Paragraphedeliste" style:list-style-name="LFO1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248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50" style:family="table-column">
      <style:table-column-properties style:column-width="6.918in"/>
    </style:style>
    <style:style style:name="Table249" style:family="table">
      <style:table-properties style:width="6.918in" fo:margin-left="0in" table:align="left"/>
    </style:style>
    <style:style style:name="TableRow251" style:family="table-row">
      <style:table-row-properties style:min-row-height="2.6868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PréformatéHTML" style:family="paragraph">
      <style:paragraph-properties fo:background-color="#0F111A"/>
    </style:style>
    <style:style style:name="T254" style:parent-style-name="Policepardéfaut" style:family="text">
      <style:text-properties fo:color="#82AAFF"/>
    </style:style>
    <style:style style:name="T255" style:parent-style-name="Policepardéfaut" style:family="text">
      <style:text-properties fo:color="#C3E88D"/>
    </style:style>
    <style:style style:name="T256" style:parent-style-name="Policepardéfaut" style:family="text">
      <style:text-properties fo:color="#C3E88D"/>
    </style:style>
    <style:style style:name="T257" style:parent-style-name="Policepardéfaut" style:family="text">
      <style:text-properties fo:color="#C3E88D"/>
    </style:style>
    <style:style style:name="T258" style:parent-style-name="Policepardéfaut" style:family="text">
      <style:text-properties fo:font-style="italic" style:font-style-asian="italic" style:font-style-complex="italic" fo:color="#C792EA"/>
    </style:style>
    <style:style style:name="T259" style:parent-style-name="Policepardéfaut" style:family="text">
      <style:text-properties fo:color="#82AAFF"/>
    </style:style>
    <style:style style:name="T260" style:parent-style-name="Policepardéfaut" style:family="text">
      <style:text-properties fo:color="#89DDFF"/>
    </style:style>
    <style:style style:name="T261" style:parent-style-name="Policepardéfaut" style:family="text">
      <style:text-properties fo:color="#89DDFF"/>
    </style:style>
    <style:style style:name="T262" style:parent-style-name="Policepardéfaut" style:family="text">
      <style:text-properties fo:font-style="italic" style:font-style-asian="italic" style:font-style-complex="italic" fo:color="#C792EA"/>
    </style:style>
    <style:style style:name="T263" style:parent-style-name="Policepardéfaut" style:family="text">
      <style:text-properties fo:color="#EEFFE3"/>
    </style:style>
    <style:style style:name="T264" style:parent-style-name="Policepardéfaut" style:family="text">
      <style:text-properties fo:color="#89DDFF"/>
    </style:style>
    <style:style style:name="T265" style:parent-style-name="Policepardéfaut" style:family="text">
      <style:text-properties fo:color="#EEFFE3"/>
    </style:style>
    <style:style style:name="T266" style:parent-style-name="Policepardéfaut" style:family="text">
      <style:text-properties fo:color="#89DDFF"/>
    </style:style>
    <style:style style:name="T267" style:parent-style-name="Policepardéfaut" style:family="text">
      <style:text-properties fo:color="#EEFFE3"/>
    </style:style>
    <style:style style:name="T268" style:parent-style-name="Policepardéfaut" style:family="text">
      <style:text-properties fo:color="#89DDFF"/>
    </style:style>
    <style:style style:name="T269" style:parent-style-name="Policepardéfaut" style:family="text">
      <style:text-properties fo:color="#89DDFF"/>
    </style:style>
    <style:style style:name="T270" style:parent-style-name="Policepardéfaut" style:family="text">
      <style:text-properties fo:color="#89DDFF"/>
    </style:style>
    <style:style style:name="T271" style:parent-style-name="Policepardéfaut" style:family="text">
      <style:text-properties fo:color="#82AAFF"/>
    </style:style>
    <style:style style:name="T272" style:parent-style-name="Policepardéfaut" style:family="text">
      <style:text-properties fo:color="#89DDFF"/>
    </style:style>
    <style:style style:name="T273" style:parent-style-name="Policepardéfaut" style:family="text">
      <style:text-properties fo:color="#C3E88D"/>
    </style:style>
    <style:style style:name="T274" style:parent-style-name="Policepardéfaut" style:family="text">
      <style:text-properties fo:color="#89DDFF"/>
    </style:style>
    <style:style style:name="T275" style:parent-style-name="Policepardéfaut" style:family="text">
      <style:text-properties fo:color="#C3E88D"/>
    </style:style>
    <style:style style:name="T276" style:parent-style-name="Policepardéfaut" style:family="text">
      <style:text-properties fo:color="#89DDFF"/>
    </style:style>
    <style:style style:name="T277" style:parent-style-name="Policepardéfaut" style:family="text">
      <style:text-properties fo:color="#89DDFF"/>
    </style:style>
    <style:style style:name="T278" style:parent-style-name="Policepardéfaut" style:family="text">
      <style:text-properties fo:color="#82AAFF"/>
    </style:style>
    <style:style style:name="T279" style:parent-style-name="Policepardéfaut" style:family="text">
      <style:text-properties fo:color="#89DDFF"/>
    </style:style>
    <style:style style:name="T280" style:parent-style-name="Policepardéfaut" style:family="text">
      <style:text-properties fo:color="#C3E88D"/>
    </style:style>
    <style:style style:name="T281" style:parent-style-name="Policepardéfaut" style:family="text">
      <style:text-properties fo:color="#89DDFF"/>
    </style:style>
    <style:style style:name="T282" style:parent-style-name="Policepardéfaut" style:family="text">
      <style:text-properties fo:color="#EEFFE3"/>
    </style:style>
    <style:style style:name="T283" style:parent-style-name="Policepardéfaut" style:family="text">
      <style:text-properties fo:color="#89DDFF"/>
    </style:style>
    <style:style style:name="T284" style:parent-style-name="Policepardéfaut" style:family="text">
      <style:text-properties fo:color="#EEFFE3"/>
    </style:style>
    <style:style style:name="T285" style:parent-style-name="Policepardéfaut" style:family="text">
      <style:text-properties fo:color="#89DDFF"/>
    </style:style>
    <style:style style:name="T286" style:parent-style-name="Policepardéfaut" style:family="text">
      <style:text-properties fo:color="#EEFFE3"/>
    </style:style>
    <style:style style:name="T287" style:parent-style-name="Policepardéfaut" style:family="text">
      <style:text-properties fo:color="#89DDFF"/>
    </style:style>
    <style:style style:name="T288" style:parent-style-name="Policepardéfaut" style:family="text">
      <style:text-properties fo:color="#89DDFF"/>
    </style:style>
    <style:style style:name="T289" style:parent-style-name="Policepardéfaut" style:family="text">
      <style:text-properties fo:color="#89DDFF"/>
    </style:style>
    <style:style style:name="T290" style:parent-style-name="Policepardéfaut" style:family="text">
      <style:text-properties fo:font-style="italic" style:font-style-asian="italic" style:font-style-complex="italic" fo:color="#C792EA"/>
    </style:style>
    <style:style style:name="T291" style:parent-style-name="Policepardéfaut" style:family="text">
      <style:text-properties fo:color="#89DDFF"/>
    </style:style>
    <style:style style:name="T292" style:parent-style-name="Policepardéfaut" style:family="text">
      <style:text-properties fo:color="#EEFFE3"/>
    </style:style>
    <style:style style:name="T293" style:parent-style-name="Policepardéfaut" style:family="text">
      <style:text-properties fo:color="#89DDFF"/>
    </style:style>
    <style:style style:name="T294" style:parent-style-name="Policepardéfaut" style:family="text">
      <style:text-properties fo:color="#EEFFE3"/>
    </style:style>
    <style:style style:name="T295" style:parent-style-name="Policepardéfaut" style:family="text">
      <style:text-properties fo:color="#89DDFF"/>
    </style:style>
    <style:style style:name="T296" style:parent-style-name="Policepardéfaut" style:family="text">
      <style:text-properties fo:color="#EEFFE3"/>
    </style:style>
    <style:style style:name="T297" style:parent-style-name="Policepardéfaut" style:family="text">
      <style:text-properties fo:color="#89DDFF"/>
    </style:style>
    <style:style style:name="T298" style:parent-style-name="Policepardéfaut" style:family="text">
      <style:text-properties fo:color="#EEFFE3"/>
    </style:style>
    <style:style style:name="T299" style:parent-style-name="Policepardéfaut" style:family="text">
      <style:text-properties fo:color="#89DDFF"/>
    </style:style>
    <style:style style:name="T300" style:parent-style-name="Policepardéfaut" style:family="text">
      <style:text-properties fo:color="#EEFFE3"/>
    </style:style>
    <style:style style:name="T301" style:parent-style-name="Policepardéfaut" style:family="text">
      <style:text-properties fo:color="#89DDFF"/>
    </style:style>
    <style:style style:name="T302" style:parent-style-name="Policepardéfaut" style:family="text">
      <style:text-properties fo:color="#EEFFE3"/>
    </style:style>
    <style:style style:name="T303" style:parent-style-name="Policepardéfaut" style:family="text">
      <style:text-properties fo:color="#89DDFF"/>
    </style:style>
    <style:style style:name="T304" style:parent-style-name="Policepardéfaut" style:family="text">
      <style:text-properties fo:color="#EEFFE3"/>
    </style:style>
    <style:style style:name="T305" style:parent-style-name="Policepardéfaut" style:family="text">
      <style:text-properties fo:color="#89DDFF"/>
    </style:style>
    <style:style style:name="T306" style:parent-style-name="Policepardéfaut" style:family="text">
      <style:text-properties fo:color="#EEFFE3"/>
    </style:style>
    <style:style style:name="T307" style:parent-style-name="Policepardéfaut" style:family="text">
      <style:text-properties fo:color="#89DDFF"/>
    </style:style>
    <style:style style:name="T308" style:parent-style-name="Policepardéfaut" style:family="text">
      <style:text-properties fo:color="#EEFFE3"/>
    </style:style>
    <style:style style:name="T309" style:parent-style-name="Policepardéfaut" style:family="text">
      <style:text-properties fo:color="#89DDFF"/>
    </style:style>
    <style:style style:name="T310" style:parent-style-name="Policepardéfaut" style:family="text">
      <style:text-properties fo:color="#89DDFF"/>
    </style:style>
    <style:style style:name="T311" style:parent-style-name="Policepardéfaut" style:family="text">
      <style:text-properties fo:color="#82AAFF"/>
    </style:style>
    <style:style style:name="T312" style:parent-style-name="Policepardéfaut" style:family="text">
      <style:text-properties fo:color="#89DDFF"/>
    </style:style>
    <style:style style:name="T313" style:parent-style-name="Policepardéfaut" style:family="text">
      <style:text-properties fo:color="#C3E88D"/>
    </style:style>
    <style:style style:name="T314" style:parent-style-name="Policepardéfaut" style:family="text">
      <style:text-properties fo:color="#89DDFF"/>
    </style:style>
    <style:style style:name="T315" style:parent-style-name="Policepardéfaut" style:family="text">
      <style:text-properties fo:color="#C3E88D"/>
    </style:style>
    <style:style style:name="T316" style:parent-style-name="Policepardéfaut" style:family="text">
      <style:text-properties fo:color="#89DDFF"/>
    </style:style>
    <style:style style:name="T317" style:parent-style-name="Policepardéfaut" style:family="text">
      <style:text-properties fo:color="#EEFFE3"/>
    </style:style>
    <style:style style:name="T318" style:parent-style-name="Policepardéfaut" style:family="text">
      <style:text-properties fo:color="#89DDFF"/>
    </style:style>
    <style:style style:name="T319" style:parent-style-name="Policepardéfaut" style:family="text">
      <style:text-properties fo:color="#EEFFE3"/>
    </style:style>
    <style:style style:name="T320" style:parent-style-name="Policepardéfaut" style:family="text">
      <style:text-properties fo:color="#89DDFF"/>
    </style:style>
    <style:style style:name="T321" style:parent-style-name="Policepardéfaut" style:family="text">
      <style:text-properties fo:color="#EEFFE3"/>
    </style:style>
    <style:style style:name="T322" style:parent-style-name="Policepardéfaut" style:family="text">
      <style:text-properties fo:color="#89DDFF"/>
    </style:style>
    <style:style style:name="T323" style:parent-style-name="Policepardéfaut" style:family="text">
      <style:text-properties fo:color="#89DDFF"/>
    </style:style>
    <style:style style:name="T324" style:parent-style-name="Policepardéfaut" style:family="text">
      <style:text-properties fo:font-style="italic" style:font-style-asian="italic" style:font-style-complex="italic" fo:color="#C792EA"/>
    </style:style>
    <style:style style:name="T325" style:parent-style-name="Policepardéfaut" style:family="text">
      <style:text-properties fo:color="#89DDFF"/>
    </style:style>
    <style:style style:name="T326" style:parent-style-name="Policepardéfaut" style:family="text">
      <style:text-properties fo:color="#89DDFF"/>
    </style:style>
    <style:style style:name="T327" style:parent-style-name="Policepardéfaut" style:family="text">
      <style:text-properties fo:color="#82AAFF"/>
    </style:style>
    <style:style style:name="T328" style:parent-style-name="Policepardéfaut" style:family="text">
      <style:text-properties fo:color="#89DDFF"/>
    </style:style>
    <style:style style:name="T329" style:parent-style-name="Policepardéfaut" style:family="text">
      <style:text-properties fo:color="#C3E88D"/>
    </style:style>
    <style:style style:name="T330" style:parent-style-name="Policepardéfaut" style:family="text">
      <style:text-properties fo:color="#89DDFF"/>
    </style:style>
    <style:style style:name="T331" style:parent-style-name="Policepardéfaut" style:family="text">
      <style:text-properties fo:color="#89DDFF"/>
    </style:style>
    <style:style style:name="T332" style:parent-style-name="Policepardéfaut" style:family="text">
      <style:text-properties fo:color="#89DDFF"/>
    </style:style>
    <style:style style:name="T333" style:parent-style-name="Policepardéfaut" style:family="text">
      <style:text-properties fo:font-style="italic" style:font-style-asian="italic" style:font-style-complex="italic" fo:color="#C792EA"/>
    </style:style>
    <style:style style:name="T334" style:parent-style-name="Policepardéfaut" style:family="text">
      <style:text-properties fo:color="#F78C6C"/>
    </style:style>
    <style:style style:name="T335" style:parent-style-name="Policepardéfaut" style:family="text">
      <style:text-properties fo:color="#89DDFF"/>
    </style:style>
    <style:style style:name="T336" style:parent-style-name="Policepardéfaut" style:family="text">
      <style:text-properties fo:color="#89DDFF"/>
    </style:style>
    <style:style style:name="P337" style:parent-style-name="Normal" style:family="paragraph">
      <style:paragraph-properties fo:margin-bottom="0in" fo:line-height="100%"/>
    </style:style>
    <style:style style:name="P338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339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340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341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342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44" style:family="table-column">
      <style:table-column-properties style:column-width="6.293in"/>
    </style:style>
    <style:style style:name="Table343" style:family="table">
      <style:table-properties style:width="6.293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PréformatéHTML" style:family="paragraph">
      <style:paragraph-properties fo:background-color="#0F111A"/>
    </style:style>
    <style:style style:name="T348" style:parent-style-name="Policepardéfaut" style:family="text">
      <style:text-properties fo:color="#82AAFF"/>
    </style:style>
    <style:style style:name="T349" style:parent-style-name="Policepardéfaut" style:family="text">
      <style:text-properties fo:color="#C3E88D"/>
    </style:style>
    <style:style style:name="T350" style:parent-style-name="Policepardéfaut" style:family="text">
      <style:text-properties fo:color="#C3E88D"/>
    </style:style>
    <style:style style:name="T351" style:parent-style-name="Policepardéfaut" style:family="text">
      <style:text-properties fo:color="#C3E88D"/>
    </style:style>
    <style:style style:name="T352" style:parent-style-name="Policepardéfaut" style:family="text">
      <style:text-properties fo:font-style="italic" style:font-style-asian="italic" style:font-style-complex="italic" fo:color="#C792EA"/>
    </style:style>
    <style:style style:name="T353" style:parent-style-name="Policepardéfaut" style:family="text">
      <style:text-properties fo:color="#82AAFF"/>
    </style:style>
    <style:style style:name="T354" style:parent-style-name="Policepardéfaut" style:family="text">
      <style:text-properties fo:color="#89DDFF"/>
    </style:style>
    <style:style style:name="T355" style:parent-style-name="Policepardéfaut" style:family="text">
      <style:text-properties fo:color="#89DDFF"/>
    </style:style>
    <style:style style:name="T356" style:parent-style-name="Policepardéfaut" style:family="text">
      <style:text-properties fo:font-style="italic" style:font-style-asian="italic" style:font-style-complex="italic" fo:color="#C792EA"/>
    </style:style>
    <style:style style:name="T357" style:parent-style-name="Policepardéfaut" style:family="text">
      <style:text-properties fo:color="#EEFFE3"/>
    </style:style>
    <style:style style:name="T358" style:parent-style-name="Policepardéfaut" style:family="text">
      <style:text-properties fo:color="#89DDFF"/>
    </style:style>
    <style:style style:name="T359" style:parent-style-name="Policepardéfaut" style:family="text">
      <style:text-properties fo:color="#89DDFF"/>
    </style:style>
    <style:style style:name="T360" style:parent-style-name="Policepardéfaut" style:family="text">
      <style:text-properties fo:color="#89DDFF"/>
    </style:style>
    <style:style style:name="T361" style:parent-style-name="Policepardéfaut" style:family="text">
      <style:text-properties fo:color="#82AAFF"/>
    </style:style>
    <style:style style:name="T362" style:parent-style-name="Policepardéfaut" style:family="text">
      <style:text-properties fo:color="#89DDFF"/>
    </style:style>
    <style:style style:name="T363" style:parent-style-name="Policepardéfaut" style:family="text">
      <style:text-properties fo:color="#C3E88D"/>
    </style:style>
    <style:style style:name="T364" style:parent-style-name="Policepardéfaut" style:family="text">
      <style:text-properties fo:color="#89DDFF"/>
    </style:style>
    <style:style style:name="T365" style:parent-style-name="Policepardéfaut" style:family="text">
      <style:text-properties fo:color="#C3E88D"/>
    </style:style>
    <style:style style:name="T366" style:parent-style-name="Policepardéfaut" style:family="text">
      <style:text-properties fo:color="#89DDFF"/>
    </style:style>
    <style:style style:name="T367" style:parent-style-name="Policepardéfaut" style:family="text">
      <style:text-properties fo:color="#89DDFF"/>
    </style:style>
    <style:style style:name="T368" style:parent-style-name="Policepardéfaut" style:family="text">
      <style:text-properties fo:color="#82AAFF"/>
    </style:style>
    <style:style style:name="T369" style:parent-style-name="Policepardéfaut" style:family="text">
      <style:text-properties fo:color="#89DDFF"/>
    </style:style>
    <style:style style:name="T370" style:parent-style-name="Policepardéfaut" style:family="text">
      <style:text-properties fo:color="#C3E88D"/>
    </style:style>
    <style:style style:name="T371" style:parent-style-name="Policepardéfaut" style:family="text">
      <style:text-properties fo:color="#89DDFF"/>
    </style:style>
    <style:style style:name="T372" style:parent-style-name="Policepardéfaut" style:family="text">
      <style:text-properties fo:color="#EEFFE3"/>
    </style:style>
    <style:style style:name="T373" style:parent-style-name="Policepardéfaut" style:family="text">
      <style:text-properties fo:color="#89DDFF"/>
    </style:style>
    <style:style style:name="T374" style:parent-style-name="Policepardéfaut" style:family="text">
      <style:text-properties fo:color="#89DDFF"/>
    </style:style>
    <style:style style:name="T375" style:parent-style-name="Policepardéfaut" style:family="text">
      <style:text-properties fo:color="#89DDFF"/>
    </style:style>
    <style:style style:name="T376" style:parent-style-name="Policepardéfaut" style:family="text">
      <style:text-properties fo:font-style="italic" style:font-style-asian="italic" style:font-style-complex="italic" fo:color="#C792EA"/>
    </style:style>
    <style:style style:name="T377" style:parent-style-name="Policepardéfaut" style:family="text">
      <style:text-properties fo:color="#89DDFF"/>
    </style:style>
    <style:style style:name="T378" style:parent-style-name="Policepardéfaut" style:family="text">
      <style:text-properties fo:color="#EEFFE3"/>
    </style:style>
    <style:style style:name="T379" style:parent-style-name="Policepardéfaut" style:family="text">
      <style:text-properties fo:color="#89DDFF"/>
    </style:style>
    <style:style style:name="T380" style:parent-style-name="Policepardéfaut" style:family="text">
      <style:text-properties fo:color="#89DDFF"/>
    </style:style>
    <style:style style:name="T381" style:parent-style-name="Policepardéfaut" style:family="text">
      <style:text-properties fo:font-style="italic" style:font-style-asian="italic" style:font-style-complex="italic" fo:color="#C792EA"/>
    </style:style>
    <style:style style:name="T382" style:parent-style-name="Policepardéfaut" style:family="text">
      <style:text-properties fo:color="#F78C6C"/>
    </style:style>
    <style:style style:name="T383" style:parent-style-name="Policepardéfaut" style:family="text">
      <style:text-properties fo:color="#89DDFF"/>
    </style:style>
    <style:style style:name="T384" style:parent-style-name="Policepardéfaut" style:family="text">
      <style:text-properties fo:font-style="italic" style:font-style-asian="italic" style:font-style-complex="italic" fo:color="#C792EA"/>
    </style:style>
    <style:style style:name="T385" style:parent-style-name="Policepardéfaut" style:family="text">
      <style:text-properties fo:color="#F78C6C"/>
    </style:style>
    <style:style style:name="T386" style:parent-style-name="Policepardéfaut" style:family="text">
      <style:text-properties fo:color="#89DDFF"/>
    </style:style>
    <style:style style:name="T387" style:parent-style-name="Policepardéfaut" style:family="text">
      <style:text-properties fo:color="#82AAFF"/>
    </style:style>
    <style:style style:name="T388" style:parent-style-name="Policepardéfaut" style:family="text">
      <style:text-properties fo:color="#89DDFF"/>
    </style:style>
    <style:style style:name="T389" style:parent-style-name="Policepardéfaut" style:family="text">
      <style:text-properties fo:color="#C3E88D"/>
    </style:style>
    <style:style style:name="T390" style:parent-style-name="Policepardéfaut" style:family="text">
      <style:text-properties fo:color="#89DDFF"/>
    </style:style>
    <style:style style:name="T391" style:parent-style-name="Policepardéfaut" style:family="text">
      <style:text-properties fo:color="#89DDFF"/>
    </style:style>
    <style:style style:name="T392" style:parent-style-name="Policepardéfaut" style:family="text">
      <style:text-properties fo:font-style="italic" style:font-style-asian="italic" style:font-style-complex="italic" fo:color="#C792EA"/>
    </style:style>
    <style:style style:name="T393" style:parent-style-name="Policepardéfaut" style:family="text">
      <style:text-properties fo:color="#89DDFF"/>
    </style:style>
    <style:style style:name="T394" style:parent-style-name="Policepardéfaut" style:family="text">
      <style:text-properties fo:color="#89DDFF"/>
    </style:style>
    <style:style style:name="T395" style:parent-style-name="Policepardéfaut" style:family="text">
      <style:text-properties fo:font-style="italic" style:font-style-asian="italic" style:font-style-complex="italic" fo:color="#C792EA"/>
    </style:style>
    <style:style style:name="T396" style:parent-style-name="Policepardéfaut" style:family="text">
      <style:text-properties fo:color="#F78C6C"/>
    </style:style>
    <style:style style:name="T397" style:parent-style-name="Policepardéfaut" style:family="text">
      <style:text-properties fo:color="#89DDFF"/>
    </style:style>
    <style:style style:name="T398" style:parent-style-name="Policepardéfaut" style:family="text">
      <style:text-properties fo:color="#82AAFF"/>
    </style:style>
    <style:style style:name="T399" style:parent-style-name="Policepardéfaut" style:family="text">
      <style:text-properties fo:color="#89DDFF"/>
    </style:style>
    <style:style style:name="T400" style:parent-style-name="Policepardéfaut" style:family="text">
      <style:text-properties fo:color="#C3E88D"/>
    </style:style>
    <style:style style:name="T401" style:parent-style-name="Policepardéfaut" style:family="text">
      <style:text-properties fo:color="#89DDFF"/>
    </style:style>
    <style:style style:name="T402" style:parent-style-name="Policepardéfaut" style:family="text">
      <style:text-properties fo:color="#89DDFF"/>
    </style:style>
    <style:style style:name="T403" style:parent-style-name="Policepardéfaut" style:family="text">
      <style:text-properties fo:font-style="italic" style:font-style-asian="italic" style:font-style-complex="italic" fo:color="#C792EA"/>
    </style:style>
    <style:style style:name="T404" style:parent-style-name="Policepardéfaut" style:family="text">
      <style:text-properties fo:color="#89DDFF"/>
    </style:style>
    <style:style style:name="T405" style:parent-style-name="Policepardéfaut" style:family="text">
      <style:text-properties fo:color="#89DDFF"/>
    </style:style>
    <style:style style:name="T406" style:parent-style-name="Policepardéfaut" style:family="text">
      <style:text-properties fo:font-style="italic" style:font-style-asian="italic" style:font-style-complex="italic" fo:color="#C792EA"/>
    </style:style>
    <style:style style:name="T407" style:parent-style-name="Policepardéfaut" style:family="text">
      <style:text-properties fo:color="#F78C6C"/>
    </style:style>
    <style:style style:name="T408" style:parent-style-name="Policepardéfaut" style:family="text">
      <style:text-properties fo:color="#89DDFF"/>
    </style:style>
    <style:style style:name="T409" style:parent-style-name="Policepardéfaut" style:family="text">
      <style:text-properties fo:color="#82AAFF"/>
    </style:style>
    <style:style style:name="T410" style:parent-style-name="Policepardéfaut" style:family="text">
      <style:text-properties fo:color="#89DDFF"/>
    </style:style>
    <style:style style:name="T411" style:parent-style-name="Policepardéfaut" style:family="text">
      <style:text-properties fo:color="#C3E88D"/>
    </style:style>
    <style:style style:name="T412" style:parent-style-name="Policepardéfaut" style:family="text">
      <style:text-properties fo:color="#89DDFF"/>
    </style:style>
    <style:style style:name="T413" style:parent-style-name="Policepardéfaut" style:family="text">
      <style:text-properties fo:color="#89DDFF"/>
    </style:style>
    <style:style style:name="T414" style:parent-style-name="Policepardéfaut" style:family="text">
      <style:text-properties fo:font-style="italic" style:font-style-asian="italic" style:font-style-complex="italic" fo:color="#C792EA"/>
    </style:style>
    <style:style style:name="T415" style:parent-style-name="Policepardéfaut" style:family="text">
      <style:text-properties fo:color="#89DDFF"/>
    </style:style>
    <style:style style:name="T416" style:parent-style-name="Policepardéfaut" style:family="text">
      <style:text-properties fo:color="#89DDFF"/>
    </style:style>
    <style:style style:name="T417" style:parent-style-name="Policepardéfaut" style:family="text">
      <style:text-properties fo:font-style="italic" style:font-style-asian="italic" style:font-style-complex="italic" fo:color="#C792EA"/>
    </style:style>
    <style:style style:name="T418" style:parent-style-name="Policepardéfaut" style:family="text">
      <style:text-properties fo:color="#89DDFF"/>
    </style:style>
    <style:style style:name="T419" style:parent-style-name="Policepardéfaut" style:family="text">
      <style:text-properties fo:color="#82AAFF"/>
    </style:style>
    <style:style style:name="T420" style:parent-style-name="Policepardéfaut" style:family="text">
      <style:text-properties fo:color="#89DDFF"/>
    </style:style>
    <style:style style:name="T421" style:parent-style-name="Policepardéfaut" style:family="text">
      <style:text-properties fo:color="#C3E88D"/>
    </style:style>
    <style:style style:name="T422" style:parent-style-name="Policepardéfaut" style:family="text">
      <style:text-properties fo:color="#89DDFF"/>
    </style:style>
    <style:style style:name="T423" style:parent-style-name="Policepardéfaut" style:family="text">
      <style:text-properties fo:color="#89DDFF"/>
    </style:style>
    <style:style style:name="T424" style:parent-style-name="Policepardéfaut" style:family="text">
      <style:text-properties fo:color="#89DDFF"/>
    </style:style>
    <style:style style:name="T425" style:parent-style-name="Policepardéfaut" style:family="text">
      <style:text-properties fo:color="#89DDFF"/>
    </style:style>
    <style:style style:name="T426" style:parent-style-name="Policepardéfaut" style:family="text">
      <style:text-properties fo:font-style="italic" style:font-style-asian="italic" style:font-style-complex="italic" fo:color="#C792EA"/>
    </style:style>
    <style:style style:name="T427" style:parent-style-name="Policepardéfaut" style:family="text">
      <style:text-properties fo:color="#F78C6C"/>
    </style:style>
    <style:style style:name="T428" style:parent-style-name="Policepardéfaut" style:family="text">
      <style:text-properties fo:color="#89DDFF"/>
    </style:style>
    <style:style style:name="T429" style:parent-style-name="Policepardéfaut" style:family="text">
      <style:text-properties fo:color="#89DDFF"/>
    </style:style>
    <style:style style:name="P430" style:parent-style-name="Normal" style:family="paragraph">
      <style:paragraph-properties fo:margin-bottom="0in" fo:line-height="100%"/>
    </style:style>
    <style:style style:name="P431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432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433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434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36" style:family="table-column">
      <style:table-column-properties style:column-width="6.293in"/>
    </style:style>
    <style:style style:name="Table435" style:family="table">
      <style:table-properties style:width="6.293in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PréformatéHTML" style:family="paragraph">
      <style:paragraph-properties fo:background-color="#0F111A"/>
    </style:style>
    <style:style style:name="T440" style:parent-style-name="Policepardéfaut" style:family="text">
      <style:text-properties fo:color="#82AAFF"/>
    </style:style>
    <style:style style:name="T441" style:parent-style-name="Policepardéfaut" style:family="text">
      <style:text-properties fo:color="#C3E88D"/>
    </style:style>
    <style:style style:name="P442" style:parent-style-name="PréformatéHTML" style:family="paragraph">
      <style:paragraph-properties fo:background-color="#0F111A"/>
    </style:style>
    <style:style style:name="T443" style:parent-style-name="Policepardéfaut" style:family="text">
      <style:text-properties fo:color="#C3E88D"/>
    </style:style>
    <style:style style:name="T444" style:parent-style-name="Policepardéfaut" style:family="text">
      <style:text-properties fo:font-style="italic" style:font-style-asian="italic" style:font-style-complex="italic" fo:color="#C792EA"/>
    </style:style>
    <style:style style:name="T445" style:parent-style-name="Policepardéfaut" style:family="text">
      <style:text-properties fo:color="#82AAFF"/>
    </style:style>
    <style:style style:name="T446" style:parent-style-name="Policepardéfaut" style:family="text">
      <style:text-properties fo:color="#89DDFF"/>
    </style:style>
    <style:style style:name="T447" style:parent-style-name="Policepardéfaut" style:family="text">
      <style:text-properties fo:color="#89DDFF"/>
    </style:style>
    <style:style style:name="T448" style:parent-style-name="Policepardéfaut" style:family="text">
      <style:text-properties fo:font-style="italic" style:font-style-asian="italic" style:font-style-complex="italic" fo:color="#C792EA"/>
    </style:style>
    <style:style style:name="T449" style:parent-style-name="Policepardéfaut" style:family="text">
      <style:text-properties fo:color="#EEFFE3"/>
    </style:style>
    <style:style style:name="T450" style:parent-style-name="Policepardéfaut" style:family="text">
      <style:text-properties fo:color="#89DDFF"/>
    </style:style>
    <style:style style:name="T451" style:parent-style-name="Policepardéfaut" style:family="text">
      <style:text-properties fo:color="#89DDFF"/>
    </style:style>
    <style:style style:name="T452" style:parent-style-name="Policepardéfaut" style:family="text">
      <style:text-properties fo:color="#89DDFF"/>
    </style:style>
    <style:style style:name="T453" style:parent-style-name="Policepardéfaut" style:family="text">
      <style:text-properties fo:color="#82AAFF"/>
    </style:style>
    <style:style style:name="T454" style:parent-style-name="Policepardéfaut" style:family="text">
      <style:text-properties fo:color="#89DDFF"/>
    </style:style>
    <style:style style:name="T455" style:parent-style-name="Policepardéfaut" style:family="text">
      <style:text-properties fo:color="#C3E88D"/>
    </style:style>
    <style:style style:name="T456" style:parent-style-name="Policepardéfaut" style:family="text">
      <style:text-properties fo:color="#89DDFF"/>
    </style:style>
    <style:style style:name="T457" style:parent-style-name="Policepardéfaut" style:family="text">
      <style:text-properties fo:color="#C3E88D"/>
    </style:style>
    <style:style style:name="T458" style:parent-style-name="Policepardéfaut" style:family="text">
      <style:text-properties fo:color="#89DDFF"/>
    </style:style>
    <style:style style:name="T459" style:parent-style-name="Policepardéfaut" style:family="text">
      <style:text-properties fo:color="#89DDFF"/>
    </style:style>
    <style:style style:name="T460" style:parent-style-name="Policepardéfaut" style:family="text">
      <style:text-properties fo:color="#82AAFF"/>
    </style:style>
    <style:style style:name="T461" style:parent-style-name="Policepardéfaut" style:family="text">
      <style:text-properties fo:color="#89DDFF"/>
    </style:style>
    <style:style style:name="T462" style:parent-style-name="Policepardéfaut" style:family="text">
      <style:text-properties fo:color="#C3E88D"/>
    </style:style>
    <style:style style:name="T463" style:parent-style-name="Policepardéfaut" style:family="text">
      <style:text-properties fo:color="#89DDFF"/>
    </style:style>
    <style:style style:name="T464" style:parent-style-name="Policepardéfaut" style:family="text">
      <style:text-properties fo:color="#EEFFE3"/>
    </style:style>
    <style:style style:name="T465" style:parent-style-name="Policepardéfaut" style:family="text">
      <style:text-properties fo:color="#89DDFF"/>
    </style:style>
    <style:style style:name="T466" style:parent-style-name="Policepardéfaut" style:family="text">
      <style:text-properties fo:color="#89DDFF"/>
    </style:style>
    <style:style style:name="T467" style:parent-style-name="Policepardéfaut" style:family="text">
      <style:text-properties fo:color="#89DDFF"/>
    </style:style>
    <style:style style:name="T468" style:parent-style-name="Policepardéfaut" style:family="text">
      <style:text-properties fo:font-style="italic" style:font-style-asian="italic" style:font-style-complex="italic" fo:color="#C792EA"/>
    </style:style>
    <style:style style:name="T469" style:parent-style-name="Policepardéfaut" style:family="text">
      <style:text-properties fo:color="#89DDFF"/>
    </style:style>
    <style:style style:name="T470" style:parent-style-name="Policepardéfaut" style:family="text">
      <style:text-properties fo:color="#EEFFE3"/>
    </style:style>
    <style:style style:name="T471" style:parent-style-name="Policepardéfaut" style:family="text">
      <style:text-properties fo:color="#89DDFF"/>
    </style:style>
    <style:style style:name="T472" style:parent-style-name="Policepardéfaut" style:family="text">
      <style:text-properties fo:color="#C3E88D"/>
    </style:style>
    <style:style style:name="T473" style:parent-style-name="Policepardéfaut" style:family="text">
      <style:text-properties fo:color="#89DDFF"/>
    </style:style>
    <style:style style:name="T474" style:parent-style-name="Policepardéfaut" style:family="text">
      <style:text-properties fo:color="#EEFFE3"/>
    </style:style>
    <style:style style:name="T475" style:parent-style-name="Policepardéfaut" style:family="text">
      <style:text-properties fo:color="#89DDFF"/>
    </style:style>
    <style:style style:name="T476" style:parent-style-name="Policepardéfaut" style:family="text">
      <style:text-properties fo:color="#C3E88D"/>
    </style:style>
    <style:style style:name="T477" style:parent-style-name="Policepardéfaut" style:family="text">
      <style:text-properties fo:color="#89DDFF"/>
    </style:style>
    <style:style style:name="T478" style:parent-style-name="Policepardéfaut" style:family="text">
      <style:text-properties fo:color="#89DDFF"/>
    </style:style>
    <style:style style:name="T479" style:parent-style-name="Policepardéfaut" style:family="text">
      <style:text-properties fo:font-style="italic" style:font-style-asian="italic" style:font-style-complex="italic" fo:color="#C792EA"/>
    </style:style>
    <style:style style:name="T480" style:parent-style-name="Policepardéfaut" style:family="text">
      <style:text-properties fo:color="#89DDFF"/>
    </style:style>
    <style:style style:name="T481" style:parent-style-name="Policepardéfaut" style:family="text">
      <style:text-properties fo:color="#EEFFE3"/>
    </style:style>
    <style:style style:name="T482" style:parent-style-name="Policepardéfaut" style:family="text">
      <style:text-properties fo:color="#89DDFF"/>
    </style:style>
    <style:style style:name="T483" style:parent-style-name="Policepardéfaut" style:family="text">
      <style:text-properties fo:color="#89DDFF"/>
    </style:style>
    <style:style style:name="T484" style:parent-style-name="Policepardéfaut" style:family="text">
      <style:text-properties fo:font-style="italic" style:font-style-asian="italic" style:font-style-complex="italic" fo:color="#C792EA"/>
    </style:style>
    <style:style style:name="T485" style:parent-style-name="Policepardéfaut" style:family="text">
      <style:text-properties fo:color="#C3E88D"/>
    </style:style>
    <style:style style:name="T486" style:parent-style-name="Policepardéfaut" style:family="text">
      <style:text-properties fo:color="#89DDFF"/>
    </style:style>
    <style:style style:name="T487" style:parent-style-name="Policepardéfaut" style:family="text">
      <style:text-properties fo:font-style="italic" style:font-style-asian="italic" style:font-style-complex="italic" fo:color="#C792EA"/>
    </style:style>
    <style:style style:name="T488" style:parent-style-name="Policepardéfaut" style:family="text">
      <style:text-properties fo:color="#C3E88D"/>
    </style:style>
    <style:style style:name="T489" style:parent-style-name="Policepardéfaut" style:family="text">
      <style:text-properties fo:color="#89DDFF"/>
    </style:style>
    <style:style style:name="T490" style:parent-style-name="Policepardéfaut" style:family="text">
      <style:text-properties fo:font-style="italic" style:font-style-asian="italic" style:font-style-complex="italic" fo:color="#C792EA"/>
    </style:style>
    <style:style style:name="T491" style:parent-style-name="Policepardéfaut" style:family="text">
      <style:text-properties fo:color="#C3E88D"/>
    </style:style>
    <style:style style:name="T492" style:parent-style-name="Policepardéfaut" style:family="text">
      <style:text-properties fo:color="#89DDFF"/>
    </style:style>
    <style:style style:name="T493" style:parent-style-name="Policepardéfaut" style:family="text">
      <style:text-properties fo:font-style="italic" style:font-style-asian="italic" style:font-style-complex="italic" fo:color="#C792EA"/>
    </style:style>
    <style:style style:name="T494" style:parent-style-name="Policepardéfaut" style:family="text">
      <style:text-properties fo:color="#C3E88D"/>
    </style:style>
    <style:style style:name="T495" style:parent-style-name="Policepardéfaut" style:family="text">
      <style:text-properties fo:color="#89DDFF"/>
    </style:style>
    <style:style style:name="T496" style:parent-style-name="Policepardéfaut" style:family="text">
      <style:text-properties fo:font-style="italic" style:font-style-asian="italic" style:font-style-complex="italic" fo:color="#C792EA"/>
    </style:style>
    <style:style style:name="T497" style:parent-style-name="Policepardéfaut" style:family="text">
      <style:text-properties fo:color="#C3E88D"/>
    </style:style>
    <style:style style:name="T498" style:parent-style-name="Policepardéfaut" style:family="text">
      <style:text-properties fo:color="#89DDFF"/>
    </style:style>
    <style:style style:name="T499" style:parent-style-name="Policepardéfaut" style:family="text">
      <style:text-properties fo:font-style="italic" style:font-style-asian="italic" style:font-style-complex="italic" fo:color="#C792EA"/>
    </style:style>
    <style:style style:name="T500" style:parent-style-name="Policepardéfaut" style:family="text">
      <style:text-properties fo:color="#C3E88D"/>
    </style:style>
    <style:style style:name="T501" style:parent-style-name="Policepardéfaut" style:family="text">
      <style:text-properties fo:color="#89DDFF"/>
    </style:style>
    <style:style style:name="T502" style:parent-style-name="Policepardéfaut" style:family="text">
      <style:text-properties fo:color="#82AAFF"/>
    </style:style>
    <style:style style:name="T503" style:parent-style-name="Policepardéfaut" style:family="text">
      <style:text-properties fo:color="#89DDFF"/>
    </style:style>
    <style:style style:name="T504" style:parent-style-name="Policepardéfaut" style:family="text">
      <style:text-properties fo:color="#C3E88D"/>
    </style:style>
    <style:style style:name="T505" style:parent-style-name="Policepardéfaut" style:family="text">
      <style:text-properties fo:color="#89DDFF"/>
    </style:style>
    <style:style style:name="T506" style:parent-style-name="Policepardéfaut" style:family="text">
      <style:text-properties fo:color="#89DDFF"/>
    </style:style>
    <style:style style:name="T507" style:parent-style-name="Policepardéfaut" style:family="text">
      <style:text-properties fo:font-style="italic" style:font-style-asian="italic" style:font-style-complex="italic" fo:color="#C792EA"/>
    </style:style>
    <style:style style:name="T508" style:parent-style-name="Policepardéfaut" style:family="text">
      <style:text-properties fo:color="#89DDFF"/>
    </style:style>
    <style:style style:name="T509" style:parent-style-name="Policepardéfaut" style:family="text">
      <style:text-properties fo:color="#89DDFF"/>
    </style:style>
    <style:style style:name="T510" style:parent-style-name="Policepardéfaut" style:family="text">
      <style:text-properties fo:font-style="italic" style:font-style-asian="italic" style:font-style-complex="italic" fo:color="#C792EA"/>
    </style:style>
    <style:style style:name="T511" style:parent-style-name="Policepardéfaut" style:family="text">
      <style:text-properties fo:color="#89DDFF"/>
    </style:style>
    <style:style style:name="T512" style:parent-style-name="Policepardéfaut" style:family="text">
      <style:text-properties fo:color="#82AAFF"/>
    </style:style>
    <style:style style:name="T513" style:parent-style-name="Policepardéfaut" style:family="text">
      <style:text-properties fo:color="#89DDFF"/>
    </style:style>
    <style:style style:name="T514" style:parent-style-name="Policepardéfaut" style:family="text">
      <style:text-properties fo:color="#C3E88D"/>
    </style:style>
    <style:style style:name="T515" style:parent-style-name="Policepardéfaut" style:family="text">
      <style:text-properties fo:color="#89DDFF"/>
    </style:style>
    <style:style style:name="T516" style:parent-style-name="Policepardéfaut" style:family="text">
      <style:text-properties fo:color="#89DDFF"/>
    </style:style>
    <style:style style:name="T517" style:parent-style-name="Policepardéfaut" style:family="text">
      <style:text-properties fo:color="#89DDFF"/>
    </style:style>
    <style:style style:name="T518" style:parent-style-name="Policepardéfaut" style:family="text">
      <style:text-properties fo:font-style="italic" style:font-style-asian="italic" style:font-style-complex="italic" fo:color="#C792EA"/>
    </style:style>
    <style:style style:name="T519" style:parent-style-name="Policepardéfaut" style:family="text">
      <style:text-properties fo:color="#89DDFF"/>
    </style:style>
    <style:style style:name="T520" style:parent-style-name="Policepardéfaut" style:family="text">
      <style:text-properties fo:color="#89DDFF"/>
    </style:style>
    <style:style style:name="T521" style:parent-style-name="Policepardéfaut" style:family="text">
      <style:text-properties fo:color="#82AAFF"/>
    </style:style>
    <style:style style:name="T522" style:parent-style-name="Policepardéfaut" style:family="text">
      <style:text-properties fo:color="#89DDFF"/>
    </style:style>
    <style:style style:name="T523" style:parent-style-name="Policepardéfaut" style:family="text">
      <style:text-properties fo:color="#C3E88D"/>
    </style:style>
    <style:style style:name="T524" style:parent-style-name="Policepardéfaut" style:family="text">
      <style:text-properties fo:color="#89DDFF"/>
    </style:style>
    <style:style style:name="T525" style:parent-style-name="Policepardéfaut" style:family="text">
      <style:text-properties fo:color="#89DDFF"/>
    </style:style>
    <style:style style:name="T526" style:parent-style-name="Policepardéfaut" style:family="text">
      <style:text-properties fo:color="#89DDFF"/>
    </style:style>
    <style:style style:name="T527" style:parent-style-name="Policepardéfaut" style:family="text">
      <style:text-properties fo:color="#89DDFF"/>
    </style:style>
    <style:style style:name="T528" style:parent-style-name="Policepardéfaut" style:family="text">
      <style:text-properties fo:font-style="italic" style:font-style-asian="italic" style:font-style-complex="italic" fo:color="#C792EA"/>
    </style:style>
    <style:style style:name="T529" style:parent-style-name="Policepardéfaut" style:family="text">
      <style:text-properties fo:color="#F78C6C"/>
    </style:style>
    <style:style style:name="T530" style:parent-style-name="Policepardéfaut" style:family="text">
      <style:text-properties fo:color="#89DDFF"/>
    </style:style>
    <style:style style:name="T531" style:parent-style-name="Policepardéfaut" style:family="text">
      <style:text-properties fo:color="#89DDFF"/>
    </style:style>
    <style:style style:name="P532" style:parent-style-name="Normal" style:family="paragraph">
      <style:paragraph-properties fo:margin-bottom="0in" fo:line-height="100%"/>
    </style:style>
    <style:style style:name="P533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534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535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37" style:family="table-column">
      <style:table-column-properties style:column-width="6.293in"/>
    </style:style>
    <style:style style:name="Table536" style:family="table">
      <style:table-properties style:width="6.293in" fo:margin-left="0in" table:align="left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PréformatéHTML" style:family="paragraph">
      <style:paragraph-properties fo:background-color="#0F111A"/>
    </style:style>
    <style:style style:name="T541" style:parent-style-name="Policepardéfaut" style:family="text">
      <style:text-properties fo:color="#82AAFF"/>
    </style:style>
    <style:style style:name="T542" style:parent-style-name="Policepardéfaut" style:family="text">
      <style:text-properties fo:color="#C3E88D"/>
    </style:style>
    <style:style style:name="T543" style:parent-style-name="Policepardéfaut" style:family="text">
      <style:text-properties fo:color="#C3E88D"/>
    </style:style>
    <style:style style:name="T544" style:parent-style-name="Policepardéfaut" style:family="text">
      <style:text-properties fo:color="#C3E88D"/>
    </style:style>
    <style:style style:name="T545" style:parent-style-name="Policepardéfaut" style:family="text">
      <style:text-properties fo:font-style="italic" style:font-style-asian="italic" style:font-style-complex="italic" fo:color="#C792EA"/>
    </style:style>
    <style:style style:name="T546" style:parent-style-name="Policepardéfaut" style:family="text">
      <style:text-properties fo:color="#82AAFF"/>
    </style:style>
    <style:style style:name="T547" style:parent-style-name="Policepardéfaut" style:family="text">
      <style:text-properties fo:color="#89DDFF"/>
    </style:style>
    <style:style style:name="T548" style:parent-style-name="Policepardéfaut" style:family="text">
      <style:text-properties fo:color="#89DDFF"/>
    </style:style>
    <style:style style:name="T549" style:parent-style-name="Policepardéfaut" style:family="text">
      <style:text-properties fo:font-style="italic" style:font-style-asian="italic" style:font-style-complex="italic" fo:color="#C792EA"/>
    </style:style>
    <style:style style:name="T550" style:parent-style-name="Policepardéfaut" style:family="text">
      <style:text-properties fo:color="#EEFFE3"/>
    </style:style>
    <style:style style:name="T551" style:parent-style-name="Policepardéfaut" style:family="text">
      <style:text-properties fo:color="#89DDFF"/>
    </style:style>
    <style:style style:name="T552" style:parent-style-name="Policepardéfaut" style:family="text">
      <style:text-properties fo:color="#EEFFE3"/>
    </style:style>
    <style:style style:name="T553" style:parent-style-name="Policepardéfaut" style:family="text">
      <style:text-properties fo:color="#89DDFF"/>
    </style:style>
    <style:style style:name="T554" style:parent-style-name="Policepardéfaut" style:family="text">
      <style:text-properties fo:color="#89DDFF"/>
    </style:style>
    <style:style style:name="T555" style:parent-style-name="Policepardéfaut" style:family="text">
      <style:text-properties fo:color="#89DDFF"/>
    </style:style>
    <style:style style:name="T556" style:parent-style-name="Policepardéfaut" style:family="text">
      <style:text-properties fo:color="#82AAFF"/>
    </style:style>
    <style:style style:name="T557" style:parent-style-name="Policepardéfaut" style:family="text">
      <style:text-properties fo:color="#89DDFF"/>
    </style:style>
    <style:style style:name="T558" style:parent-style-name="Policepardéfaut" style:family="text">
      <style:text-properties fo:color="#C3E88D"/>
    </style:style>
    <style:style style:name="T559" style:parent-style-name="Policepardéfaut" style:family="text">
      <style:text-properties fo:color="#89DDFF"/>
    </style:style>
    <style:style style:name="T560" style:parent-style-name="Policepardéfaut" style:family="text">
      <style:text-properties fo:color="#C3E88D"/>
    </style:style>
    <style:style style:name="T561" style:parent-style-name="Policepardéfaut" style:family="text">
      <style:text-properties fo:color="#89DDFF"/>
    </style:style>
    <style:style style:name="T562" style:parent-style-name="Policepardéfaut" style:family="text">
      <style:text-properties fo:color="#89DDFF"/>
    </style:style>
    <style:style style:name="T563" style:parent-style-name="Policepardéfaut" style:family="text">
      <style:text-properties fo:color="#82AAFF"/>
    </style:style>
    <style:style style:name="T564" style:parent-style-name="Policepardéfaut" style:family="text">
      <style:text-properties fo:color="#89DDFF"/>
    </style:style>
    <style:style style:name="T565" style:parent-style-name="Policepardéfaut" style:family="text">
      <style:text-properties fo:color="#C3E88D"/>
    </style:style>
    <style:style style:name="T566" style:parent-style-name="Policepardéfaut" style:family="text">
      <style:text-properties fo:color="#89DDFF"/>
    </style:style>
    <style:style style:name="T567" style:parent-style-name="Policepardéfaut" style:family="text">
      <style:text-properties fo:color="#EEFFE3"/>
    </style:style>
    <style:style style:name="T568" style:parent-style-name="Policepardéfaut" style:family="text">
      <style:text-properties fo:color="#89DDFF"/>
    </style:style>
    <style:style style:name="T569" style:parent-style-name="Policepardéfaut" style:family="text">
      <style:text-properties fo:color="#89DDFF"/>
    </style:style>
    <style:style style:name="T570" style:parent-style-name="Policepardéfaut" style:family="text">
      <style:text-properties fo:color="#82AAFF"/>
    </style:style>
    <style:style style:name="T571" style:parent-style-name="Policepardéfaut" style:family="text">
      <style:text-properties fo:color="#89DDFF"/>
    </style:style>
    <style:style style:name="T572" style:parent-style-name="Policepardéfaut" style:family="text">
      <style:text-properties fo:color="#C3E88D"/>
    </style:style>
    <style:style style:name="T573" style:parent-style-name="Policepardéfaut" style:family="text">
      <style:text-properties fo:color="#89DDFF"/>
    </style:style>
    <style:style style:name="T574" style:parent-style-name="Policepardéfaut" style:family="text">
      <style:text-properties fo:color="#C3E88D"/>
    </style:style>
    <style:style style:name="T575" style:parent-style-name="Policepardéfaut" style:family="text">
      <style:text-properties fo:color="#89DDFF"/>
    </style:style>
    <style:style style:name="T576" style:parent-style-name="Policepardéfaut" style:family="text">
      <style:text-properties fo:color="#89DDFF"/>
    </style:style>
    <style:style style:name="T577" style:parent-style-name="Policepardéfaut" style:family="text">
      <style:text-properties fo:color="#82AAFF"/>
    </style:style>
    <style:style style:name="T578" style:parent-style-name="Policepardéfaut" style:family="text">
      <style:text-properties fo:color="#89DDFF"/>
    </style:style>
    <style:style style:name="T579" style:parent-style-name="Policepardéfaut" style:family="text">
      <style:text-properties fo:color="#C3E88D"/>
    </style:style>
    <style:style style:name="T580" style:parent-style-name="Policepardéfaut" style:family="text">
      <style:text-properties fo:color="#89DDFF"/>
    </style:style>
    <style:style style:name="T581" style:parent-style-name="Policepardéfaut" style:family="text">
      <style:text-properties fo:color="#EEFFE3"/>
    </style:style>
    <style:style style:name="T582" style:parent-style-name="Policepardéfaut" style:family="text">
      <style:text-properties fo:color="#89DDFF"/>
    </style:style>
    <style:style style:name="T583" style:parent-style-name="Policepardéfaut" style:family="text">
      <style:text-properties fo:color="#89DDFF"/>
    </style:style>
    <style:style style:name="T584" style:parent-style-name="Policepardéfaut" style:family="text">
      <style:text-properties fo:color="#89DDFF"/>
    </style:style>
    <style:style style:name="T585" style:parent-style-name="Policepardéfaut" style:family="text">
      <style:text-properties fo:font-style="italic" style:font-style-asian="italic" style:font-style-complex="italic" fo:color="#C792EA"/>
    </style:style>
    <style:style style:name="T586" style:parent-style-name="Policepardéfaut" style:family="text">
      <style:text-properties fo:color="#89DDFF"/>
    </style:style>
    <style:style style:name="T587" style:parent-style-name="Policepardéfaut" style:family="text">
      <style:text-properties fo:color="#EEFFE3"/>
    </style:style>
    <style:style style:name="T588" style:parent-style-name="Policepardéfaut" style:family="text">
      <style:text-properties fo:color="#89DDFF"/>
    </style:style>
    <style:style style:name="T589" style:parent-style-name="Policepardéfaut" style:family="text">
      <style:text-properties fo:color="#EEFFE3"/>
    </style:style>
    <style:style style:name="T590" style:parent-style-name="Policepardéfaut" style:family="text">
      <style:text-properties fo:color="#89DDFF"/>
    </style:style>
    <style:style style:name="T591" style:parent-style-name="Policepardéfaut" style:family="text">
      <style:text-properties fo:color="#89DDFF"/>
    </style:style>
    <style:style style:name="T592" style:parent-style-name="Policepardéfaut" style:family="text">
      <style:text-properties fo:font-style="italic" style:font-style-asian="italic" style:font-style-complex="italic" fo:color="#C792EA"/>
    </style:style>
    <style:style style:name="T593" style:parent-style-name="Policepardéfaut" style:family="text">
      <style:text-properties fo:color="#F78C6C"/>
    </style:style>
    <style:style style:name="T594" style:parent-style-name="Policepardéfaut" style:family="text">
      <style:text-properties fo:color="#89DDFF"/>
    </style:style>
    <style:style style:name="T595" style:parent-style-name="Policepardéfaut" style:family="text">
      <style:text-properties fo:color="#82AAFF"/>
    </style:style>
    <style:style style:name="T596" style:parent-style-name="Policepardéfaut" style:family="text">
      <style:text-properties fo:color="#89DDFF"/>
    </style:style>
    <style:style style:name="T597" style:parent-style-name="Policepardéfaut" style:family="text">
      <style:text-properties fo:color="#C3E88D"/>
    </style:style>
    <style:style style:name="T598" style:parent-style-name="Policepardéfaut" style:family="text">
      <style:text-properties fo:color="#89DDFF"/>
    </style:style>
    <style:style style:name="T599" style:parent-style-name="Policepardéfaut" style:family="text">
      <style:text-properties fo:color="#C3E88D"/>
    </style:style>
    <style:style style:name="T600" style:parent-style-name="Policepardéfaut" style:family="text">
      <style:text-properties fo:color="#89DDFF"/>
    </style:style>
    <style:style style:name="T601" style:parent-style-name="Policepardéfaut" style:family="text">
      <style:text-properties fo:color="#EEFFE3"/>
    </style:style>
    <style:style style:name="T602" style:parent-style-name="Policepardéfaut" style:family="text">
      <style:text-properties fo:color="#89DDFF"/>
    </style:style>
    <style:style style:name="T603" style:parent-style-name="Policepardéfaut" style:family="text">
      <style:text-properties fo:color="#89DDFF"/>
    </style:style>
    <style:style style:name="T604" style:parent-style-name="Policepardéfaut" style:family="text">
      <style:text-properties fo:font-style="italic" style:font-style-asian="italic" style:font-style-complex="italic" fo:color="#C792EA"/>
    </style:style>
    <style:style style:name="T605" style:parent-style-name="Policepardéfaut" style:family="text">
      <style:text-properties fo:color="#89DDFF"/>
    </style:style>
    <style:style style:name="T606" style:parent-style-name="Policepardéfaut" style:family="text">
      <style:text-properties fo:color="#89DDFF"/>
    </style:style>
    <style:style style:name="T607" style:parent-style-name="Policepardéfaut" style:family="text">
      <style:text-properties fo:font-style="italic" style:font-style-asian="italic" style:font-style-complex="italic" fo:color="#C792EA"/>
    </style:style>
    <style:style style:name="T608" style:parent-style-name="Policepardéfaut" style:family="text">
      <style:text-properties fo:color="#F78C6C"/>
    </style:style>
    <style:style style:name="T609" style:parent-style-name="Policepardéfaut" style:family="text">
      <style:text-properties fo:color="#89DDFF"/>
    </style:style>
    <style:style style:name="T610" style:parent-style-name="Policepardéfaut" style:family="text">
      <style:text-properties fo:color="#82AAFF"/>
    </style:style>
    <style:style style:name="T611" style:parent-style-name="Policepardéfaut" style:family="text">
      <style:text-properties fo:color="#89DDFF"/>
    </style:style>
    <style:style style:name="T612" style:parent-style-name="Policepardéfaut" style:family="text">
      <style:text-properties fo:color="#C3E88D"/>
    </style:style>
    <style:style style:name="T613" style:parent-style-name="Policepardéfaut" style:family="text">
      <style:text-properties fo:color="#89DDFF"/>
    </style:style>
    <style:style style:name="T614" style:parent-style-name="Policepardéfaut" style:family="text">
      <style:text-properties fo:color="#C3E88D"/>
    </style:style>
    <style:style style:name="T615" style:parent-style-name="Policepardéfaut" style:family="text">
      <style:text-properties fo:color="#89DDFF"/>
    </style:style>
    <style:style style:name="T616" style:parent-style-name="Policepardéfaut" style:family="text">
      <style:text-properties fo:color="#EEFFE3"/>
    </style:style>
    <style:style style:name="T617" style:parent-style-name="Policepardéfaut" style:family="text">
      <style:text-properties fo:color="#89DDFF"/>
    </style:style>
    <style:style style:name="T618" style:parent-style-name="Policepardéfaut" style:family="text">
      <style:text-properties fo:color="#89DDFF"/>
    </style:style>
    <style:style style:name="T619" style:parent-style-name="Policepardéfaut" style:family="text">
      <style:text-properties fo:font-style="italic" style:font-style-asian="italic" style:font-style-complex="italic" fo:color="#C792EA"/>
    </style:style>
    <style:style style:name="T620" style:parent-style-name="Policepardéfaut" style:family="text">
      <style:text-properties fo:color="#89DDFF"/>
    </style:style>
    <style:style style:name="T621" style:parent-style-name="Policepardéfaut" style:family="text">
      <style:text-properties fo:color="#89DDFF"/>
    </style:style>
    <style:style style:name="T622" style:parent-style-name="Policepardéfaut" style:family="text">
      <style:text-properties fo:font-style="italic" style:font-style-asian="italic" style:font-style-complex="italic" fo:color="#C792EA"/>
    </style:style>
    <style:style style:name="T623" style:parent-style-name="Policepardéfaut" style:family="text">
      <style:text-properties fo:color="#89DDFF"/>
    </style:style>
    <style:style style:name="T624" style:parent-style-name="Policepardéfaut" style:family="text">
      <style:text-properties fo:color="#82AAFF"/>
    </style:style>
    <style:style style:name="T625" style:parent-style-name="Policepardéfaut" style:family="text">
      <style:text-properties fo:color="#89DDFF"/>
    </style:style>
    <style:style style:name="T626" style:parent-style-name="Policepardéfaut" style:family="text">
      <style:text-properties fo:color="#C3E88D"/>
    </style:style>
    <style:style style:name="T627" style:parent-style-name="Policepardéfaut" style:family="text">
      <style:text-properties fo:color="#89DDFF"/>
    </style:style>
    <style:style style:name="T628" style:parent-style-name="Policepardéfaut" style:family="text">
      <style:text-properties fo:color="#89DDFF"/>
    </style:style>
    <style:style style:name="T629" style:parent-style-name="Policepardéfaut" style:family="text">
      <style:text-properties fo:color="#89DDFF"/>
    </style:style>
    <style:style style:name="T630" style:parent-style-name="Policepardéfaut" style:family="text">
      <style:text-properties fo:color="#89DDFF"/>
    </style:style>
    <style:style style:name="T631" style:parent-style-name="Policepardéfaut" style:family="text">
      <style:text-properties fo:font-style="italic" style:font-style-asian="italic" style:font-style-complex="italic" fo:color="#C792EA"/>
    </style:style>
    <style:style style:name="T632" style:parent-style-name="Policepardéfaut" style:family="text">
      <style:text-properties fo:color="#F78C6C"/>
    </style:style>
    <style:style style:name="T633" style:parent-style-name="Policepardéfaut" style:family="text">
      <style:text-properties fo:color="#89DDFF"/>
    </style:style>
    <style:style style:name="T634" style:parent-style-name="Policepardéfaut" style:family="text">
      <style:text-properties fo:color="#89DDFF"/>
    </style:style>
    <style:style style:name="P635" style:parent-style-name="Normal" style:family="paragraph">
      <style:paragraph-properties fo:margin-bottom="0in" fo:line-height="100%"/>
    </style:style>
    <style:style style:name="P636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637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638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639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640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64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43" style:family="table-column">
      <style:table-column-properties style:column-width="6.293in"/>
    </style:style>
    <style:style style:name="Table642" style:family="table">
      <style:table-properties style:width="6.293in" fo:margin-left="0in" table:align="left"/>
    </style:style>
    <style:style style:name="TableRow644" style:family="table-row">
      <style:table-row-properties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PréformatéHTML" style:family="paragraph">
      <style:paragraph-properties fo:background-color="#0F111A"/>
    </style:style>
    <style:style style:name="T647" style:parent-style-name="Policepardéfaut" style:family="text">
      <style:text-properties fo:color="#82AAFF"/>
    </style:style>
    <style:style style:name="T648" style:parent-style-name="Policepardéfaut" style:family="text">
      <style:text-properties fo:color="#C3E88D"/>
    </style:style>
    <style:style style:name="T649" style:parent-style-name="Policepardéfaut" style:family="text">
      <style:text-properties fo:color="#C3E88D"/>
    </style:style>
    <style:style style:name="T650" style:parent-style-name="Policepardéfaut" style:family="text">
      <style:text-properties fo:color="#82AAFF"/>
    </style:style>
    <style:style style:name="T651" style:parent-style-name="Policepardéfaut" style:family="text">
      <style:text-properties fo:color="#C3E88D"/>
    </style:style>
    <style:style style:name="T652" style:parent-style-name="Policepardéfaut" style:family="text">
      <style:text-properties fo:color="#C3E88D"/>
    </style:style>
    <style:style style:name="T653" style:parent-style-name="Policepardéfaut" style:family="text">
      <style:text-properties fo:color="#82AAFF"/>
    </style:style>
    <style:style style:name="T654" style:parent-style-name="Policepardéfaut" style:family="text">
      <style:text-properties fo:color="#C3E88D"/>
    </style:style>
    <style:style style:name="T655" style:parent-style-name="Policepardéfaut" style:family="text">
      <style:text-properties fo:color="#C3E88D"/>
    </style:style>
    <style:style style:name="T656" style:parent-style-name="Policepardéfaut" style:family="text">
      <style:text-properties fo:color="#C3E88D"/>
    </style:style>
    <style:style style:name="T657" style:parent-style-name="Policepardéfaut" style:family="text">
      <style:text-properties fo:font-style="italic" style:font-style-asian="italic" style:font-style-complex="italic" fo:color="#C792EA"/>
    </style:style>
    <style:style style:name="T658" style:parent-style-name="Policepardéfaut" style:family="text">
      <style:text-properties fo:color="#82AAFF"/>
    </style:style>
    <style:style style:name="T659" style:parent-style-name="Policepardéfaut" style:family="text">
      <style:text-properties fo:color="#89DDFF"/>
    </style:style>
    <style:style style:name="T660" style:parent-style-name="Policepardéfaut" style:family="text">
      <style:text-properties fo:color="#89DDFF"/>
    </style:style>
    <style:style style:name="T661" style:parent-style-name="Policepardéfaut" style:family="text">
      <style:text-properties fo:color="#82AAFF"/>
    </style:style>
    <style:style style:name="T662" style:parent-style-name="Policepardéfaut" style:family="text">
      <style:text-properties fo:color="#89DDFF"/>
    </style:style>
    <style:style style:name="T663" style:parent-style-name="Policepardéfaut" style:family="text">
      <style:text-properties fo:color="#82AAFF"/>
    </style:style>
    <style:style style:name="T664" style:parent-style-name="Policepardéfaut" style:family="text">
      <style:text-properties fo:color="#89DDFF"/>
    </style:style>
    <style:style style:name="T665" style:parent-style-name="Policepardéfaut" style:family="text">
      <style:text-properties fo:font-weight="bold" style:font-weight-asian="bold" style:font-weight-complex="bold" fo:color="#FFCB6B"/>
    </style:style>
    <style:style style:name="T666" style:parent-style-name="Policepardéfaut" style:family="text">
      <style:text-properties fo:color="#89DDFF"/>
    </style:style>
    <style:style style:name="T667" style:parent-style-name="Policepardéfaut" style:family="text">
      <style:text-properties fo:color="#89DDFF"/>
    </style:style>
    <style:style style:name="T668" style:parent-style-name="Policepardéfaut" style:family="text">
      <style:text-properties fo:color="#89DDFF"/>
    </style:style>
    <style:style style:name="T669" style:parent-style-name="Policepardéfaut" style:family="text">
      <style:text-properties fo:font-style="italic" style:font-style-asian="italic" style:font-style-complex="italic" fo:color="#C792EA"/>
    </style:style>
    <style:style style:name="T670" style:parent-style-name="Policepardéfaut" style:family="text">
      <style:text-properties fo:color="#EEFFE3"/>
    </style:style>
    <style:style style:name="T671" style:parent-style-name="Policepardéfaut" style:family="text">
      <style:text-properties fo:color="#89DDFF"/>
    </style:style>
    <style:style style:name="T672" style:parent-style-name="Policepardéfaut" style:family="text">
      <style:text-properties fo:color="#EEFFE3"/>
    </style:style>
    <style:style style:name="T673" style:parent-style-name="Policepardéfaut" style:family="text">
      <style:text-properties fo:color="#89DDFF"/>
    </style:style>
    <style:style style:name="T674" style:parent-style-name="Policepardéfaut" style:family="text">
      <style:text-properties fo:color="#EEFFE3"/>
    </style:style>
    <style:style style:name="T675" style:parent-style-name="Policepardéfaut" style:family="text">
      <style:text-properties fo:color="#89DDFF"/>
    </style:style>
    <style:style style:name="T676" style:parent-style-name="Policepardéfaut" style:family="text">
      <style:text-properties fo:color="#89DDFF"/>
    </style:style>
    <style:style style:name="T677" style:parent-style-name="Policepardéfaut" style:family="text">
      <style:text-properties fo:font-style="italic" style:font-style-asian="italic" style:font-style-complex="italic" fo:color="#C792EA"/>
    </style:style>
    <style:style style:name="T678" style:parent-style-name="Policepardéfaut" style:family="text">
      <style:text-properties fo:color="#89DDFF"/>
    </style:style>
    <style:style style:name="T679" style:parent-style-name="Policepardéfaut" style:family="text">
      <style:text-properties fo:color="#89DDFF"/>
    </style:style>
    <style:style style:name="T680" style:parent-style-name="Policepardéfaut" style:family="text">
      <style:text-properties fo:color="#EEFFE3"/>
    </style:style>
    <style:style style:name="T681" style:parent-style-name="Policepardéfaut" style:family="text">
      <style:text-properties fo:color="#89DDFF"/>
    </style:style>
    <style:style style:name="T682" style:parent-style-name="Policepardéfaut" style:family="text">
      <style:text-properties fo:color="#82AAFF"/>
    </style:style>
    <style:style style:name="T683" style:parent-style-name="Policepardéfaut" style:family="text">
      <style:text-properties fo:color="#89DDFF"/>
    </style:style>
    <style:style style:name="T684" style:parent-style-name="Policepardéfaut" style:family="text">
      <style:text-properties fo:color="#F78C6C"/>
    </style:style>
    <style:style style:name="T685" style:parent-style-name="Policepardéfaut" style:family="text">
      <style:text-properties fo:color="#89DDFF"/>
    </style:style>
    <style:style style:name="T686" style:parent-style-name="Policepardéfaut" style:family="text">
      <style:text-properties fo:color="#F78C6C"/>
    </style:style>
    <style:style style:name="T687" style:parent-style-name="Policepardéfaut" style:family="text">
      <style:text-properties fo:color="#89DDFF"/>
    </style:style>
    <style:style style:name="T688" style:parent-style-name="Policepardéfaut" style:family="text">
      <style:text-properties fo:color="#89DDFF"/>
    </style:style>
    <style:style style:name="T689" style:parent-style-name="Policepardéfaut" style:family="text">
      <style:text-properties fo:color="#82AAFF"/>
    </style:style>
    <style:style style:name="T690" style:parent-style-name="Policepardéfaut" style:family="text">
      <style:text-properties fo:color="#89DDFF"/>
    </style:style>
    <style:style style:name="T691" style:parent-style-name="Policepardéfaut" style:family="text">
      <style:text-properties fo:color="#C3E88D"/>
    </style:style>
    <style:style style:name="T692" style:parent-style-name="Policepardéfaut" style:family="text">
      <style:text-properties fo:color="#89DDFF"/>
    </style:style>
    <style:style style:name="T693" style:parent-style-name="Policepardéfaut" style:family="text">
      <style:text-properties fo:color="#C3E88D"/>
    </style:style>
    <style:style style:name="T694" style:parent-style-name="Policepardéfaut" style:family="text">
      <style:text-properties fo:color="#89DDFF"/>
    </style:style>
    <style:style style:name="T695" style:parent-style-name="Policepardéfaut" style:family="text">
      <style:text-properties fo:color="#EEFFE3"/>
    </style:style>
    <style:style style:name="T696" style:parent-style-name="Policepardéfaut" style:family="text">
      <style:text-properties fo:color="#89DDFF"/>
    </style:style>
    <style:style style:name="T697" style:parent-style-name="Policepardéfaut" style:family="text">
      <style:text-properties fo:color="#89DDFF"/>
    </style:style>
    <style:style style:name="T698" style:parent-style-name="Policepardéfaut" style:family="text">
      <style:text-properties fo:font-style="italic" style:font-style-asian="italic" style:font-style-complex="italic" fo:color="#C792EA"/>
    </style:style>
    <style:style style:name="T699" style:parent-style-name="Policepardéfaut" style:family="text">
      <style:text-properties fo:color="#89DDFF"/>
    </style:style>
    <style:style style:name="T700" style:parent-style-name="Policepardéfaut" style:family="text">
      <style:text-properties fo:color="#EEFFE3"/>
    </style:style>
    <style:style style:name="T701" style:parent-style-name="Policepardéfaut" style:family="text">
      <style:text-properties fo:color="#89DDFF"/>
    </style:style>
    <style:style style:name="T702" style:parent-style-name="Policepardéfaut" style:family="text">
      <style:text-properties fo:color="#F78C6C"/>
    </style:style>
    <style:style style:name="T703" style:parent-style-name="Policepardéfaut" style:family="text">
      <style:text-properties fo:color="#89DDFF"/>
    </style:style>
    <style:style style:name="T704" style:parent-style-name="Policepardéfaut" style:family="text">
      <style:text-properties fo:color="#F78C6C"/>
    </style:style>
    <style:style style:name="T705" style:parent-style-name="Policepardéfaut" style:family="text">
      <style:text-properties fo:color="#89DDFF"/>
    </style:style>
    <style:style style:name="T706" style:parent-style-name="Policepardéfaut" style:family="text">
      <style:text-properties fo:color="#89DDFF"/>
    </style:style>
    <style:style style:name="T707" style:parent-style-name="Policepardéfaut" style:family="text">
      <style:text-properties fo:color="#89DDFF"/>
    </style:style>
    <style:style style:name="T708" style:parent-style-name="Policepardéfaut" style:family="text">
      <style:text-properties fo:color="#EEFFE3"/>
    </style:style>
    <style:style style:name="T709" style:parent-style-name="Policepardéfaut" style:family="text">
      <style:text-properties fo:color="#89DDFF"/>
    </style:style>
    <style:style style:name="T710" style:parent-style-name="Policepardéfaut" style:family="text">
      <style:text-properties fo:color="#82AAFF"/>
    </style:style>
    <style:style style:name="T711" style:parent-style-name="Policepardéfaut" style:family="text">
      <style:text-properties fo:color="#89DDFF"/>
    </style:style>
    <style:style style:name="T712" style:parent-style-name="Policepardéfaut" style:family="text">
      <style:text-properties fo:color="#F78C6C"/>
    </style:style>
    <style:style style:name="T713" style:parent-style-name="Policepardéfaut" style:family="text">
      <style:text-properties fo:color="#89DDFF"/>
    </style:style>
    <style:style style:name="T714" style:parent-style-name="Policepardéfaut" style:family="text">
      <style:text-properties fo:color="#F78C6C"/>
    </style:style>
    <style:style style:name="T715" style:parent-style-name="Policepardéfaut" style:family="text">
      <style:text-properties fo:color="#89DDFF"/>
    </style:style>
    <style:style style:name="T716" style:parent-style-name="Policepardéfaut" style:family="text">
      <style:text-properties fo:color="#89DDFF"/>
    </style:style>
    <style:style style:name="T717" style:parent-style-name="Policepardéfaut" style:family="text">
      <style:text-properties fo:color="#82AAFF"/>
    </style:style>
    <style:style style:name="T718" style:parent-style-name="Policepardéfaut" style:family="text">
      <style:text-properties fo:color="#89DDFF"/>
    </style:style>
    <style:style style:name="T719" style:parent-style-name="Policepardéfaut" style:family="text">
      <style:text-properties fo:color="#C3E88D"/>
    </style:style>
    <style:style style:name="T720" style:parent-style-name="Policepardéfaut" style:family="text">
      <style:text-properties fo:color="#89DDFF"/>
    </style:style>
    <style:style style:name="T721" style:parent-style-name="Policepardéfaut" style:family="text">
      <style:text-properties fo:color="#C3E88D"/>
    </style:style>
    <style:style style:name="T722" style:parent-style-name="Policepardéfaut" style:family="text">
      <style:text-properties fo:color="#89DDFF"/>
    </style:style>
    <style:style style:name="T723" style:parent-style-name="Policepardéfaut" style:family="text">
      <style:text-properties fo:color="#EEFFE3"/>
    </style:style>
    <style:style style:name="T724" style:parent-style-name="Policepardéfaut" style:family="text">
      <style:text-properties fo:color="#89DDFF"/>
    </style:style>
    <style:style style:name="T725" style:parent-style-name="Policepardéfaut" style:family="text">
      <style:text-properties fo:color="#89DDFF"/>
    </style:style>
    <style:style style:name="T726" style:parent-style-name="Policepardéfaut" style:family="text">
      <style:text-properties fo:font-style="italic" style:font-style-asian="italic" style:font-style-complex="italic" fo:color="#C792EA"/>
    </style:style>
    <style:style style:name="T727" style:parent-style-name="Policepardéfaut" style:family="text">
      <style:text-properties fo:color="#89DDFF"/>
    </style:style>
    <style:style style:name="T728" style:parent-style-name="Policepardéfaut" style:family="text">
      <style:text-properties fo:color="#EEFFE3"/>
    </style:style>
    <style:style style:name="T729" style:parent-style-name="Policepardéfaut" style:family="text">
      <style:text-properties fo:color="#89DDFF"/>
    </style:style>
    <style:style style:name="T730" style:parent-style-name="Policepardéfaut" style:family="text">
      <style:text-properties fo:color="#F78C6C"/>
    </style:style>
    <style:style style:name="T731" style:parent-style-name="Policepardéfaut" style:family="text">
      <style:text-properties fo:color="#89DDFF"/>
    </style:style>
    <style:style style:name="T732" style:parent-style-name="Policepardéfaut" style:family="text">
      <style:text-properties fo:color="#F78C6C"/>
    </style:style>
    <style:style style:name="T733" style:parent-style-name="Policepardéfaut" style:family="text">
      <style:text-properties fo:color="#89DDFF"/>
    </style:style>
    <style:style style:name="T734" style:parent-style-name="Policepardéfaut" style:family="text">
      <style:text-properties fo:color="#89DDFF"/>
    </style:style>
    <style:style style:name="T735" style:parent-style-name="Policepardéfaut" style:family="text">
      <style:text-properties fo:color="#89DDFF"/>
    </style:style>
    <style:style style:name="T736" style:parent-style-name="Policepardéfaut" style:family="text">
      <style:text-properties fo:color="#EEFFE3"/>
    </style:style>
    <style:style style:name="T737" style:parent-style-name="Policepardéfaut" style:family="text">
      <style:text-properties fo:color="#89DDFF"/>
    </style:style>
    <style:style style:name="T738" style:parent-style-name="Policepardéfaut" style:family="text">
      <style:text-properties fo:color="#82AAFF"/>
    </style:style>
    <style:style style:name="T739" style:parent-style-name="Policepardéfaut" style:family="text">
      <style:text-properties fo:color="#89DDFF"/>
    </style:style>
    <style:style style:name="T740" style:parent-style-name="Policepardéfaut" style:family="text">
      <style:text-properties fo:color="#F78C6C"/>
    </style:style>
    <style:style style:name="T741" style:parent-style-name="Policepardéfaut" style:family="text">
      <style:text-properties fo:color="#89DDFF"/>
    </style:style>
    <style:style style:name="T742" style:parent-style-name="Policepardéfaut" style:family="text">
      <style:text-properties fo:color="#F78C6C"/>
    </style:style>
    <style:style style:name="T743" style:parent-style-name="Policepardéfaut" style:family="text">
      <style:text-properties fo:color="#89DDFF"/>
    </style:style>
    <style:style style:name="T744" style:parent-style-name="Policepardéfaut" style:family="text">
      <style:text-properties fo:color="#89DDFF"/>
    </style:style>
    <style:style style:name="T745" style:parent-style-name="Policepardéfaut" style:family="text">
      <style:text-properties fo:color="#82AAFF"/>
    </style:style>
    <style:style style:name="T746" style:parent-style-name="Policepardéfaut" style:family="text">
      <style:text-properties fo:color="#89DDFF"/>
    </style:style>
    <style:style style:name="T747" style:parent-style-name="Policepardéfaut" style:family="text">
      <style:text-properties fo:color="#C3E88D"/>
    </style:style>
    <style:style style:name="T748" style:parent-style-name="Policepardéfaut" style:family="text">
      <style:text-properties fo:color="#89DDFF"/>
    </style:style>
    <style:style style:name="T749" style:parent-style-name="Policepardéfaut" style:family="text">
      <style:text-properties fo:color="#C3E88D"/>
    </style:style>
    <style:style style:name="T750" style:parent-style-name="Policepardéfaut" style:family="text">
      <style:text-properties fo:color="#89DDFF"/>
    </style:style>
    <style:style style:name="T751" style:parent-style-name="Policepardéfaut" style:family="text">
      <style:text-properties fo:color="#EEFFE3"/>
    </style:style>
    <style:style style:name="T752" style:parent-style-name="Policepardéfaut" style:family="text">
      <style:text-properties fo:color="#89DDFF"/>
    </style:style>
    <style:style style:name="T753" style:parent-style-name="Policepardéfaut" style:family="text">
      <style:text-properties fo:color="#89DDFF"/>
    </style:style>
    <style:style style:name="T754" style:parent-style-name="Policepardéfaut" style:family="text">
      <style:text-properties fo:font-style="italic" style:font-style-asian="italic" style:font-style-complex="italic" fo:color="#C792EA"/>
    </style:style>
    <style:style style:name="T755" style:parent-style-name="Policepardéfaut" style:family="text">
      <style:text-properties fo:color="#89DDFF"/>
    </style:style>
    <style:style style:name="T756" style:parent-style-name="Policepardéfaut" style:family="text">
      <style:text-properties fo:color="#EEFFE3"/>
    </style:style>
    <style:style style:name="T757" style:parent-style-name="Policepardéfaut" style:family="text">
      <style:text-properties fo:color="#89DDFF"/>
    </style:style>
    <style:style style:name="T758" style:parent-style-name="Policepardéfaut" style:family="text">
      <style:text-properties fo:color="#F78C6C"/>
    </style:style>
    <style:style style:name="T759" style:parent-style-name="Policepardéfaut" style:family="text">
      <style:text-properties fo:color="#89DDFF"/>
    </style:style>
    <style:style style:name="T760" style:parent-style-name="Policepardéfaut" style:family="text">
      <style:text-properties fo:color="#F78C6C"/>
    </style:style>
    <style:style style:name="T761" style:parent-style-name="Policepardéfaut" style:family="text">
      <style:text-properties fo:color="#89DDFF"/>
    </style:style>
    <style:style style:name="T762" style:parent-style-name="Policepardéfaut" style:family="text">
      <style:text-properties fo:color="#89DDFF"/>
    </style:style>
    <style:style style:name="T763" style:parent-style-name="Policepardéfaut" style:family="text">
      <style:text-properties fo:color="#89DDFF"/>
    </style:style>
    <style:style style:name="T764" style:parent-style-name="Policepardéfaut" style:family="text">
      <style:text-properties fo:color="#82AAFF"/>
    </style:style>
    <style:style style:name="T765" style:parent-style-name="Policepardéfaut" style:family="text">
      <style:text-properties fo:color="#89DDFF"/>
    </style:style>
    <style:style style:name="T766" style:parent-style-name="Policepardéfaut" style:family="text">
      <style:text-properties fo:color="#C3E88D"/>
    </style:style>
    <style:style style:name="T767" style:parent-style-name="Policepardéfaut" style:family="text">
      <style:text-properties fo:color="#89DDFF"/>
    </style:style>
    <style:style style:name="T768" style:parent-style-name="Policepardéfaut" style:family="text">
      <style:text-properties fo:color="#89DDFF"/>
    </style:style>
    <style:style style:name="T769" style:parent-style-name="Policepardéfaut" style:family="text">
      <style:text-properties fo:font-style="italic" style:font-style-asian="italic" style:font-style-complex="italic" fo:color="#C792EA"/>
    </style:style>
    <style:style style:name="T770" style:parent-style-name="Policepardéfaut" style:family="text">
      <style:text-properties fo:color="#89DDFF"/>
    </style:style>
    <style:style style:name="T771" style:parent-style-name="Policepardéfaut" style:family="text">
      <style:text-properties fo:color="#89DDFF"/>
    </style:style>
    <style:style style:name="T772" style:parent-style-name="Policepardéfaut" style:family="text">
      <style:text-properties fo:color="#EEFFE3"/>
    </style:style>
    <style:style style:name="T773" style:parent-style-name="Policepardéfaut" style:family="text">
      <style:text-properties fo:color="#89DDFF"/>
    </style:style>
    <style:style style:name="T774" style:parent-style-name="Policepardéfaut" style:family="text">
      <style:text-properties fo:color="#F78C6C"/>
    </style:style>
    <style:style style:name="T775" style:parent-style-name="Policepardéfaut" style:family="text">
      <style:text-properties fo:color="#89DDFF"/>
    </style:style>
    <style:style style:name="T776" style:parent-style-name="Policepardéfaut" style:family="text">
      <style:text-properties fo:color="#89DDFF"/>
    </style:style>
    <style:style style:name="T777" style:parent-style-name="Policepardéfaut" style:family="text">
      <style:text-properties fo:color="#EEFFE3"/>
    </style:style>
    <style:style style:name="T778" style:parent-style-name="Policepardéfaut" style:family="text">
      <style:text-properties fo:color="#89DDFF"/>
    </style:style>
    <style:style style:name="T779" style:parent-style-name="Policepardéfaut" style:family="text">
      <style:text-properties fo:color="#F78C6C"/>
    </style:style>
    <style:style style:name="T780" style:parent-style-name="Policepardéfaut" style:family="text">
      <style:text-properties fo:color="#89DDFF"/>
    </style:style>
    <style:style style:name="T781" style:parent-style-name="Policepardéfaut" style:family="text">
      <style:text-properties fo:color="#89DDFF"/>
    </style:style>
    <style:style style:name="T782" style:parent-style-name="Policepardéfaut" style:family="text">
      <style:text-properties fo:color="#EEFFE3"/>
    </style:style>
    <style:style style:name="T783" style:parent-style-name="Policepardéfaut" style:family="text">
      <style:text-properties fo:color="#89DDFF"/>
    </style:style>
    <style:style style:name="T784" style:parent-style-name="Policepardéfaut" style:family="text">
      <style:text-properties fo:color="#F78C6C"/>
    </style:style>
    <style:style style:name="T785" style:parent-style-name="Policepardéfaut" style:family="text">
      <style:text-properties fo:color="#89DDFF"/>
    </style:style>
    <style:style style:name="T786" style:parent-style-name="Policepardéfaut" style:family="text">
      <style:text-properties fo:color="#89DDFF"/>
    </style:style>
    <style:style style:name="T787" style:parent-style-name="Policepardéfaut" style:family="text">
      <style:text-properties fo:color="#89DDFF"/>
    </style:style>
    <style:style style:name="T788" style:parent-style-name="Policepardéfaut" style:family="text">
      <style:text-properties fo:font-style="italic" style:font-style-asian="italic" style:font-style-complex="italic" fo:color="#C792EA"/>
    </style:style>
    <style:style style:name="T789" style:parent-style-name="Policepardéfaut" style:family="text">
      <style:text-properties fo:color="#89DDFF"/>
    </style:style>
    <style:style style:name="T790" style:parent-style-name="Policepardéfaut" style:family="text">
      <style:text-properties fo:color="#89DDFF"/>
    </style:style>
    <style:style style:name="T791" style:parent-style-name="Policepardéfaut" style:family="text">
      <style:text-properties fo:color="#EEFFE3"/>
    </style:style>
    <style:style style:name="T792" style:parent-style-name="Policepardéfaut" style:family="text">
      <style:text-properties fo:color="#89DDFF"/>
    </style:style>
    <style:style style:name="T793" style:parent-style-name="Policepardéfaut" style:family="text">
      <style:text-properties fo:color="#F78C6C"/>
    </style:style>
    <style:style style:name="T794" style:parent-style-name="Policepardéfaut" style:family="text">
      <style:text-properties fo:color="#89DDFF"/>
    </style:style>
    <style:style style:name="T795" style:parent-style-name="Policepardéfaut" style:family="text">
      <style:text-properties fo:color="#89DDFF"/>
    </style:style>
    <style:style style:name="T796" style:parent-style-name="Policepardéfaut" style:family="text">
      <style:text-properties fo:color="#EEFFE3"/>
    </style:style>
    <style:style style:name="T797" style:parent-style-name="Policepardéfaut" style:family="text">
      <style:text-properties fo:color="#89DDFF"/>
    </style:style>
    <style:style style:name="T798" style:parent-style-name="Policepardéfaut" style:family="text">
      <style:text-properties fo:color="#F78C6C"/>
    </style:style>
    <style:style style:name="T799" style:parent-style-name="Policepardéfaut" style:family="text">
      <style:text-properties fo:color="#89DDFF"/>
    </style:style>
    <style:style style:name="T800" style:parent-style-name="Policepardéfaut" style:family="text">
      <style:text-properties fo:color="#89DDFF"/>
    </style:style>
    <style:style style:name="T801" style:parent-style-name="Policepardéfaut" style:family="text">
      <style:text-properties fo:color="#89DDFF"/>
    </style:style>
    <style:style style:name="T802" style:parent-style-name="Policepardéfaut" style:family="text">
      <style:text-properties fo:font-style="italic" style:font-style-asian="italic" style:font-style-complex="italic" fo:color="#C792EA"/>
    </style:style>
    <style:style style:name="T803" style:parent-style-name="Policepardéfaut" style:family="text">
      <style:text-properties fo:color="#89DDFF"/>
    </style:style>
    <style:style style:name="T804" style:parent-style-name="Policepardéfaut" style:family="text">
      <style:text-properties fo:color="#89DDFF"/>
    </style:style>
    <style:style style:name="T805" style:parent-style-name="Policepardéfaut" style:family="text">
      <style:text-properties fo:color="#EEFFE3"/>
    </style:style>
    <style:style style:name="T806" style:parent-style-name="Policepardéfaut" style:family="text">
      <style:text-properties fo:color="#89DDFF"/>
    </style:style>
    <style:style style:name="T807" style:parent-style-name="Policepardéfaut" style:family="text">
      <style:text-properties fo:color="#F78C6C"/>
    </style:style>
    <style:style style:name="T808" style:parent-style-name="Policepardéfaut" style:family="text">
      <style:text-properties fo:color="#89DDFF"/>
    </style:style>
    <style:style style:name="T809" style:parent-style-name="Policepardéfaut" style:family="text">
      <style:text-properties fo:color="#89DDFF"/>
    </style:style>
    <style:style style:name="T810" style:parent-style-name="Policepardéfaut" style:family="text">
      <style:text-properties fo:color="#89DDFF"/>
    </style:style>
    <style:style style:name="T811" style:parent-style-name="Policepardéfaut" style:family="text">
      <style:text-properties fo:color="#89DDFF"/>
    </style:style>
    <style:style style:name="T812" style:parent-style-name="Policepardéfaut" style:family="text">
      <style:text-properties fo:font-style="italic" style:font-style-asian="italic" style:font-style-complex="italic" fo:color="#C792EA"/>
    </style:style>
    <style:style style:name="T813" style:parent-style-name="Policepardéfaut" style:family="text">
      <style:text-properties fo:color="#89DDFF"/>
    </style:style>
    <style:style style:name="T814" style:parent-style-name="Policepardéfaut" style:family="text">
      <style:text-properties fo:color="#EEFFE3"/>
    </style:style>
    <style:style style:name="T815" style:parent-style-name="Policepardéfaut" style:family="text">
      <style:text-properties fo:color="#89DDFF"/>
    </style:style>
    <style:style style:name="T816" style:parent-style-name="Policepardéfaut" style:family="text">
      <style:text-properties fo:color="#F78C6C"/>
    </style:style>
    <style:style style:name="T817" style:parent-style-name="Policepardéfaut" style:family="text">
      <style:text-properties fo:color="#89DDFF"/>
    </style:style>
    <style:style style:name="T818" style:parent-style-name="Policepardéfaut" style:family="text">
      <style:text-properties fo:color="#F78C6C"/>
    </style:style>
    <style:style style:name="T819" style:parent-style-name="Policepardéfaut" style:family="text">
      <style:text-properties fo:color="#89DDFF"/>
    </style:style>
    <style:style style:name="T820" style:parent-style-name="Policepardéfaut" style:family="text">
      <style:text-properties fo:color="#EEFFE3"/>
    </style:style>
    <style:style style:name="T821" style:parent-style-name="Policepardéfaut" style:family="text">
      <style:text-properties fo:color="#89DDFF"/>
    </style:style>
    <style:style style:name="T822" style:parent-style-name="Policepardéfaut" style:family="text">
      <style:text-properties fo:color="#F78C6C"/>
    </style:style>
    <style:style style:name="T823" style:parent-style-name="Policepardéfaut" style:family="text">
      <style:text-properties fo:color="#89DDFF"/>
    </style:style>
    <style:style style:name="T824" style:parent-style-name="Policepardéfaut" style:family="text">
      <style:text-properties fo:color="#F78C6C"/>
    </style:style>
    <style:style style:name="T825" style:parent-style-name="Policepardéfaut" style:family="text">
      <style:text-properties fo:color="#89DDFF"/>
    </style:style>
    <style:style style:name="T826" style:parent-style-name="Policepardéfaut" style:family="text">
      <style:text-properties fo:color="#EEFFE3"/>
    </style:style>
    <style:style style:name="T827" style:parent-style-name="Policepardéfaut" style:family="text">
      <style:text-properties fo:color="#89DDFF"/>
    </style:style>
    <style:style style:name="T828" style:parent-style-name="Policepardéfaut" style:family="text">
      <style:text-properties fo:color="#F78C6C"/>
    </style:style>
    <style:style style:name="T829" style:parent-style-name="Policepardéfaut" style:family="text">
      <style:text-properties fo:color="#89DDFF"/>
    </style:style>
    <style:style style:name="T830" style:parent-style-name="Policepardéfaut" style:family="text">
      <style:text-properties fo:color="#F78C6C"/>
    </style:style>
    <style:style style:name="T831" style:parent-style-name="Policepardéfaut" style:family="text">
      <style:text-properties fo:color="#89DDFF"/>
    </style:style>
    <style:style style:name="T832" style:parent-style-name="Policepardéfaut" style:family="text">
      <style:text-properties fo:color="#89DDFF"/>
    </style:style>
    <style:style style:name="T833" style:parent-style-name="Policepardéfaut" style:family="text">
      <style:text-properties fo:color="#89DDFF"/>
    </style:style>
    <style:style style:name="T834" style:parent-style-name="Policepardéfaut" style:family="text">
      <style:text-properties fo:color="#82AAFF"/>
    </style:style>
    <style:style style:name="T835" style:parent-style-name="Policepardéfaut" style:family="text">
      <style:text-properties fo:color="#89DDFF"/>
    </style:style>
    <style:style style:name="T836" style:parent-style-name="Policepardéfaut" style:family="text">
      <style:text-properties fo:color="#C3E88D"/>
    </style:style>
    <style:style style:name="T837" style:parent-style-name="Policepardéfaut" style:family="text">
      <style:text-properties fo:color="#89DDFF"/>
    </style:style>
    <style:style style:name="T838" style:parent-style-name="Policepardéfaut" style:family="text">
      <style:text-properties fo:color="#EEFFE3"/>
    </style:style>
    <style:style style:name="T839" style:parent-style-name="Policepardéfaut" style:family="text">
      <style:text-properties fo:color="#89DDFF"/>
    </style:style>
    <style:style style:name="T840" style:parent-style-name="Policepardéfaut" style:family="text">
      <style:text-properties fo:color="#EEFFE3"/>
    </style:style>
    <style:style style:name="T841" style:parent-style-name="Policepardéfaut" style:family="text">
      <style:text-properties fo:color="#89DDFF"/>
    </style:style>
    <style:style style:name="T842" style:parent-style-name="Policepardéfaut" style:family="text">
      <style:text-properties fo:color="#EEFFE3"/>
    </style:style>
    <style:style style:name="T843" style:parent-style-name="Policepardéfaut" style:family="text">
      <style:text-properties fo:color="#89DDFF"/>
    </style:style>
    <style:style style:name="T844" style:parent-style-name="Policepardéfaut" style:family="text">
      <style:text-properties fo:color="#89DDFF"/>
    </style:style>
    <style:style style:name="T845" style:parent-style-name="Policepardéfaut" style:family="text">
      <style:text-properties fo:color="#89DDFF"/>
    </style:style>
    <style:style style:name="T846" style:parent-style-name="Policepardéfaut" style:family="text">
      <style:text-properties fo:font-style="italic" style:font-style-asian="italic" style:font-style-complex="italic" fo:color="#C792EA"/>
    </style:style>
    <style:style style:name="T847" style:parent-style-name="Policepardéfaut" style:family="text">
      <style:text-properties fo:color="#F78C6C"/>
    </style:style>
    <style:style style:name="T848" style:parent-style-name="Policepardéfaut" style:family="text">
      <style:text-properties fo:color="#89DDFF"/>
    </style:style>
    <style:style style:name="T849" style:parent-style-name="Policepardéfaut" style:family="text">
      <style:text-properties fo:color="#89DDFF"/>
    </style:style>
    <style:style style:name="P850" style:parent-style-name="Normal" style:family="paragraph">
      <style:paragraph-properties fo:margin-bottom="0in" fo:line-height="100%"/>
    </style:style>
    <style:style style:name="P85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2" style:parent-style-name="Paragraphedeliste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3" style:parent-style-name="Paragraphedeliste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4" style:parent-style-name="Paragraphedeliste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5" style:parent-style-name="Paragraphedeliste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6" style:parent-style-name="Paragraphedeliste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7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8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859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61" style:family="table-column">
      <style:table-column-properties style:column-width="6.293in"/>
    </style:style>
    <style:style style:name="Table860" style:family="table">
      <style:table-properties style:width="6.293in" fo:margin-left="0in" table:align="left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PréformatéHTML" style:family="paragraph">
      <style:paragraph-properties fo:background-color="#0F111A"/>
    </style:style>
    <style:style style:name="T865" style:parent-style-name="Policepardéfaut" style:family="text">
      <style:text-properties fo:color="#82AAFF"/>
    </style:style>
    <style:style style:name="T866" style:parent-style-name="Policepardéfaut" style:family="text">
      <style:text-properties fo:color="#C3E88D"/>
    </style:style>
    <style:style style:name="T867" style:parent-style-name="Policepardéfaut" style:family="text">
      <style:text-properties fo:color="#C3E88D"/>
    </style:style>
    <style:style style:name="T868" style:parent-style-name="Policepardéfaut" style:family="text">
      <style:text-properties fo:color="#82AAFF"/>
    </style:style>
    <style:style style:name="T869" style:parent-style-name="Policepardéfaut" style:family="text">
      <style:text-properties fo:color="#C3E88D"/>
    </style:style>
    <style:style style:name="T870" style:parent-style-name="Policepardéfaut" style:family="text">
      <style:text-properties fo:color="#C3E88D"/>
    </style:style>
    <style:style style:name="T871" style:parent-style-name="Policepardéfaut" style:family="text">
      <style:text-properties fo:color="#82AAFF"/>
    </style:style>
    <style:style style:name="T872" style:parent-style-name="Policepardéfaut" style:family="text">
      <style:text-properties fo:color="#C3E88D"/>
    </style:style>
    <style:style style:name="T873" style:parent-style-name="Policepardéfaut" style:family="text">
      <style:text-properties fo:color="#C3E88D"/>
    </style:style>
    <style:style style:name="T874" style:parent-style-name="Policepardéfaut" style:family="text">
      <style:text-properties fo:color="#C3E88D"/>
    </style:style>
    <style:style style:name="T875" style:parent-style-name="Policepardéfaut" style:family="text">
      <style:text-properties fo:font-style="italic" style:font-style-asian="italic" style:font-style-complex="italic" fo:color="#C792EA"/>
    </style:style>
    <style:style style:name="T876" style:parent-style-name="Policepardéfaut" style:family="text">
      <style:text-properties fo:color="#82AAFF"/>
    </style:style>
    <style:style style:name="T877" style:parent-style-name="Policepardéfaut" style:family="text">
      <style:text-properties fo:color="#89DDFF"/>
    </style:style>
    <style:style style:name="T878" style:parent-style-name="Policepardéfaut" style:family="text">
      <style:text-properties fo:color="#89DDFF"/>
    </style:style>
    <style:style style:name="T879" style:parent-style-name="Policepardéfaut" style:family="text">
      <style:text-properties fo:color="#82AAFF"/>
    </style:style>
    <style:style style:name="T880" style:parent-style-name="Policepardéfaut" style:family="text">
      <style:text-properties fo:color="#89DDFF"/>
    </style:style>
    <style:style style:name="T881" style:parent-style-name="Policepardéfaut" style:family="text">
      <style:text-properties fo:color="#82AAFF"/>
    </style:style>
    <style:style style:name="T882" style:parent-style-name="Policepardéfaut" style:family="text">
      <style:text-properties fo:color="#89DDFF"/>
    </style:style>
    <style:style style:name="T883" style:parent-style-name="Policepardéfaut" style:family="text">
      <style:text-properties fo:font-weight="bold" style:font-weight-asian="bold" style:font-weight-complex="bold" fo:color="#FFCB6B"/>
    </style:style>
    <style:style style:name="T884" style:parent-style-name="Policepardéfaut" style:family="text">
      <style:text-properties fo:color="#89DDFF"/>
    </style:style>
    <style:style style:name="T885" style:parent-style-name="Policepardéfaut" style:family="text">
      <style:text-properties fo:color="#89DDFF"/>
    </style:style>
    <style:style style:name="T886" style:parent-style-name="Policepardéfaut" style:family="text">
      <style:text-properties fo:color="#89DDFF"/>
    </style:style>
    <style:style style:name="T887" style:parent-style-name="Policepardéfaut" style:family="text">
      <style:text-properties fo:font-style="italic" style:font-style-asian="italic" style:font-style-complex="italic" fo:color="#C792EA"/>
    </style:style>
    <style:style style:name="T888" style:parent-style-name="Policepardéfaut" style:family="text">
      <style:text-properties fo:color="#EEFFE3"/>
    </style:style>
    <style:style style:name="T889" style:parent-style-name="Policepardéfaut" style:family="text">
      <style:text-properties fo:color="#89DDFF"/>
    </style:style>
    <style:style style:name="T890" style:parent-style-name="Policepardéfaut" style:family="text">
      <style:text-properties fo:color="#EEFFE3"/>
    </style:style>
    <style:style style:name="T891" style:parent-style-name="Policepardéfaut" style:family="text">
      <style:text-properties fo:color="#89DDFF"/>
    </style:style>
    <style:style style:name="T892" style:parent-style-name="Policepardéfaut" style:family="text">
      <style:text-properties fo:color="#EEFFE3"/>
    </style:style>
    <style:style style:name="T893" style:parent-style-name="Policepardéfaut" style:family="text">
      <style:text-properties fo:color="#89DDFF"/>
    </style:style>
    <style:style style:name="T894" style:parent-style-name="Policepardéfaut" style:family="text">
      <style:text-properties fo:color="#89DDFF"/>
    </style:style>
    <style:style style:name="T895" style:parent-style-name="Policepardéfaut" style:family="text">
      <style:text-properties fo:color="#89DDFF"/>
    </style:style>
    <style:style style:name="T896" style:parent-style-name="Policepardéfaut" style:family="text">
      <style:text-properties fo:color="#82AAFF"/>
    </style:style>
    <style:style style:name="T897" style:parent-style-name="Policepardéfaut" style:family="text">
      <style:text-properties fo:color="#89DDFF"/>
    </style:style>
    <style:style style:name="T898" style:parent-style-name="Policepardéfaut" style:family="text">
      <style:text-properties fo:color="#C3E88D"/>
    </style:style>
    <style:style style:name="T899" style:parent-style-name="Policepardéfaut" style:family="text">
      <style:text-properties fo:color="#89DDFF"/>
    </style:style>
    <style:style style:name="T900" style:parent-style-name="Policepardéfaut" style:family="text">
      <style:text-properties fo:color="#C3E88D"/>
    </style:style>
    <style:style style:name="T901" style:parent-style-name="Policepardéfaut" style:family="text">
      <style:text-properties fo:color="#89DDFF"/>
    </style:style>
    <style:style style:name="T902" style:parent-style-name="Policepardéfaut" style:family="text">
      <style:text-properties fo:color="#89DDFF"/>
    </style:style>
    <style:style style:name="T903" style:parent-style-name="Policepardéfaut" style:family="text">
      <style:text-properties fo:color="#82AAFF"/>
    </style:style>
    <style:style style:name="T904" style:parent-style-name="Policepardéfaut" style:family="text">
      <style:text-properties fo:color="#89DDFF"/>
    </style:style>
    <style:style style:name="T905" style:parent-style-name="Policepardéfaut" style:family="text">
      <style:text-properties fo:color="#C3E88D"/>
    </style:style>
    <style:style style:name="T906" style:parent-style-name="Policepardéfaut" style:family="text">
      <style:text-properties fo:color="#89DDFF"/>
    </style:style>
    <style:style style:name="T907" style:parent-style-name="Policepardéfaut" style:family="text">
      <style:text-properties fo:color="#EEFFE3"/>
    </style:style>
    <style:style style:name="T908" style:parent-style-name="Policepardéfaut" style:family="text">
      <style:text-properties fo:color="#89DDFF"/>
    </style:style>
    <style:style style:name="T909" style:parent-style-name="Policepardéfaut" style:family="text">
      <style:text-properties fo:color="#89DDFF"/>
    </style:style>
    <style:style style:name="T910" style:parent-style-name="Policepardéfaut" style:family="text">
      <style:text-properties fo:color="#89DDFF"/>
    </style:style>
    <style:style style:name="T911" style:parent-style-name="Policepardéfaut" style:family="text">
      <style:text-properties fo:color="#EEFFE3"/>
    </style:style>
    <style:style style:name="T912" style:parent-style-name="Policepardéfaut" style:family="text">
      <style:text-properties fo:color="#89DDFF"/>
    </style:style>
    <style:style style:name="T913" style:parent-style-name="Policepardéfaut" style:family="text">
      <style:text-properties fo:color="#F78C6C"/>
    </style:style>
    <style:style style:name="T914" style:parent-style-name="Policepardéfaut" style:family="text">
      <style:text-properties fo:color="#89DDFF"/>
    </style:style>
    <style:style style:name="T915" style:parent-style-name="Policepardéfaut" style:family="text">
      <style:text-properties fo:color="#89DDFF"/>
    </style:style>
    <style:style style:name="T916" style:parent-style-name="Policepardéfaut" style:family="text">
      <style:text-properties fo:color="#89DDFF"/>
    </style:style>
    <style:style style:name="T917" style:parent-style-name="Policepardéfaut" style:family="text">
      <style:text-properties fo:font-style="italic" style:font-style-asian="italic" style:font-style-complex="italic" fo:color="#C792EA"/>
    </style:style>
    <style:style style:name="T918" style:parent-style-name="Policepardéfaut" style:family="text">
      <style:text-properties fo:color="#89DDFF"/>
    </style:style>
    <style:style style:name="T919" style:parent-style-name="Policepardéfaut" style:family="text">
      <style:text-properties fo:color="#89DDFF"/>
    </style:style>
    <style:style style:name="T920" style:parent-style-name="Policepardéfaut" style:family="text">
      <style:text-properties fo:color="#EEFFE3"/>
    </style:style>
    <style:style style:name="T921" style:parent-style-name="Policepardéfaut" style:family="text">
      <style:text-properties fo:color="#89DDFF"/>
    </style:style>
    <style:style style:name="T922" style:parent-style-name="Policepardéfaut" style:family="text">
      <style:text-properties fo:color="#82AAFF"/>
    </style:style>
    <style:style style:name="T923" style:parent-style-name="Policepardéfaut" style:family="text">
      <style:text-properties fo:color="#89DDFF"/>
    </style:style>
    <style:style style:name="T924" style:parent-style-name="Policepardéfaut" style:family="text">
      <style:text-properties fo:color="#F78C6C"/>
    </style:style>
    <style:style style:name="T925" style:parent-style-name="Policepardéfaut" style:family="text">
      <style:text-properties fo:color="#89DDFF"/>
    </style:style>
    <style:style style:name="T926" style:parent-style-name="Policepardéfaut" style:family="text">
      <style:text-properties fo:color="#F78C6C"/>
    </style:style>
    <style:style style:name="T927" style:parent-style-name="Policepardéfaut" style:family="text">
      <style:text-properties fo:color="#89DDFF"/>
    </style:style>
    <style:style style:name="T928" style:parent-style-name="Policepardéfaut" style:family="text">
      <style:text-properties fo:color="#89DDFF"/>
    </style:style>
    <style:style style:name="T929" style:parent-style-name="Policepardéfaut" style:family="text">
      <style:text-properties fo:color="#EEFFE3"/>
    </style:style>
    <style:style style:name="T930" style:parent-style-name="Policepardéfaut" style:family="text">
      <style:text-properties fo:color="#89DDFF"/>
    </style:style>
    <style:style style:name="T931" style:parent-style-name="Policepardéfaut" style:family="text">
      <style:text-properties fo:color="#89DDFF"/>
    </style:style>
    <style:style style:name="T932" style:parent-style-name="Policepardéfaut" style:family="text">
      <style:text-properties fo:font-style="italic" style:font-style-asian="italic" style:font-style-complex="italic" fo:color="#C792EA"/>
    </style:style>
    <style:style style:name="T933" style:parent-style-name="Policepardéfaut" style:family="text">
      <style:text-properties fo:color="#89DDFF"/>
    </style:style>
    <style:style style:name="T934" style:parent-style-name="Policepardéfaut" style:family="text">
      <style:text-properties fo:color="#EEFFE3"/>
    </style:style>
    <style:style style:name="T935" style:parent-style-name="Policepardéfaut" style:family="text">
      <style:text-properties fo:color="#89DDFF"/>
    </style:style>
    <style:style style:name="T936" style:parent-style-name="Policepardéfaut" style:family="text">
      <style:text-properties fo:color="#EEFFE3"/>
    </style:style>
    <style:style style:name="T937" style:parent-style-name="Policepardéfaut" style:family="text">
      <style:text-properties fo:color="#89DDFF"/>
    </style:style>
    <style:style style:name="T938" style:parent-style-name="Policepardéfaut" style:family="text">
      <style:text-properties fo:color="#89DDFF"/>
    </style:style>
    <style:style style:name="T939" style:parent-style-name="Policepardéfaut" style:family="text">
      <style:text-properties fo:color="#89DDFF"/>
    </style:style>
    <style:style style:name="T940" style:parent-style-name="Policepardéfaut" style:family="text">
      <style:text-properties fo:color="#82AAFF"/>
    </style:style>
    <style:style style:name="T941" style:parent-style-name="Policepardéfaut" style:family="text">
      <style:text-properties fo:color="#89DDFF"/>
    </style:style>
    <style:style style:name="T942" style:parent-style-name="Policepardéfaut" style:family="text">
      <style:text-properties fo:color="#C3E88D"/>
    </style:style>
    <style:style style:name="T943" style:parent-style-name="Policepardéfaut" style:family="text">
      <style:text-properties fo:color="#89DDFF"/>
    </style:style>
    <style:style style:name="T944" style:parent-style-name="Policepardéfaut" style:family="text">
      <style:text-properties fo:color="#EEFFE3"/>
    </style:style>
    <style:style style:name="T945" style:parent-style-name="Policepardéfaut" style:family="text">
      <style:text-properties fo:color="#89DDFF"/>
    </style:style>
    <style:style style:name="T946" style:parent-style-name="Policepardéfaut" style:family="text">
      <style:text-properties fo:color="#EEFFE3"/>
    </style:style>
    <style:style style:name="T947" style:parent-style-name="Policepardéfaut" style:family="text">
      <style:text-properties fo:color="#89DDFF"/>
    </style:style>
    <style:style style:name="T948" style:parent-style-name="Policepardéfaut" style:family="text">
      <style:text-properties fo:color="#89DDFF"/>
    </style:style>
    <style:style style:name="T949" style:parent-style-name="Policepardéfaut" style:family="text">
      <style:text-properties fo:color="#89DDFF"/>
    </style:style>
    <style:style style:name="T950" style:parent-style-name="Policepardéfaut" style:family="text">
      <style:text-properties fo:font-style="italic" style:font-style-asian="italic" style:font-style-complex="italic" fo:color="#C792EA"/>
    </style:style>
    <style:style style:name="T951" style:parent-style-name="Policepardéfaut" style:family="text">
      <style:text-properties fo:color="#F78C6C"/>
    </style:style>
    <style:style style:name="T952" style:parent-style-name="Policepardéfaut" style:family="text">
      <style:text-properties fo:color="#89DDFF"/>
    </style:style>
    <style:style style:name="T953" style:parent-style-name="Policepardéfaut" style:family="text">
      <style:text-properties fo:color="#89DDFF"/>
    </style:style>
    <style:style style:name="P954" style:parent-style-name="Normal" style:family="paragraph">
      <style:paragraph-properties fo:margin-bottom="0in" fo:line-height="100%"/>
    </style:style>
    <style:style style:name="P955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56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57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59" style:family="table-column">
      <style:table-column-properties style:column-width="6.293in"/>
    </style:style>
    <style:style style:name="Table958" style:family="table">
      <style:table-properties style:width="6.293in" fo:margin-left="0in" table:align="left"/>
    </style:style>
    <style:style style:name="TableRow960" style:family="table-row">
      <style:table-row-properties style:min-row-height="1.3298in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PréformatéHTML" style:family="paragraph">
      <style:paragraph-properties fo:background-color="#0F111A"/>
    </style:style>
    <style:style style:name="T963" style:parent-style-name="Policepardéfaut" style:family="text">
      <style:text-properties fo:color="#82AAFF"/>
    </style:style>
    <style:style style:name="T964" style:parent-style-name="Policepardéfaut" style:family="text">
      <style:text-properties fo:color="#C3E88D"/>
    </style:style>
    <style:style style:name="T965" style:parent-style-name="Policepardéfaut" style:family="text">
      <style:text-properties fo:color="#C3E88D"/>
    </style:style>
    <style:style style:name="T966" style:parent-style-name="Policepardéfaut" style:family="text">
      <style:text-properties fo:color="#C3E88D"/>
    </style:style>
    <style:style style:name="T967" style:parent-style-name="Policepardéfaut" style:family="text">
      <style:text-properties fo:font-style="italic" style:font-style-asian="italic" style:font-style-complex="italic" fo:color="#C792EA"/>
    </style:style>
    <style:style style:name="T968" style:parent-style-name="Policepardéfaut" style:family="text">
      <style:text-properties fo:color="#82AAFF"/>
    </style:style>
    <style:style style:name="T969" style:parent-style-name="Policepardéfaut" style:family="text">
      <style:text-properties fo:color="#89DDFF"/>
    </style:style>
    <style:style style:name="T970" style:parent-style-name="Policepardéfaut" style:family="text">
      <style:text-properties fo:color="#89DDFF"/>
    </style:style>
    <style:style style:name="T971" style:parent-style-name="Policepardéfaut" style:family="text">
      <style:text-properties fo:font-style="italic" style:font-style-asian="italic" style:font-style-complex="italic" fo:color="#C792EA"/>
    </style:style>
    <style:style style:name="T972" style:parent-style-name="Policepardéfaut" style:family="text">
      <style:text-properties fo:color="#EEFFE3"/>
    </style:style>
    <style:style style:name="T973" style:parent-style-name="Policepardéfaut" style:family="text">
      <style:text-properties fo:color="#89DDFF"/>
    </style:style>
    <style:style style:name="T974" style:parent-style-name="Policepardéfaut" style:family="text">
      <style:text-properties fo:color="#EEFFE3"/>
    </style:style>
    <style:style style:name="T975" style:parent-style-name="Policepardéfaut" style:family="text">
      <style:text-properties fo:color="#89DDFF"/>
    </style:style>
    <style:style style:name="T976" style:parent-style-name="Policepardéfaut" style:family="text">
      <style:text-properties fo:color="#EEFFE3"/>
    </style:style>
    <style:style style:name="T977" style:parent-style-name="Policepardéfaut" style:family="text">
      <style:text-properties fo:color="#89DDFF"/>
    </style:style>
    <style:style style:name="T978" style:parent-style-name="Policepardéfaut" style:family="text">
      <style:text-properties fo:color="#89DDFF"/>
    </style:style>
    <style:style style:name="T979" style:parent-style-name="Policepardéfaut" style:family="text">
      <style:text-properties fo:color="#89DDFF"/>
    </style:style>
    <style:style style:name="T980" style:parent-style-name="Policepardéfaut" style:family="text">
      <style:text-properties fo:color="#EEFFE3"/>
    </style:style>
    <style:style style:name="T981" style:parent-style-name="Policepardéfaut" style:family="text">
      <style:text-properties fo:color="#89DDFF"/>
    </style:style>
    <style:style style:name="T982" style:parent-style-name="Policepardéfaut" style:family="text">
      <style:text-properties fo:color="#F78C6C"/>
    </style:style>
    <style:style style:name="T983" style:parent-style-name="Policepardéfaut" style:family="text">
      <style:text-properties fo:color="#89DDFF"/>
    </style:style>
    <style:style style:name="T984" style:parent-style-name="Policepardéfaut" style:family="text">
      <style:text-properties fo:color="#89DDFF"/>
    </style:style>
    <style:style style:name="T985" style:parent-style-name="Policepardéfaut" style:family="text">
      <style:text-properties fo:color="#EEFFE3"/>
    </style:style>
    <style:style style:name="T986" style:parent-style-name="Policepardéfaut" style:family="text">
      <style:text-properties fo:color="#89DDFF"/>
    </style:style>
    <style:style style:name="T987" style:parent-style-name="Policepardéfaut" style:family="text">
      <style:text-properties fo:color="#F78C6C"/>
    </style:style>
    <style:style style:name="T988" style:parent-style-name="Policepardéfaut" style:family="text">
      <style:text-properties fo:color="#89DDFF"/>
    </style:style>
    <style:style style:name="T989" style:parent-style-name="Policepardéfaut" style:family="text">
      <style:text-properties fo:color="#89DDFF"/>
    </style:style>
    <style:style style:name="T990" style:parent-style-name="Policepardéfaut" style:family="text">
      <style:text-properties fo:font-style="italic" style:font-style-asian="italic" style:font-style-complex="italic" fo:color="#C792EA"/>
    </style:style>
    <style:style style:name="T991" style:parent-style-name="Policepardéfaut" style:family="text">
      <style:text-properties fo:color="#89DDFF"/>
    </style:style>
    <style:style style:name="T992" style:parent-style-name="Policepardéfaut" style:family="text">
      <style:text-properties fo:color="#89DDFF"/>
    </style:style>
    <style:style style:name="T993" style:parent-style-name="Policepardéfaut" style:family="text">
      <style:text-properties fo:color="#82AAFF"/>
    </style:style>
    <style:style style:name="T994" style:parent-style-name="Policepardéfaut" style:family="text">
      <style:text-properties fo:color="#89DDFF"/>
    </style:style>
    <style:style style:name="T995" style:parent-style-name="Policepardéfaut" style:family="text">
      <style:text-properties fo:color="#C3E88D"/>
    </style:style>
    <style:style style:name="T996" style:parent-style-name="Policepardéfaut" style:family="text">
      <style:text-properties fo:color="#89DDFF"/>
    </style:style>
    <style:style style:name="T997" style:parent-style-name="Policepardéfaut" style:family="text">
      <style:text-properties fo:color="#C3E88D"/>
    </style:style>
    <style:style style:name="T998" style:parent-style-name="Policepardéfaut" style:family="text">
      <style:text-properties fo:color="#89DDFF"/>
    </style:style>
    <style:style style:name="T999" style:parent-style-name="Policepardéfaut" style:family="text">
      <style:text-properties fo:color="#89DDFF"/>
    </style:style>
    <style:style style:name="T1000" style:parent-style-name="Policepardéfaut" style:family="text">
      <style:text-properties fo:color="#82AAFF"/>
    </style:style>
    <style:style style:name="T1001" style:parent-style-name="Policepardéfaut" style:family="text">
      <style:text-properties fo:color="#89DDFF"/>
    </style:style>
    <style:style style:name="T1002" style:parent-style-name="Policepardéfaut" style:family="text">
      <style:text-properties fo:color="#C3E88D"/>
    </style:style>
    <style:style style:name="T1003" style:parent-style-name="Policepardéfaut" style:family="text">
      <style:text-properties fo:color="#89DDFF"/>
    </style:style>
    <style:style style:name="T1004" style:parent-style-name="Policepardéfaut" style:family="text">
      <style:text-properties fo:color="#EEFFE3"/>
    </style:style>
    <style:style style:name="T1005" style:parent-style-name="Policepardéfaut" style:family="text">
      <style:text-properties fo:color="#89DDFF"/>
    </style:style>
    <style:style style:name="T1006" style:parent-style-name="Policepardéfaut" style:family="text">
      <style:text-properties fo:color="#89DDFF"/>
    </style:style>
    <style:style style:name="T1007" style:parent-style-name="Policepardéfaut" style:family="text">
      <style:text-properties fo:color="#89DDFF"/>
    </style:style>
    <style:style style:name="T1008" style:parent-style-name="Policepardéfaut" style:family="text">
      <style:text-properties fo:font-style="italic" style:font-style-asian="italic" style:font-style-complex="italic" fo:color="#C792EA"/>
    </style:style>
    <style:style style:name="T1009" style:parent-style-name="Policepardéfaut" style:family="text">
      <style:text-properties fo:color="#89DDFF"/>
    </style:style>
    <style:style style:name="T1010" style:parent-style-name="Policepardéfaut" style:family="text">
      <style:text-properties fo:color="#EEFFE3"/>
    </style:style>
    <style:style style:name="T1011" style:parent-style-name="Policepardéfaut" style:family="text">
      <style:text-properties fo:color="#89DDFF"/>
    </style:style>
    <style:style style:name="T1012" style:parent-style-name="Policepardéfaut" style:family="text">
      <style:text-properties fo:color="#EEFFE3"/>
    </style:style>
    <style:style style:name="T1013" style:parent-style-name="Policepardéfaut" style:family="text">
      <style:text-properties fo:color="#89DDFF"/>
    </style:style>
    <style:style style:name="T1014" style:parent-style-name="Policepardéfaut" style:family="text">
      <style:text-properties fo:color="#EEFFE3"/>
    </style:style>
    <style:style style:name="T1015" style:parent-style-name="Policepardéfaut" style:family="text">
      <style:text-properties fo:color="#89DDFF"/>
    </style:style>
    <style:style style:name="T1016" style:parent-style-name="Policepardéfaut" style:family="text">
      <style:text-properties fo:color="#F78C6C"/>
    </style:style>
    <style:style style:name="T1017" style:parent-style-name="Policepardéfaut" style:family="text">
      <style:text-properties fo:color="#89DDFF"/>
    </style:style>
    <style:style style:name="T1018" style:parent-style-name="Policepardéfaut" style:family="text">
      <style:text-properties fo:color="#89DDFF"/>
    </style:style>
    <style:style style:name="T1019" style:parent-style-name="Policepardéfaut" style:family="text">
      <style:text-properties fo:color="#EEFFE3"/>
    </style:style>
    <style:style style:name="T1020" style:parent-style-name="Policepardéfaut" style:family="text">
      <style:text-properties fo:color="#89DDFF"/>
    </style:style>
    <style:style style:name="T1021" style:parent-style-name="Policepardéfaut" style:family="text">
      <style:text-properties fo:color="#EEFFE3"/>
    </style:style>
    <style:style style:name="T1022" style:parent-style-name="Policepardéfaut" style:family="text">
      <style:text-properties fo:color="#89DDFF"/>
    </style:style>
    <style:style style:name="T1023" style:parent-style-name="Policepardéfaut" style:family="text">
      <style:text-properties fo:color="#89DDFF"/>
    </style:style>
    <style:style style:name="T1024" style:parent-style-name="Policepardéfaut" style:family="text">
      <style:text-properties fo:font-style="italic" style:font-style-asian="italic" style:font-style-complex="italic" fo:color="#C792EA"/>
    </style:style>
    <style:style style:name="T1025" style:parent-style-name="Policepardéfaut" style:family="text">
      <style:text-properties fo:color="#89DDFF"/>
    </style:style>
    <style:style style:name="T1026" style:parent-style-name="Policepardéfaut" style:family="text">
      <style:text-properties fo:color="#EEFFE3"/>
    </style:style>
    <style:style style:name="T1027" style:parent-style-name="Policepardéfaut" style:family="text">
      <style:text-properties fo:color="#89DDFF"/>
    </style:style>
    <style:style style:name="T1028" style:parent-style-name="Policepardéfaut" style:family="text">
      <style:text-properties fo:color="#EEFFE3"/>
    </style:style>
    <style:style style:name="T1029" style:parent-style-name="Policepardéfaut" style:family="text">
      <style:text-properties fo:color="#89DDFF"/>
    </style:style>
    <style:style style:name="T1030" style:parent-style-name="Policepardéfaut" style:family="text">
      <style:text-properties fo:color="#89DDFF"/>
    </style:style>
    <style:style style:name="T1031" style:parent-style-name="Policepardéfaut" style:family="text">
      <style:text-properties fo:color="#EEFFE3"/>
    </style:style>
    <style:style style:name="T1032" style:parent-style-name="Policepardéfaut" style:family="text">
      <style:text-properties fo:color="#89DDFF"/>
    </style:style>
    <style:style style:name="T1033" style:parent-style-name="Policepardéfaut" style:family="text">
      <style:text-properties fo:color="#EEFFE3"/>
    </style:style>
    <style:style style:name="T1034" style:parent-style-name="Policepardéfaut" style:family="text">
      <style:text-properties fo:color="#89DDFF"/>
    </style:style>
    <style:style style:name="T1035" style:parent-style-name="Policepardéfaut" style:family="text">
      <style:text-properties fo:color="#89DDFF"/>
    </style:style>
    <style:style style:name="T1036" style:parent-style-name="Policepardéfaut" style:family="text">
      <style:text-properties fo:color="#89DDFF"/>
    </style:style>
    <style:style style:name="T1037" style:parent-style-name="Policepardéfaut" style:family="text">
      <style:text-properties fo:font-style="italic" style:font-style-asian="italic" style:font-style-complex="italic" fo:color="#C792EA"/>
    </style:style>
    <style:style style:name="T1038" style:parent-style-name="Policepardéfaut" style:family="text">
      <style:text-properties fo:color="#89DDFF"/>
    </style:style>
    <style:style style:name="T1039" style:parent-style-name="Policepardéfaut" style:family="text">
      <style:text-properties fo:color="#EEFFE3"/>
    </style:style>
    <style:style style:name="T1040" style:parent-style-name="Policepardéfaut" style:family="text">
      <style:text-properties fo:color="#89DDFF"/>
    </style:style>
    <style:style style:name="T1041" style:parent-style-name="Policepardéfaut" style:family="text">
      <style:text-properties fo:color="#F78C6C"/>
    </style:style>
    <style:style style:name="T1042" style:parent-style-name="Policepardéfaut" style:family="text">
      <style:text-properties fo:color="#89DDFF"/>
    </style:style>
    <style:style style:name="T1043" style:parent-style-name="Policepardéfaut" style:family="text">
      <style:text-properties fo:color="#89DDFF"/>
    </style:style>
    <style:style style:name="T1044" style:parent-style-name="Policepardéfaut" style:family="text">
      <style:text-properties fo:color="#89DDFF"/>
    </style:style>
    <style:style style:name="T1045" style:parent-style-name="Policepardéfaut" style:family="text">
      <style:text-properties fo:color="#82AAFF"/>
    </style:style>
    <style:style style:name="T1046" style:parent-style-name="Policepardéfaut" style:family="text">
      <style:text-properties fo:color="#89DDFF"/>
    </style:style>
    <style:style style:name="T1047" style:parent-style-name="Policepardéfaut" style:family="text">
      <style:text-properties fo:color="#C3E88D"/>
    </style:style>
    <style:style style:name="T1048" style:parent-style-name="Policepardéfaut" style:family="text">
      <style:text-properties fo:color="#89DDFF"/>
    </style:style>
    <style:style style:name="T1049" style:parent-style-name="Policepardéfaut" style:family="text">
      <style:text-properties fo:color="#EEFFE3"/>
    </style:style>
    <style:style style:name="T1050" style:parent-style-name="Policepardéfaut" style:family="text">
      <style:text-properties fo:color="#89DDFF"/>
    </style:style>
    <style:style style:name="T1051" style:parent-style-name="Policepardéfaut" style:family="text">
      <style:text-properties fo:color="#EEFFE3"/>
    </style:style>
    <style:style style:name="T1052" style:parent-style-name="Policepardéfaut" style:family="text">
      <style:text-properties fo:color="#89DDFF"/>
    </style:style>
    <style:style style:name="T1053" style:parent-style-name="Policepardéfaut" style:family="text">
      <style:text-properties fo:color="#89DDFF"/>
    </style:style>
    <style:style style:name="T1054" style:parent-style-name="Policepardéfaut" style:family="text">
      <style:text-properties fo:color="#89DDFF"/>
    </style:style>
    <style:style style:name="T1055" style:parent-style-name="Policepardéfaut" style:family="text">
      <style:text-properties fo:font-style="italic" style:font-style-asian="italic" style:font-style-complex="italic" fo:color="#C792EA"/>
    </style:style>
    <style:style style:name="T1056" style:parent-style-name="Policepardéfaut" style:family="text">
      <style:text-properties fo:color="#F78C6C"/>
    </style:style>
    <style:style style:name="T1057" style:parent-style-name="Policepardéfaut" style:family="text">
      <style:text-properties fo:color="#89DDFF"/>
    </style:style>
    <style:style style:name="T1058" style:parent-style-name="Policepardéfaut" style:family="text">
      <style:text-properties fo:color="#89DDFF"/>
    </style:style>
    <style:style style:name="P1059" style:parent-style-name="Normal" style:family="paragraph">
      <style:paragraph-properties fo:margin-bottom="0in" fo:line-height="100%"/>
    </style:style>
    <style:style style:name="P1060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061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062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063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65" style:family="table-column">
      <style:table-column-properties style:column-width="6.293in"/>
    </style:style>
    <style:style style:name="Table1064" style:family="table">
      <style:table-properties style:width="6.293in" fo:margin-left="0in" table:align="lef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PréformatéHTML" style:family="paragraph">
      <style:paragraph-properties fo:background-color="#0F111A"/>
    </style:style>
    <style:style style:name="T1069" style:parent-style-name="Policepardéfaut" style:family="text">
      <style:text-properties fo:color="#82AAFF"/>
    </style:style>
    <style:style style:name="T1070" style:parent-style-name="Policepardéfaut" style:family="text">
      <style:text-properties fo:color="#C3E88D"/>
    </style:style>
    <style:style style:name="T1071" style:parent-style-name="Policepardéfaut" style:family="text">
      <style:text-properties fo:color="#C3E88D"/>
    </style:style>
    <style:style style:name="T1072" style:parent-style-name="Policepardéfaut" style:family="text">
      <style:text-properties fo:color="#C3E88D"/>
    </style:style>
    <style:style style:name="T1073" style:parent-style-name="Policepardéfaut" style:family="text">
      <style:text-properties fo:font-style="italic" style:font-style-asian="italic" style:font-style-complex="italic" fo:color="#C792EA"/>
    </style:style>
    <style:style style:name="T1074" style:parent-style-name="Policepardéfaut" style:family="text">
      <style:text-properties fo:color="#82AAFF"/>
    </style:style>
    <style:style style:name="T1075" style:parent-style-name="Policepardéfaut" style:family="text">
      <style:text-properties fo:color="#89DDFF"/>
    </style:style>
    <style:style style:name="T1076" style:parent-style-name="Policepardéfaut" style:family="text">
      <style:text-properties fo:color="#89DDFF"/>
    </style:style>
    <style:style style:name="T1077" style:parent-style-name="Policepardéfaut" style:family="text">
      <style:text-properties fo:color="#89DDFF"/>
    </style:style>
    <style:style style:name="T1078" style:parent-style-name="Policepardéfaut" style:family="text">
      <style:text-properties fo:font-style="italic" style:font-style-asian="italic" style:font-style-complex="italic" fo:color="#C792EA"/>
    </style:style>
    <style:style style:name="T1079" style:parent-style-name="Policepardéfaut" style:family="text">
      <style:text-properties fo:color="#EEFFE3"/>
    </style:style>
    <style:style style:name="T1080" style:parent-style-name="Policepardéfaut" style:family="text">
      <style:text-properties fo:color="#89DDFF"/>
    </style:style>
    <style:style style:name="T1081" style:parent-style-name="Policepardéfaut" style:family="text">
      <style:text-properties fo:color="#89DDFF"/>
    </style:style>
    <style:style style:name="T1082" style:parent-style-name="Policepardéfaut" style:family="text">
      <style:text-properties fo:color="#EEFFE3"/>
    </style:style>
    <style:style style:name="T1083" style:parent-style-name="Policepardéfaut" style:family="text">
      <style:text-properties fo:color="#89DDFF"/>
    </style:style>
    <style:style style:name="T1084" style:parent-style-name="Policepardéfaut" style:family="text">
      <style:text-properties fo:color="#C3E88D"/>
    </style:style>
    <style:style style:name="T1085" style:parent-style-name="Policepardéfaut" style:family="text">
      <style:text-properties fo:color="#89DDFF"/>
    </style:style>
    <style:style style:name="T1086" style:parent-style-name="Policepardéfaut" style:family="text">
      <style:text-properties fo:color="#89DDFF"/>
    </style:style>
    <style:style style:name="T1087" style:parent-style-name="Policepardéfaut" style:family="text">
      <style:text-properties fo:font-style="italic" style:font-style-asian="italic" style:font-style-complex="italic" fo:color="#C792EA"/>
    </style:style>
    <style:style style:name="T1088" style:parent-style-name="Policepardéfaut" style:family="text">
      <style:text-properties fo:color="#89DDFF"/>
    </style:style>
    <style:style style:name="T1089" style:parent-style-name="Policepardéfaut" style:family="text">
      <style:text-properties fo:color="#EEFFE3"/>
    </style:style>
    <style:style style:name="T1090" style:parent-style-name="Policepardéfaut" style:family="text">
      <style:text-properties fo:color="#89DDFF"/>
    </style:style>
    <style:style style:name="T1091" style:parent-style-name="Policepardéfaut" style:family="text">
      <style:text-properties fo:color="#C3E88D"/>
    </style:style>
    <style:style style:name="T1092" style:parent-style-name="Policepardéfaut" style:family="text">
      <style:text-properties fo:color="#89DDFF"/>
    </style:style>
    <style:style style:name="T1093" style:parent-style-name="Policepardéfaut" style:family="text">
      <style:text-properties fo:color="#89DDFF"/>
    </style:style>
    <style:style style:name="T1094" style:parent-style-name="Policepardéfaut" style:family="text">
      <style:text-properties fo:color="#82AAFF"/>
    </style:style>
    <style:style style:name="T1095" style:parent-style-name="Policepardéfaut" style:family="text">
      <style:text-properties fo:color="#89DDFF"/>
    </style:style>
    <style:style style:name="T1096" style:parent-style-name="Policepardéfaut" style:family="text">
      <style:text-properties fo:color="#C3E88D"/>
    </style:style>
    <style:style style:name="T1097" style:parent-style-name="Policepardéfaut" style:family="text">
      <style:text-properties fo:color="#89DDFF"/>
    </style:style>
    <style:style style:name="T1098" style:parent-style-name="Policepardéfaut" style:family="text">
      <style:text-properties fo:color="#C3E88D"/>
    </style:style>
    <style:style style:name="T1099" style:parent-style-name="Policepardéfaut" style:family="text">
      <style:text-properties fo:color="#89DDFF"/>
    </style:style>
    <style:style style:name="T1100" style:parent-style-name="Policepardéfaut" style:family="text">
      <style:text-properties fo:color="#EEFFE3"/>
    </style:style>
    <style:style style:name="T1101" style:parent-style-name="Policepardéfaut" style:family="text">
      <style:text-properties fo:color="#89DDFF"/>
    </style:style>
    <style:style style:name="T1102" style:parent-style-name="Policepardéfaut" style:family="text">
      <style:text-properties fo:color="#EEFFE3"/>
    </style:style>
    <style:style style:name="T1103" style:parent-style-name="Policepardéfaut" style:family="text">
      <style:text-properties fo:color="#89DDFF"/>
    </style:style>
    <style:style style:name="T1104" style:parent-style-name="Policepardéfaut" style:family="text">
      <style:text-properties fo:color="#EEFFE3"/>
    </style:style>
    <style:style style:name="T1105" style:parent-style-name="Policepardéfaut" style:family="text">
      <style:text-properties fo:color="#89DDFF"/>
    </style:style>
    <style:style style:name="T1106" style:parent-style-name="Policepardéfaut" style:family="text">
      <style:text-properties fo:color="#89DDFF"/>
    </style:style>
    <style:style style:name="T1107" style:parent-style-name="Policepardéfaut" style:family="text">
      <style:text-properties fo:color="#EEFFE3"/>
    </style:style>
    <style:style style:name="T1108" style:parent-style-name="Policepardéfaut" style:family="text">
      <style:text-properties fo:color="#89DDFF"/>
    </style:style>
    <style:style style:name="T1109" style:parent-style-name="Policepardéfaut" style:family="text">
      <style:text-properties fo:color="#89DDFF"/>
    </style:style>
    <style:style style:name="T1110" style:parent-style-name="Policepardéfaut" style:family="text">
      <style:text-properties fo:color="#89DDFF"/>
    </style:style>
    <style:style style:name="T1111" style:parent-style-name="Policepardéfaut" style:family="text">
      <style:text-properties fo:color="#89DDFF"/>
    </style:style>
    <style:style style:name="T1112" style:parent-style-name="Policepardéfaut" style:family="text">
      <style:text-properties fo:font-style="italic" style:font-style-asian="italic" style:font-style-complex="italic" fo:color="#C792EA"/>
    </style:style>
    <style:style style:name="T1113" style:parent-style-name="Policepardéfaut" style:family="text">
      <style:text-properties fo:color="#F78C6C"/>
    </style:style>
    <style:style style:name="T1114" style:parent-style-name="Policepardéfaut" style:family="text">
      <style:text-properties fo:color="#89DDFF"/>
    </style:style>
    <style:style style:name="T1115" style:parent-style-name="Policepardéfaut" style:family="text">
      <style:text-properties fo:color="#89DDFF"/>
    </style:style>
    <style:style style:name="P1116" style:parent-style-name="Normal" style:family="paragraph">
      <style:paragraph-properties fo:margin-bottom="0in" fo:line-height="100%"/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117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118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119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21" style:family="table-column">
      <style:table-column-properties style:column-width="6.293in"/>
    </style:style>
    <style:style style:name="Table1120" style:family="table">
      <style:table-properties style:width="6.293in" fo:margin-left="0in" table:align="left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PréformatéHTML" style:family="paragraph">
      <style:paragraph-properties fo:background-color="#0F111A"/>
    </style:style>
    <style:style style:name="T1125" style:parent-style-name="Policepardéfaut" style:family="text">
      <style:text-properties fo:color="#82AAFF"/>
    </style:style>
    <style:style style:name="T1126" style:parent-style-name="Policepardéfaut" style:family="text">
      <style:text-properties fo:color="#C3E88D"/>
    </style:style>
    <style:style style:name="T1127" style:parent-style-name="Policepardéfaut" style:family="text">
      <style:text-properties fo:color="#C3E88D"/>
    </style:style>
    <style:style style:name="T1128" style:parent-style-name="Policepardéfaut" style:family="text">
      <style:text-properties fo:color="#C3E88D"/>
    </style:style>
    <style:style style:name="T1129" style:parent-style-name="Policepardéfaut" style:family="text">
      <style:text-properties fo:font-style="italic" style:font-style-asian="italic" style:font-style-complex="italic" fo:color="#C792EA"/>
    </style:style>
    <style:style style:name="T1130" style:parent-style-name="Policepardéfaut" style:family="text">
      <style:text-properties fo:color="#82AAFF"/>
    </style:style>
    <style:style style:name="T1131" style:parent-style-name="Policepardéfaut" style:family="text">
      <style:text-properties fo:color="#89DDFF"/>
    </style:style>
    <style:style style:name="T1132" style:parent-style-name="Policepardéfaut" style:family="text">
      <style:text-properties fo:color="#89DDFF"/>
    </style:style>
    <style:style style:name="T1133" style:parent-style-name="Policepardéfaut" style:family="text">
      <style:text-properties fo:font-style="italic" style:font-style-asian="italic" style:font-style-complex="italic" fo:color="#C792EA"/>
    </style:style>
    <style:style style:name="T1134" style:parent-style-name="Policepardéfaut" style:family="text">
      <style:text-properties fo:color="#EEFFE3"/>
    </style:style>
    <style:style style:name="T1135" style:parent-style-name="Policepardéfaut" style:family="text">
      <style:text-properties fo:color="#89DDFF"/>
    </style:style>
    <style:style style:name="T1136" style:parent-style-name="Policepardéfaut" style:family="text">
      <style:text-properties fo:color="#89DDFF"/>
    </style:style>
    <style:style style:name="T1137" style:parent-style-name="Policepardéfaut" style:family="text">
      <style:text-properties fo:font-style="italic" style:font-style-asian="italic" style:font-style-complex="italic" fo:color="#C792EA"/>
    </style:style>
    <style:style style:name="T1138" style:parent-style-name="Policepardéfaut" style:family="text">
      <style:text-properties fo:color="#EEFFE3"/>
    </style:style>
    <style:style style:name="T1139" style:parent-style-name="Policepardéfaut" style:family="text">
      <style:text-properties fo:color="#89DDFF"/>
    </style:style>
    <style:style style:name="T1140" style:parent-style-name="Policepardéfaut" style:family="text">
      <style:text-properties fo:color="#EEFFE3"/>
    </style:style>
    <style:style style:name="T1141" style:parent-style-name="Policepardéfaut" style:family="text">
      <style:text-properties fo:color="#89DDFF"/>
    </style:style>
    <style:style style:name="T1142" style:parent-style-name="Policepardéfaut" style:family="text">
      <style:text-properties fo:color="#EEFFE3"/>
    </style:style>
    <style:style style:name="T1143" style:parent-style-name="Policepardéfaut" style:family="text">
      <style:text-properties fo:color="#89DDFF"/>
    </style:style>
    <style:style style:name="T1144" style:parent-style-name="Policepardéfaut" style:family="text">
      <style:text-properties fo:color="#89DDFF"/>
    </style:style>
    <style:style style:name="T1145" style:parent-style-name="Policepardéfaut" style:family="text">
      <style:text-properties fo:color="#89DDFF"/>
    </style:style>
    <style:style style:name="T1146" style:parent-style-name="Policepardéfaut" style:family="text">
      <style:text-properties fo:color="#EEFFE3"/>
    </style:style>
    <style:style style:name="T1147" style:parent-style-name="Policepardéfaut" style:family="text">
      <style:text-properties fo:color="#89DDFF"/>
    </style:style>
    <style:style style:name="T1148" style:parent-style-name="Policepardéfaut" style:family="text">
      <style:text-properties fo:color="#F78C6C"/>
    </style:style>
    <style:style style:name="T1149" style:parent-style-name="Policepardéfaut" style:family="text">
      <style:text-properties fo:color="#89DDFF"/>
    </style:style>
    <style:style style:name="T1150" style:parent-style-name="Policepardéfaut" style:family="text">
      <style:text-properties fo:color="#89DDFF"/>
    </style:style>
    <style:style style:name="T1151" style:parent-style-name="Policepardéfaut" style:family="text">
      <style:text-properties fo:color="#89DDFF"/>
    </style:style>
    <style:style style:name="T1152" style:parent-style-name="Policepardéfaut" style:family="text">
      <style:text-properties fo:color="#82AAFF"/>
    </style:style>
    <style:style style:name="T1153" style:parent-style-name="Policepardéfaut" style:family="text">
      <style:text-properties fo:color="#89DDFF"/>
    </style:style>
    <style:style style:name="T1154" style:parent-style-name="Policepardéfaut" style:family="text">
      <style:text-properties fo:color="#C3E88D"/>
    </style:style>
    <style:style style:name="T1155" style:parent-style-name="Policepardéfaut" style:family="text">
      <style:text-properties fo:color="#89DDFF"/>
    </style:style>
    <style:style style:name="T1156" style:parent-style-name="Policepardéfaut" style:family="text">
      <style:text-properties fo:color="#C3E88D"/>
    </style:style>
    <style:style style:name="T1157" style:parent-style-name="Policepardéfaut" style:family="text">
      <style:text-properties fo:color="#89DDFF"/>
    </style:style>
    <style:style style:name="T1158" style:parent-style-name="Policepardéfaut" style:family="text">
      <style:text-properties fo:color="#89DDFF"/>
    </style:style>
    <style:style style:name="T1159" style:parent-style-name="Policepardéfaut" style:family="text">
      <style:text-properties fo:color="#82AAFF"/>
    </style:style>
    <style:style style:name="T1160" style:parent-style-name="Policepardéfaut" style:family="text">
      <style:text-properties fo:color="#89DDFF"/>
    </style:style>
    <style:style style:name="T1161" style:parent-style-name="Policepardéfaut" style:family="text">
      <style:text-properties fo:color="#C3E88D"/>
    </style:style>
    <style:style style:name="T1162" style:parent-style-name="Policepardéfaut" style:family="text">
      <style:text-properties fo:color="#89DDFF"/>
    </style:style>
    <style:style style:name="T1163" style:parent-style-name="Policepardéfaut" style:family="text">
      <style:text-properties fo:color="#EEFFE3"/>
    </style:style>
    <style:style style:name="T1164" style:parent-style-name="Policepardéfaut" style:family="text">
      <style:text-properties fo:color="#89DDFF"/>
    </style:style>
    <style:style style:name="T1165" style:parent-style-name="Policepardéfaut" style:family="text">
      <style:text-properties fo:color="#EEFFE3"/>
    </style:style>
    <style:style style:name="T1166" style:parent-style-name="Policepardéfaut" style:family="text">
      <style:text-properties fo:color="#89DDFF"/>
    </style:style>
    <style:style style:name="T1167" style:parent-style-name="Policepardéfaut" style:family="text">
      <style:text-properties fo:color="#89DDFF"/>
    </style:style>
    <style:style style:name="T1168" style:parent-style-name="Policepardéfaut" style:family="text">
      <style:text-properties fo:color="#89DDFF"/>
    </style:style>
    <style:style style:name="T1169" style:parent-style-name="Policepardéfaut" style:family="text">
      <style:text-properties fo:font-style="italic" style:font-style-asian="italic" style:font-style-complex="italic" fo:color="#C792EA"/>
    </style:style>
    <style:style style:name="T1170" style:parent-style-name="Policepardéfaut" style:family="text">
      <style:text-properties fo:color="#89DDFF"/>
    </style:style>
    <style:style style:name="T1171" style:parent-style-name="Policepardéfaut" style:family="text">
      <style:text-properties fo:color="#EEFFE3"/>
    </style:style>
    <style:style style:name="T1172" style:parent-style-name="Policepardéfaut" style:family="text">
      <style:text-properties fo:color="#89DDFF"/>
    </style:style>
    <style:style style:name="T1173" style:parent-style-name="Policepardéfaut" style:family="text">
      <style:text-properties fo:color="#EEFFE3"/>
    </style:style>
    <style:style style:name="T1174" style:parent-style-name="Policepardéfaut" style:family="text">
      <style:text-properties fo:color="#89DDFF"/>
    </style:style>
    <style:style style:name="T1175" style:parent-style-name="Policepardéfaut" style:family="text">
      <style:text-properties fo:color="#89DDFF"/>
    </style:style>
    <style:style style:name="T1176" style:parent-style-name="Policepardéfaut" style:family="text">
      <style:text-properties fo:color="#EEFFE3"/>
    </style:style>
    <style:style style:name="T1177" style:parent-style-name="Policepardéfaut" style:family="text">
      <style:text-properties fo:color="#89DDFF"/>
    </style:style>
    <style:style style:name="T1178" style:parent-style-name="Policepardéfaut" style:family="text">
      <style:text-properties fo:color="#EEFFE3"/>
    </style:style>
    <style:style style:name="T1179" style:parent-style-name="Policepardéfaut" style:family="text">
      <style:text-properties fo:color="#89DDFF"/>
    </style:style>
    <style:style style:name="T1180" style:parent-style-name="Policepardéfaut" style:family="text">
      <style:text-properties fo:color="#F78C6C"/>
    </style:style>
    <style:style style:name="T1181" style:parent-style-name="Policepardéfaut" style:family="text">
      <style:text-properties fo:color="#89DDFF"/>
    </style:style>
    <style:style style:name="T1182" style:parent-style-name="Policepardéfaut" style:family="text">
      <style:text-properties fo:color="#89DDFF"/>
    </style:style>
    <style:style style:name="T1183" style:parent-style-name="Policepardéfaut" style:family="text">
      <style:text-properties fo:font-style="italic" style:font-style-asian="italic" style:font-style-complex="italic" fo:color="#C792EA"/>
    </style:style>
    <style:style style:name="T1184" style:parent-style-name="Policepardéfaut" style:family="text">
      <style:text-properties fo:color="#89DDFF"/>
    </style:style>
    <style:style style:name="T1185" style:parent-style-name="Policepardéfaut" style:family="text">
      <style:text-properties fo:color="#EEFFE3"/>
    </style:style>
    <style:style style:name="T1186" style:parent-style-name="Policepardéfaut" style:family="text">
      <style:text-properties fo:color="#89DDFF"/>
    </style:style>
    <style:style style:name="T1187" style:parent-style-name="Policepardéfaut" style:family="text">
      <style:text-properties fo:color="#F78C6C"/>
    </style:style>
    <style:style style:name="T1188" style:parent-style-name="Policepardéfaut" style:family="text">
      <style:text-properties fo:color="#89DDFF"/>
    </style:style>
    <style:style style:name="T1189" style:parent-style-name="Policepardéfaut" style:family="text">
      <style:text-properties fo:color="#89DDFF"/>
    </style:style>
    <style:style style:name="T1190" style:parent-style-name="Policepardéfaut" style:family="text">
      <style:text-properties fo:color="#82AAFF"/>
    </style:style>
    <style:style style:name="T1191" style:parent-style-name="Policepardéfaut" style:family="text">
      <style:text-properties fo:color="#89DDFF"/>
    </style:style>
    <style:style style:name="T1192" style:parent-style-name="Policepardéfaut" style:family="text">
      <style:text-properties fo:color="#C3E88D"/>
    </style:style>
    <style:style style:name="T1193" style:parent-style-name="Policepardéfaut" style:family="text">
      <style:text-properties fo:color="#89DDFF"/>
    </style:style>
    <style:style style:name="T1194" style:parent-style-name="Policepardéfaut" style:family="text">
      <style:text-properties fo:color="#EEFFE3"/>
    </style:style>
    <style:style style:name="T1195" style:parent-style-name="Policepardéfaut" style:family="text">
      <style:text-properties fo:color="#89DDFF"/>
    </style:style>
    <style:style style:name="T1196" style:parent-style-name="Policepardéfaut" style:family="text">
      <style:text-properties fo:color="#89DDFF"/>
    </style:style>
    <style:style style:name="T1197" style:parent-style-name="Policepardéfaut" style:family="text">
      <style:text-properties fo:color="#EEFFE3"/>
    </style:style>
    <style:style style:name="T1198" style:parent-style-name="Policepardéfaut" style:family="text">
      <style:text-properties fo:color="#89DDFF"/>
    </style:style>
    <style:style style:name="T1199" style:parent-style-name="Policepardéfaut" style:family="text">
      <style:text-properties fo:color="#89DDFF"/>
    </style:style>
    <style:style style:name="T1200" style:parent-style-name="Policepardéfaut" style:family="text">
      <style:text-properties fo:color="#89DDFF"/>
    </style:style>
    <style:style style:name="T1201" style:parent-style-name="Policepardéfaut" style:family="text">
      <style:text-properties fo:color="#EEFFE3"/>
    </style:style>
    <style:style style:name="T1202" style:parent-style-name="Policepardéfaut" style:family="text">
      <style:text-properties fo:color="#89DDFF"/>
    </style:style>
    <style:style style:name="T1203" style:parent-style-name="Policepardéfaut" style:family="text">
      <style:text-properties fo:color="#89DDFF"/>
    </style:style>
    <style:style style:name="T1204" style:parent-style-name="Policepardéfaut" style:family="text">
      <style:text-properties fo:color="#82AAFF"/>
    </style:style>
    <style:style style:name="T1205" style:parent-style-name="Policepardéfaut" style:family="text">
      <style:text-properties fo:color="#89DDFF"/>
    </style:style>
    <style:style style:name="T1206" style:parent-style-name="Policepardéfaut" style:family="text">
      <style:text-properties fo:color="#C3E88D"/>
    </style:style>
    <style:style style:name="T1207" style:parent-style-name="Policepardéfaut" style:family="text">
      <style:text-properties fo:color="#89DDFF"/>
    </style:style>
    <style:style style:name="T1208" style:parent-style-name="Policepardéfaut" style:family="text">
      <style:text-properties fo:color="#C3E88D"/>
    </style:style>
    <style:style style:name="T1209" style:parent-style-name="Policepardéfaut" style:family="text">
      <style:text-properties fo:color="#89DDFF"/>
    </style:style>
    <style:style style:name="T1210" style:parent-style-name="Policepardéfaut" style:family="text">
      <style:text-properties fo:color="#89DDFF"/>
    </style:style>
    <style:style style:name="T1211" style:parent-style-name="Policepardéfaut" style:family="text">
      <style:text-properties fo:color="#89DDFF"/>
    </style:style>
    <style:style style:name="T1212" style:parent-style-name="Policepardéfaut" style:family="text">
      <style:text-properties fo:color="#89DDFF"/>
    </style:style>
    <style:style style:name="T1213" style:parent-style-name="Policepardéfaut" style:family="text">
      <style:text-properties fo:font-style="italic" style:font-style-asian="italic" style:font-style-complex="italic" fo:color="#C792EA"/>
    </style:style>
    <style:style style:name="T1214" style:parent-style-name="Policepardéfaut" style:family="text">
      <style:text-properties fo:color="#F78C6C"/>
    </style:style>
    <style:style style:name="T1215" style:parent-style-name="Policepardéfaut" style:family="text">
      <style:text-properties fo:color="#89DDFF"/>
    </style:style>
    <style:style style:name="T1216" style:parent-style-name="Policepardéfaut" style:family="text">
      <style:text-properties fo:color="#89DDFF"/>
    </style:style>
    <style:style style:name="P12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218" style:parent-style-name="Normal" style:family="paragraph">
      <style:paragraph-properties fo:margin-bottom="0in" fo:line-height="100%"/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219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220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221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222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223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224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26" style:family="table-column">
      <style:table-column-properties style:column-width="6.293in"/>
    </style:style>
    <style:style style:name="Table1225" style:family="table">
      <style:table-properties style:width="6.293in" fo:margin-left="0in" table:align="left"/>
    </style:style>
    <style:style style:name="TableRow1227" style:family="table-row">
      <style:table-row-properties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PréformatéHTML" style:family="paragraph">
      <style:paragraph-properties fo:background-color="#0F111A"/>
    </style:style>
    <style:style style:name="T1230" style:parent-style-name="Policepardéfaut" style:family="text">
      <style:text-properties fo:color="#82AAFF"/>
    </style:style>
    <style:style style:name="T1231" style:parent-style-name="Policepardéfaut" style:family="text">
      <style:text-properties fo:color="#C3E88D"/>
    </style:style>
    <style:style style:name="T1232" style:parent-style-name="Policepardéfaut" style:family="text">
      <style:text-properties fo:color="#C3E88D"/>
    </style:style>
    <style:style style:name="T1233" style:parent-style-name="Policepardéfaut" style:family="text">
      <style:text-properties fo:color="#C3E88D"/>
    </style:style>
    <style:style style:name="T1234" style:parent-style-name="Policepardéfaut" style:family="text">
      <style:text-properties fo:font-style="italic" style:font-style-asian="italic" style:font-style-complex="italic" fo:color="#C792EA"/>
    </style:style>
    <style:style style:name="T1235" style:parent-style-name="Policepardéfaut" style:family="text">
      <style:text-properties fo:color="#82AAFF"/>
    </style:style>
    <style:style style:name="T1236" style:parent-style-name="Policepardéfaut" style:family="text">
      <style:text-properties fo:color="#89DDFF"/>
    </style:style>
    <style:style style:name="T1237" style:parent-style-name="Policepardéfaut" style:family="text">
      <style:text-properties fo:font-style="italic" style:font-style-asian="italic" style:font-style-complex="italic" fo:color="#C792EA"/>
    </style:style>
    <style:style style:name="T1238" style:parent-style-name="Policepardéfaut" style:family="text">
      <style:text-properties fo:color="#89DDFF"/>
    </style:style>
    <style:style style:name="T1239" style:parent-style-name="Policepardéfaut" style:family="text">
      <style:text-properties fo:color="#89DDFF"/>
    </style:style>
    <style:style style:name="T1240" style:parent-style-name="Policepardéfaut" style:family="text">
      <style:text-properties fo:font-style="italic" style:font-style-asian="italic" style:font-style-complex="italic" fo:color="#C792EA"/>
    </style:style>
    <style:style style:name="T1241" style:parent-style-name="Policepardéfaut" style:family="text">
      <style:text-properties fo:color="#EEFFE3"/>
    </style:style>
    <style:style style:name="T1242" style:parent-style-name="Policepardéfaut" style:family="text">
      <style:text-properties fo:color="#89DDFF"/>
    </style:style>
    <style:style style:name="T1243" style:parent-style-name="Policepardéfaut" style:family="text">
      <style:text-properties fo:color="#EEFFE3"/>
    </style:style>
    <style:style style:name="T1244" style:parent-style-name="Policepardéfaut" style:family="text">
      <style:text-properties fo:color="#89DDFF"/>
    </style:style>
    <style:style style:name="T1245" style:parent-style-name="Policepardéfaut" style:family="text">
      <style:text-properties fo:color="#EEFFE3"/>
    </style:style>
    <style:style style:name="T1246" style:parent-style-name="Policepardéfaut" style:family="text">
      <style:text-properties fo:color="#89DDFF"/>
    </style:style>
    <style:style style:name="T1247" style:parent-style-name="Policepardéfaut" style:family="text">
      <style:text-properties fo:color="#EEFFE3"/>
    </style:style>
    <style:style style:name="T1248" style:parent-style-name="Policepardéfaut" style:family="text">
      <style:text-properties fo:color="#89DDFF"/>
    </style:style>
    <style:style style:name="T1249" style:parent-style-name="Policepardéfaut" style:family="text">
      <style:text-properties fo:color="#EEFFE3"/>
    </style:style>
    <style:style style:name="T1250" style:parent-style-name="Policepardéfaut" style:family="text">
      <style:text-properties fo:color="#89DDFF"/>
    </style:style>
    <style:style style:name="T1251" style:parent-style-name="Policepardéfaut" style:family="text">
      <style:text-properties fo:color="#89DDFF"/>
    </style:style>
    <style:style style:name="T1252" style:parent-style-name="Policepardéfaut" style:family="text">
      <style:text-properties fo:color="#89DDFF"/>
    </style:style>
    <style:style style:name="T1253" style:parent-style-name="Policepardéfaut" style:family="text">
      <style:text-properties fo:color="#EEFFE3"/>
    </style:style>
    <style:style style:name="T1254" style:parent-style-name="Policepardéfaut" style:family="text">
      <style:text-properties fo:color="#89DDFF"/>
    </style:style>
    <style:style style:name="T1255" style:parent-style-name="Policepardéfaut" style:family="text">
      <style:text-properties fo:color="#F78C6C"/>
    </style:style>
    <style:style style:name="T1256" style:parent-style-name="Policepardéfaut" style:family="text">
      <style:text-properties fo:color="#89DDFF"/>
    </style:style>
    <style:style style:name="T1257" style:parent-style-name="Policepardéfaut" style:family="text">
      <style:text-properties fo:color="#89DDFF"/>
    </style:style>
    <style:style style:name="T1258" style:parent-style-name="Policepardéfaut" style:family="text">
      <style:text-properties fo:color="#EEFFE3"/>
    </style:style>
    <style:style style:name="T1259" style:parent-style-name="Policepardéfaut" style:family="text">
      <style:text-properties fo:color="#89DDFF"/>
    </style:style>
    <style:style style:name="T1260" style:parent-style-name="Policepardéfaut" style:family="text">
      <style:text-properties fo:color="#F78C6C"/>
    </style:style>
    <style:style style:name="T1261" style:parent-style-name="Policepardéfaut" style:family="text">
      <style:text-properties fo:color="#89DDFF"/>
    </style:style>
    <style:style style:name="T1262" style:parent-style-name="Policepardéfaut" style:family="text">
      <style:text-properties fo:color="#89DDFF"/>
    </style:style>
    <style:style style:name="T1263" style:parent-style-name="Policepardéfaut" style:family="text">
      <style:text-properties fo:color="#89DDFF"/>
    </style:style>
    <style:style style:name="T1264" style:parent-style-name="Policepardéfaut" style:family="text">
      <style:text-properties fo:font-style="italic" style:font-style-asian="italic" style:font-style-complex="italic" fo:color="#C792EA"/>
    </style:style>
    <style:style style:name="T1265" style:parent-style-name="Policepardéfaut" style:family="text">
      <style:text-properties fo:color="#89DDFF"/>
    </style:style>
    <style:style style:name="T1266" style:parent-style-name="Policepardéfaut" style:family="text">
      <style:text-properties fo:color="#89DDFF"/>
    </style:style>
    <style:style style:name="T1267" style:parent-style-name="Policepardéfaut" style:family="text">
      <style:text-properties fo:color="#82AAFF"/>
    </style:style>
    <style:style style:name="T1268" style:parent-style-name="Policepardéfaut" style:family="text">
      <style:text-properties fo:color="#89DDFF"/>
    </style:style>
    <style:style style:name="T1269" style:parent-style-name="Policepardéfaut" style:family="text">
      <style:text-properties fo:color="#C3E88D"/>
    </style:style>
    <style:style style:name="T1270" style:parent-style-name="Policepardéfaut" style:family="text">
      <style:text-properties fo:color="#89DDFF"/>
    </style:style>
    <style:style style:name="T1271" style:parent-style-name="Policepardéfaut" style:family="text">
      <style:text-properties fo:color="#C3E88D"/>
    </style:style>
    <style:style style:name="T1272" style:parent-style-name="Policepardéfaut" style:family="text">
      <style:text-properties fo:color="#89DDFF"/>
    </style:style>
    <style:style style:name="T1273" style:parent-style-name="Policepardéfaut" style:family="text">
      <style:text-properties fo:color="#89DDFF"/>
    </style:style>
    <style:style style:name="T1274" style:parent-style-name="Policepardéfaut" style:family="text">
      <style:text-properties fo:color="#82AAFF"/>
    </style:style>
    <style:style style:name="T1275" style:parent-style-name="Policepardéfaut" style:family="text">
      <style:text-properties fo:color="#89DDFF"/>
    </style:style>
    <style:style style:name="T1276" style:parent-style-name="Policepardéfaut" style:family="text">
      <style:text-properties fo:color="#C3E88D"/>
    </style:style>
    <style:style style:name="T1277" style:parent-style-name="Policepardéfaut" style:family="text">
      <style:text-properties fo:color="#89DDFF"/>
    </style:style>
    <style:style style:name="T1278" style:parent-style-name="Policepardéfaut" style:family="text">
      <style:text-properties fo:color="#EEFFE3"/>
    </style:style>
    <style:style style:name="T1279" style:parent-style-name="Policepardéfaut" style:family="text">
      <style:text-properties fo:color="#89DDFF"/>
    </style:style>
    <style:style style:name="T1280" style:parent-style-name="Policepardéfaut" style:family="text">
      <style:text-properties fo:color="#89DDFF"/>
    </style:style>
    <style:style style:name="T1281" style:parent-style-name="Policepardéfaut" style:family="text">
      <style:text-properties fo:font-style="italic" style:font-style-asian="italic" style:font-style-complex="italic" fo:color="#C792EA"/>
    </style:style>
    <style:style style:name="T1282" style:parent-style-name="Policepardéfaut" style:family="text">
      <style:text-properties fo:color="#89DDFF"/>
    </style:style>
    <style:style style:name="T1283" style:parent-style-name="Policepardéfaut" style:family="text">
      <style:text-properties fo:color="#EEFFE3"/>
    </style:style>
    <style:style style:name="T1284" style:parent-style-name="Policepardéfaut" style:family="text">
      <style:text-properties fo:color="#89DDFF"/>
    </style:style>
    <style:style style:name="T1285" style:parent-style-name="Policepardéfaut" style:family="text">
      <style:text-properties fo:color="#F78C6C"/>
    </style:style>
    <style:style style:name="T1286" style:parent-style-name="Policepardéfaut" style:family="text">
      <style:text-properties fo:color="#89DDFF"/>
    </style:style>
    <style:style style:name="T1287" style:parent-style-name="Policepardéfaut" style:family="text">
      <style:text-properties fo:color="#89DDFF"/>
    </style:style>
    <style:style style:name="T1288" style:parent-style-name="Policepardéfaut" style:family="text">
      <style:text-properties fo:color="#89DDFF"/>
    </style:style>
    <style:style style:name="T1289" style:parent-style-name="Policepardéfaut" style:family="text">
      <style:text-properties fo:color="#89DDFF"/>
    </style:style>
    <style:style style:name="T1290" style:parent-style-name="Policepardéfaut" style:family="text">
      <style:text-properties fo:font-style="italic" style:font-style-asian="italic" style:font-style-complex="italic" fo:color="#C792EA"/>
    </style:style>
    <style:style style:name="T1291" style:parent-style-name="Policepardéfaut" style:family="text">
      <style:text-properties fo:color="#89DDFF"/>
    </style:style>
    <style:style style:name="T1292" style:parent-style-name="Policepardéfaut" style:family="text">
      <style:text-properties fo:color="#EEFFE3"/>
    </style:style>
    <style:style style:name="T1293" style:parent-style-name="Policepardéfaut" style:family="text">
      <style:text-properties fo:color="#89DDFF"/>
    </style:style>
    <style:style style:name="T1294" style:parent-style-name="Policepardéfaut" style:family="text">
      <style:text-properties fo:color="#F78C6C"/>
    </style:style>
    <style:style style:name="T1295" style:parent-style-name="Policepardéfaut" style:family="text">
      <style:text-properties fo:color="#89DDFF"/>
    </style:style>
    <style:style style:name="T1296" style:parent-style-name="Policepardéfaut" style:family="text">
      <style:text-properties fo:color="#EEFFE3"/>
    </style:style>
    <style:style style:name="T1297" style:parent-style-name="Policepardéfaut" style:family="text">
      <style:text-properties fo:color="#89DDFF"/>
    </style:style>
    <style:style style:name="T1298" style:parent-style-name="Policepardéfaut" style:family="text">
      <style:text-properties fo:color="#EEFFE3"/>
    </style:style>
    <style:style style:name="T1299" style:parent-style-name="Policepardéfaut" style:family="text">
      <style:text-properties fo:color="#89DDFF"/>
    </style:style>
    <style:style style:name="T1300" style:parent-style-name="Policepardéfaut" style:family="text">
      <style:text-properties fo:color="#EEFFE3"/>
    </style:style>
    <style:style style:name="T1301" style:parent-style-name="Policepardéfaut" style:family="text">
      <style:text-properties fo:color="#89DDFF"/>
    </style:style>
    <style:style style:name="T1302" style:parent-style-name="Policepardéfaut" style:family="text">
      <style:text-properties fo:color="#89DDFF"/>
    </style:style>
    <style:style style:name="T1303" style:parent-style-name="Policepardéfaut" style:family="text">
      <style:text-properties fo:color="#82AAFF"/>
    </style:style>
    <style:style style:name="T1304" style:parent-style-name="Policepardéfaut" style:family="text">
      <style:text-properties fo:color="#89DDFF"/>
    </style:style>
    <style:style style:name="T1305" style:parent-style-name="Policepardéfaut" style:family="text">
      <style:text-properties fo:color="#C3E88D"/>
    </style:style>
    <style:style style:name="T1306" style:parent-style-name="Policepardéfaut" style:family="text">
      <style:text-properties fo:color="#89DDFF"/>
    </style:style>
    <style:style style:name="T1307" style:parent-style-name="Policepardéfaut" style:family="text">
      <style:text-properties fo:color="#C3E88D"/>
    </style:style>
    <style:style style:name="T1308" style:parent-style-name="Policepardéfaut" style:family="text">
      <style:text-properties fo:color="#89DDFF"/>
    </style:style>
    <style:style style:name="T1309" style:parent-style-name="Policepardéfaut" style:family="text">
      <style:text-properties fo:color="#EEFFE3"/>
    </style:style>
    <style:style style:name="T1310" style:parent-style-name="Policepardéfaut" style:family="text">
      <style:text-properties fo:color="#89DDFF"/>
    </style:style>
    <style:style style:name="T1311" style:parent-style-name="Policepardéfaut" style:family="text">
      <style:text-properties fo:color="#EEFFE3"/>
    </style:style>
    <style:style style:name="T1312" style:parent-style-name="Policepardéfaut" style:family="text">
      <style:text-properties fo:color="#89DDFF"/>
    </style:style>
    <style:style style:name="T1313" style:parent-style-name="Policepardéfaut" style:family="text">
      <style:text-properties fo:color="#EEFFE3"/>
    </style:style>
    <style:style style:name="T1314" style:parent-style-name="Policepardéfaut" style:family="text">
      <style:text-properties fo:color="#89DDFF"/>
    </style:style>
    <style:style style:name="T1315" style:parent-style-name="Policepardéfaut" style:family="text">
      <style:text-properties fo:color="#89DDFF"/>
    </style:style>
    <style:style style:name="T1316" style:parent-style-name="Policepardéfaut" style:family="text">
      <style:text-properties fo:color="#EEFFE3"/>
    </style:style>
    <style:style style:name="T1317" style:parent-style-name="Policepardéfaut" style:family="text">
      <style:text-properties fo:color="#89DDFF"/>
    </style:style>
    <style:style style:name="T1318" style:parent-style-name="Policepardéfaut" style:family="text">
      <style:text-properties fo:color="#EEFFE3"/>
    </style:style>
    <style:style style:name="T1319" style:parent-style-name="Policepardéfaut" style:family="text">
      <style:text-properties fo:color="#89DDFF"/>
    </style:style>
    <style:style style:name="T1320" style:parent-style-name="Policepardéfaut" style:family="text">
      <style:text-properties fo:color="#89DDFF"/>
    </style:style>
    <style:style style:name="T1321" style:parent-style-name="Policepardéfaut" style:family="text">
      <style:text-properties fo:color="#EEFFE3"/>
    </style:style>
    <style:style style:name="T1322" style:parent-style-name="Policepardéfaut" style:family="text">
      <style:text-properties fo:color="#89DDFF"/>
    </style:style>
    <style:style style:name="T1323" style:parent-style-name="Policepardéfaut" style:family="text">
      <style:text-properties fo:color="#EEFFE3"/>
    </style:style>
    <style:style style:name="T1324" style:parent-style-name="Policepardéfaut" style:family="text">
      <style:text-properties fo:color="#89DDFF"/>
    </style:style>
    <style:style style:name="T1325" style:parent-style-name="Policepardéfaut" style:family="text">
      <style:text-properties fo:color="#89DDFF"/>
    </style:style>
    <style:style style:name="T1326" style:parent-style-name="Policepardéfaut" style:family="text">
      <style:text-properties fo:color="#89DDFF"/>
    </style:style>
    <style:style style:name="T1327" style:parent-style-name="Policepardéfaut" style:family="text">
      <style:text-properties fo:color="#EEFFE3"/>
    </style:style>
    <style:style style:name="T1328" style:parent-style-name="Policepardéfaut" style:family="text">
      <style:text-properties fo:color="#89DDFF"/>
    </style:style>
    <style:style style:name="T1329" style:parent-style-name="Policepardéfaut" style:family="text">
      <style:text-properties fo:color="#EEFFE3"/>
    </style:style>
    <style:style style:name="T1330" style:parent-style-name="Policepardéfaut" style:family="text">
      <style:text-properties fo:color="#89DDFF"/>
    </style:style>
    <style:style style:name="T1331" style:parent-style-name="Policepardéfaut" style:family="text">
      <style:text-properties fo:color="#EEFFE3"/>
    </style:style>
    <style:style style:name="T1332" style:parent-style-name="Policepardéfaut" style:family="text">
      <style:text-properties fo:color="#89DDFF"/>
    </style:style>
    <style:style style:name="T1333" style:parent-style-name="Policepardéfaut" style:family="text">
      <style:text-properties fo:color="#89DDFF"/>
    </style:style>
    <style:style style:name="T1334" style:parent-style-name="Policepardéfaut" style:family="text">
      <style:text-properties fo:color="#89DDFF"/>
    </style:style>
    <style:style style:name="T1335" style:parent-style-name="Policepardéfaut" style:family="text">
      <style:text-properties fo:color="#82AAFF"/>
    </style:style>
    <style:style style:name="T1336" style:parent-style-name="Policepardéfaut" style:family="text">
      <style:text-properties fo:color="#89DDFF"/>
    </style:style>
    <style:style style:name="T1337" style:parent-style-name="Policepardéfaut" style:family="text">
      <style:text-properties fo:color="#C3E88D"/>
    </style:style>
    <style:style style:name="T1338" style:parent-style-name="Policepardéfaut" style:family="text">
      <style:text-properties fo:color="#89DDFF"/>
    </style:style>
    <style:style style:name="T1339" style:parent-style-name="Policepardéfaut" style:family="text">
      <style:text-properties fo:color="#C3E88D"/>
    </style:style>
    <style:style style:name="T1340" style:parent-style-name="Policepardéfaut" style:family="text">
      <style:text-properties fo:color="#89DDFF"/>
    </style:style>
    <style:style style:name="T1341" style:parent-style-name="Policepardéfaut" style:family="text">
      <style:text-properties fo:color="#C3E88D"/>
    </style:style>
    <style:style style:name="T1342" style:parent-style-name="Policepardéfaut" style:family="text">
      <style:text-properties fo:color="#89DDFF"/>
    </style:style>
    <style:style style:name="T1343" style:parent-style-name="Policepardéfaut" style:family="text">
      <style:text-properties fo:color="#C3E88D"/>
    </style:style>
    <style:style style:name="T1344" style:parent-style-name="Policepardéfaut" style:family="text">
      <style:text-properties fo:color="#89DDFF"/>
    </style:style>
    <style:style style:name="T1345" style:parent-style-name="Policepardéfaut" style:family="text">
      <style:text-properties fo:color="#EEFFE3"/>
    </style:style>
    <style:style style:name="T1346" style:parent-style-name="Policepardéfaut" style:family="text">
      <style:text-properties fo:color="#89DDFF"/>
    </style:style>
    <style:style style:name="T1347" style:parent-style-name="Policepardéfaut" style:family="text">
      <style:text-properties fo:color="#EEFFE3"/>
    </style:style>
    <style:style style:name="T1348" style:parent-style-name="Policepardéfaut" style:family="text">
      <style:text-properties fo:color="#89DDFF"/>
    </style:style>
    <style:style style:name="T1349" style:parent-style-name="Policepardéfaut" style:family="text">
      <style:text-properties fo:color="#EEFFE3"/>
    </style:style>
    <style:style style:name="T1350" style:parent-style-name="Policepardéfaut" style:family="text">
      <style:text-properties fo:color="#89DDFF"/>
    </style:style>
    <style:style style:name="T1351" style:parent-style-name="Policepardéfaut" style:family="text">
      <style:text-properties fo:color="#89DDFF"/>
    </style:style>
    <style:style style:name="T1352" style:parent-style-name="Policepardéfaut" style:family="text">
      <style:text-properties fo:color="#89DDFF"/>
    </style:style>
    <style:style style:name="T1353" style:parent-style-name="Policepardéfaut" style:family="text">
      <style:text-properties fo:font-style="italic" style:font-style-asian="italic" style:font-style-complex="italic" fo:color="#C792EA"/>
    </style:style>
    <style:style style:name="T1354" style:parent-style-name="Policepardéfaut" style:family="text">
      <style:text-properties fo:color="#F78C6C"/>
    </style:style>
    <style:style style:name="T1355" style:parent-style-name="Policepardéfaut" style:family="text">
      <style:text-properties fo:color="#89DDFF"/>
    </style:style>
    <style:style style:name="T1356" style:parent-style-name="Policepardéfaut" style:family="text">
      <style:text-properties fo:color="#89DDFF"/>
    </style:style>
    <style:style style:name="T1357" style:parent-style-name="Policepardéfaut" style:family="text">
      <style:text-properties fo:color="#89DDFF"/>
    </style:style>
    <style:style style:name="P1358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359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360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36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63" style:family="table-column">
      <style:table-column-properties style:column-width="6.293in"/>
    </style:style>
    <style:style style:name="Table1362" style:family="table">
      <style:table-properties style:width="6.293in" fo:margin-left="0in" table:align="left"/>
    </style:style>
    <style:style style:name="TableRow1364" style:family="table-row">
      <style:table-row-properties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PréformatéHTML" style:family="paragraph">
      <style:paragraph-properties fo:background-color="#0F111A"/>
    </style:style>
    <style:style style:name="T1367" style:parent-style-name="Policepardéfaut" style:family="text">
      <style:text-properties fo:color="#82AAFF"/>
    </style:style>
    <style:style style:name="T1368" style:parent-style-name="Policepardéfaut" style:family="text">
      <style:text-properties fo:color="#C3E88D"/>
    </style:style>
    <style:style style:name="T1369" style:parent-style-name="Policepardéfaut" style:family="text">
      <style:text-properties fo:color="#C3E88D"/>
    </style:style>
    <style:style style:name="T1370" style:parent-style-name="Policepardéfaut" style:family="text">
      <style:text-properties fo:color="#C3E88D"/>
    </style:style>
    <style:style style:name="T1371" style:parent-style-name="Policepardéfaut" style:family="text">
      <style:text-properties fo:font-style="italic" style:font-style-asian="italic" style:font-style-complex="italic" fo:color="#C792EA"/>
    </style:style>
    <style:style style:name="T1372" style:parent-style-name="Policepardéfaut" style:family="text">
      <style:text-properties fo:color="#82AAFF"/>
    </style:style>
    <style:style style:name="T1373" style:parent-style-name="Policepardéfaut" style:family="text">
      <style:text-properties fo:color="#89DDFF"/>
    </style:style>
    <style:style style:name="T1374" style:parent-style-name="Policepardéfaut" style:family="text">
      <style:text-properties fo:font-style="italic" style:font-style-asian="italic" style:font-style-complex="italic" fo:color="#C792EA"/>
    </style:style>
    <style:style style:name="T1375" style:parent-style-name="Policepardéfaut" style:family="text">
      <style:text-properties fo:color="#89DDFF"/>
    </style:style>
    <style:style style:name="T1376" style:parent-style-name="Policepardéfaut" style:family="text">
      <style:text-properties fo:color="#89DDFF"/>
    </style:style>
    <style:style style:name="T1377" style:parent-style-name="Policepardéfaut" style:family="text">
      <style:text-properties fo:font-style="italic" style:font-style-asian="italic" style:font-style-complex="italic" fo:color="#C792EA"/>
    </style:style>
    <style:style style:name="T1378" style:parent-style-name="Policepardéfaut" style:family="text">
      <style:text-properties fo:color="#EEFFE3"/>
    </style:style>
    <style:style style:name="T1379" style:parent-style-name="Policepardéfaut" style:family="text">
      <style:text-properties fo:color="#89DDFF"/>
    </style:style>
    <style:style style:name="T1380" style:parent-style-name="Policepardéfaut" style:family="text">
      <style:text-properties fo:color="#EEFFE3"/>
    </style:style>
    <style:style style:name="T1381" style:parent-style-name="Policepardéfaut" style:family="text">
      <style:text-properties fo:color="#89DDFF"/>
    </style:style>
    <style:style style:name="T1382" style:parent-style-name="Policepardéfaut" style:family="text">
      <style:text-properties fo:color="#89DDFF"/>
    </style:style>
    <style:style style:name="T1383" style:parent-style-name="Policepardéfaut" style:family="text">
      <style:text-properties fo:font-style="italic" style:font-style-asian="italic" style:font-style-complex="italic" fo:color="#C792EA"/>
    </style:style>
    <style:style style:name="T1384" style:parent-style-name="Policepardéfaut" style:family="text">
      <style:text-properties fo:color="#EEFFE3"/>
    </style:style>
    <style:style style:name="T1385" style:parent-style-name="Policepardéfaut" style:family="text">
      <style:text-properties fo:color="#89DDFF"/>
    </style:style>
    <style:style style:name="T1386" style:parent-style-name="Policepardéfaut" style:family="text">
      <style:text-properties fo:color="#89DDFF"/>
    </style:style>
    <style:style style:name="T1387" style:parent-style-name="Policepardéfaut" style:family="text">
      <style:text-properties fo:color="#89DDFF"/>
    </style:style>
    <style:style style:name="T1388" style:parent-style-name="Policepardéfaut" style:family="text">
      <style:text-properties fo:color="#EEFFE3"/>
    </style:style>
    <style:style style:name="T1389" style:parent-style-name="Policepardéfaut" style:family="text">
      <style:text-properties fo:color="#89DDFF"/>
    </style:style>
    <style:style style:name="T1390" style:parent-style-name="Policepardéfaut" style:family="text">
      <style:text-properties fo:color="#F78C6C"/>
    </style:style>
    <style:style style:name="T1391" style:parent-style-name="Policepardéfaut" style:family="text">
      <style:text-properties fo:color="#89DDFF"/>
    </style:style>
    <style:style style:name="T1392" style:parent-style-name="Policepardéfaut" style:family="text">
      <style:text-properties fo:color="#89DDFF"/>
    </style:style>
    <style:style style:name="T1393" style:parent-style-name="Policepardéfaut" style:family="text">
      <style:text-properties fo:color="#89DDFF"/>
    </style:style>
    <style:style style:name="T1394" style:parent-style-name="Policepardéfaut" style:family="text">
      <style:text-properties fo:font-style="italic" style:font-style-asian="italic" style:font-style-complex="italic" fo:color="#C792EA"/>
    </style:style>
    <style:style style:name="T1395" style:parent-style-name="Policepardéfaut" style:family="text">
      <style:text-properties fo:color="#89DDFF"/>
    </style:style>
    <style:style style:name="T1396" style:parent-style-name="Policepardéfaut" style:family="text">
      <style:text-properties fo:color="#89DDFF"/>
    </style:style>
    <style:style style:name="T1397" style:parent-style-name="Policepardéfaut" style:family="text">
      <style:text-properties fo:color="#82AAFF"/>
    </style:style>
    <style:style style:name="T1398" style:parent-style-name="Policepardéfaut" style:family="text">
      <style:text-properties fo:color="#89DDFF"/>
    </style:style>
    <style:style style:name="T1399" style:parent-style-name="Policepardéfaut" style:family="text">
      <style:text-properties fo:color="#C3E88D"/>
    </style:style>
    <style:style style:name="T1400" style:parent-style-name="Policepardéfaut" style:family="text">
      <style:text-properties fo:color="#89DDFF"/>
    </style:style>
    <style:style style:name="T1401" style:parent-style-name="Policepardéfaut" style:family="text">
      <style:text-properties fo:color="#C3E88D"/>
    </style:style>
    <style:style style:name="T1402" style:parent-style-name="Policepardéfaut" style:family="text">
      <style:text-properties fo:color="#89DDFF"/>
    </style:style>
    <style:style style:name="T1403" style:parent-style-name="Policepardéfaut" style:family="text">
      <style:text-properties fo:color="#89DDFF"/>
    </style:style>
    <style:style style:name="T1404" style:parent-style-name="Policepardéfaut" style:family="text">
      <style:text-properties fo:color="#82AAFF"/>
    </style:style>
    <style:style style:name="T1405" style:parent-style-name="Policepardéfaut" style:family="text">
      <style:text-properties fo:color="#89DDFF"/>
    </style:style>
    <style:style style:name="T1406" style:parent-style-name="Policepardéfaut" style:family="text">
      <style:text-properties fo:color="#C3E88D"/>
    </style:style>
    <style:style style:name="T1407" style:parent-style-name="Policepardéfaut" style:family="text">
      <style:text-properties fo:color="#89DDFF"/>
    </style:style>
    <style:style style:name="T1408" style:parent-style-name="Policepardéfaut" style:family="text">
      <style:text-properties fo:color="#EEFFE3"/>
    </style:style>
    <style:style style:name="T1409" style:parent-style-name="Policepardéfaut" style:family="text">
      <style:text-properties fo:color="#89DDFF"/>
    </style:style>
    <style:style style:name="T1410" style:parent-style-name="Policepardéfaut" style:family="text">
      <style:text-properties fo:color="#89DDFF"/>
    </style:style>
    <style:style style:name="T1411" style:parent-style-name="Policepardéfaut" style:family="text">
      <style:text-properties fo:font-style="italic" style:font-style-asian="italic" style:font-style-complex="italic" fo:color="#C792EA"/>
    </style:style>
    <style:style style:name="T1412" style:parent-style-name="Policepardéfaut" style:family="text">
      <style:text-properties fo:color="#89DDFF"/>
    </style:style>
    <style:style style:name="T1413" style:parent-style-name="Policepardéfaut" style:family="text">
      <style:text-properties fo:color="#EEFFE3"/>
    </style:style>
    <style:style style:name="T1414" style:parent-style-name="Policepardéfaut" style:family="text">
      <style:text-properties fo:color="#89DDFF"/>
    </style:style>
    <style:style style:name="T1415" style:parent-style-name="Policepardéfaut" style:family="text">
      <style:text-properties fo:color="#F78C6C"/>
    </style:style>
    <style:style style:name="T1416" style:parent-style-name="Policepardéfaut" style:family="text">
      <style:text-properties fo:color="#89DDFF"/>
    </style:style>
    <style:style style:name="T1417" style:parent-style-name="Policepardéfaut" style:family="text">
      <style:text-properties fo:color="#89DDFF"/>
    </style:style>
    <style:style style:name="T1418" style:parent-style-name="Policepardéfaut" style:family="text">
      <style:text-properties fo:color="#89DDFF"/>
    </style:style>
    <style:style style:name="T1419" style:parent-style-name="Policepardéfaut" style:family="text">
      <style:text-properties fo:color="#89DDFF"/>
    </style:style>
    <style:style style:name="T1420" style:parent-style-name="Policepardéfaut" style:family="text">
      <style:text-properties fo:font-style="italic" style:font-style-asian="italic" style:font-style-complex="italic" fo:color="#C792EA"/>
    </style:style>
    <style:style style:name="T1421" style:parent-style-name="Policepardéfaut" style:family="text">
      <style:text-properties fo:color="#89DDFF"/>
    </style:style>
    <style:style style:name="T1422" style:parent-style-name="Policepardéfaut" style:family="text">
      <style:text-properties fo:color="#EEFFE3"/>
    </style:style>
    <style:style style:name="T1423" style:parent-style-name="Policepardéfaut" style:family="text">
      <style:text-properties fo:color="#89DDFF"/>
    </style:style>
    <style:style style:name="T1424" style:parent-style-name="Policepardéfaut" style:family="text">
      <style:text-properties fo:color="#F78C6C"/>
    </style:style>
    <style:style style:name="T1425" style:parent-style-name="Policepardéfaut" style:family="text">
      <style:text-properties fo:color="#89DDFF"/>
    </style:style>
    <style:style style:name="T1426" style:parent-style-name="Policepardéfaut" style:family="text">
      <style:text-properties fo:color="#EEFFE3"/>
    </style:style>
    <style:style style:name="T1427" style:parent-style-name="Policepardéfaut" style:family="text">
      <style:text-properties fo:color="#89DDFF"/>
    </style:style>
    <style:style style:name="T1428" style:parent-style-name="Policepardéfaut" style:family="text">
      <style:text-properties fo:color="#EEFFE3"/>
    </style:style>
    <style:style style:name="T1429" style:parent-style-name="Policepardéfaut" style:family="text">
      <style:text-properties fo:color="#89DDFF"/>
    </style:style>
    <style:style style:name="T1430" style:parent-style-name="Policepardéfaut" style:family="text">
      <style:text-properties fo:color="#EEFFE3"/>
    </style:style>
    <style:style style:name="T1431" style:parent-style-name="Policepardéfaut" style:family="text">
      <style:text-properties fo:color="#89DDFF"/>
    </style:style>
    <style:style style:name="T1432" style:parent-style-name="Policepardéfaut" style:family="text">
      <style:text-properties fo:color="#89DDFF"/>
    </style:style>
    <style:style style:name="T1433" style:parent-style-name="Policepardéfaut" style:family="text">
      <style:text-properties fo:color="#EEFFE3"/>
    </style:style>
    <style:style style:name="T1434" style:parent-style-name="Policepardéfaut" style:family="text">
      <style:text-properties fo:color="#89DDFF"/>
    </style:style>
    <style:style style:name="T1435" style:parent-style-name="Policepardéfaut" style:family="text">
      <style:text-properties fo:font-style="italic" style:font-style-asian="italic" style:font-style-complex="italic" fo:color="#C792EA"/>
    </style:style>
    <style:style style:name="T1436" style:parent-style-name="Policepardéfaut" style:family="text">
      <style:text-properties fo:color="#89DDFF"/>
    </style:style>
    <style:style style:name="T1437" style:parent-style-name="Policepardéfaut" style:family="text">
      <style:text-properties fo:color="#F78C6C"/>
    </style:style>
    <style:style style:name="T1438" style:parent-style-name="Policepardéfaut" style:family="text">
      <style:text-properties fo:color="#89DDFF"/>
    </style:style>
    <style:style style:name="T1439" style:parent-style-name="Policepardéfaut" style:family="text">
      <style:text-properties fo:color="#EEFFE3"/>
    </style:style>
    <style:style style:name="T1440" style:parent-style-name="Policepardéfaut" style:family="text">
      <style:text-properties fo:color="#89DDFF"/>
    </style:style>
    <style:style style:name="T1441" style:parent-style-name="Policepardéfaut" style:family="text">
      <style:text-properties fo:color="#89DDFF"/>
    </style:style>
    <style:style style:name="T1442" style:parent-style-name="Policepardéfaut" style:family="text">
      <style:text-properties fo:color="#82AAFF"/>
    </style:style>
    <style:style style:name="T1443" style:parent-style-name="Policepardéfaut" style:family="text">
      <style:text-properties fo:color="#89DDFF"/>
    </style:style>
    <style:style style:name="T1444" style:parent-style-name="Policepardéfaut" style:family="text">
      <style:text-properties fo:color="#C3E88D"/>
    </style:style>
    <style:style style:name="T1445" style:parent-style-name="Policepardéfaut" style:family="text">
      <style:text-properties fo:color="#89DDFF"/>
    </style:style>
    <style:style style:name="T1446" style:parent-style-name="Policepardéfaut" style:family="text">
      <style:text-properties fo:color="#C3E88D"/>
    </style:style>
    <style:style style:name="T1447" style:parent-style-name="Policepardéfaut" style:family="text">
      <style:text-properties fo:color="#89DDFF"/>
    </style:style>
    <style:style style:name="T1448" style:parent-style-name="Policepardéfaut" style:family="text">
      <style:text-properties fo:color="#F78C6C"/>
    </style:style>
    <style:style style:name="T1449" style:parent-style-name="Policepardéfaut" style:family="text">
      <style:text-properties fo:color="#89DDFF"/>
    </style:style>
    <style:style style:name="T1450" style:parent-style-name="Policepardéfaut" style:family="text">
      <style:text-properties fo:color="#EEFFE3"/>
    </style:style>
    <style:style style:name="T1451" style:parent-style-name="Policepardéfaut" style:family="text">
      <style:text-properties fo:color="#89DDFF"/>
    </style:style>
    <style:style style:name="T1452" style:parent-style-name="Policepardéfaut" style:family="text">
      <style:text-properties fo:font-style="italic" style:font-style-asian="italic" style:font-style-complex="italic" fo:color="#C792EA"/>
    </style:style>
    <style:style style:name="T1453" style:parent-style-name="Policepardéfaut" style:family="text">
      <style:text-properties fo:color="#89DDFF"/>
    </style:style>
    <style:style style:name="T1454" style:parent-style-name="Policepardéfaut" style:family="text">
      <style:text-properties fo:color="#F78C6C"/>
    </style:style>
    <style:style style:name="T1455" style:parent-style-name="Policepardéfaut" style:family="text">
      <style:text-properties fo:color="#89DDFF"/>
    </style:style>
    <style:style style:name="T1456" style:parent-style-name="Policepardéfaut" style:family="text">
      <style:text-properties fo:color="#EEFFE3"/>
    </style:style>
    <style:style style:name="T1457" style:parent-style-name="Policepardéfaut" style:family="text">
      <style:text-properties fo:color="#89DDFF"/>
    </style:style>
    <style:style style:name="T1458" style:parent-style-name="Policepardéfaut" style:family="text">
      <style:text-properties fo:color="#89DDFF"/>
    </style:style>
    <style:style style:name="T1459" style:parent-style-name="Policepardéfaut" style:family="text">
      <style:text-properties fo:color="#89DDFF"/>
    </style:style>
    <style:style style:name="T1460" style:parent-style-name="Policepardéfaut" style:family="text">
      <style:text-properties fo:color="#89DDFF"/>
    </style:style>
    <style:style style:name="T1461" style:parent-style-name="Policepardéfaut" style:family="text">
      <style:text-properties fo:color="#82AAFF"/>
    </style:style>
    <style:style style:name="T1462" style:parent-style-name="Policepardéfaut" style:family="text">
      <style:text-properties fo:color="#89DDFF"/>
    </style:style>
    <style:style style:name="T1463" style:parent-style-name="Policepardéfaut" style:family="text">
      <style:text-properties fo:color="#C3E88D"/>
    </style:style>
    <style:style style:name="T1464" style:parent-style-name="Policepardéfaut" style:family="text">
      <style:text-properties fo:color="#89DDFF"/>
    </style:style>
    <style:style style:name="T1465" style:parent-style-name="Policepardéfaut" style:family="text">
      <style:text-properties fo:color="#C3E88D"/>
    </style:style>
    <style:style style:name="T1466" style:parent-style-name="Policepardéfaut" style:family="text">
      <style:text-properties fo:color="#89DDFF"/>
    </style:style>
    <style:style style:name="T1467" style:parent-style-name="Policepardéfaut" style:family="text">
      <style:text-properties fo:color="#EEFFE3"/>
    </style:style>
    <style:style style:name="T1468" style:parent-style-name="Policepardéfaut" style:family="text">
      <style:text-properties fo:color="#89DDFF"/>
    </style:style>
    <style:style style:name="T1469" style:parent-style-name="Policepardéfaut" style:family="text">
      <style:text-properties fo:color="#89DDFF"/>
    </style:style>
    <style:style style:name="T1470" style:parent-style-name="Policepardéfaut" style:family="text">
      <style:text-properties fo:color="#89DDFF"/>
    </style:style>
    <style:style style:name="T1471" style:parent-style-name="Policepardéfaut" style:family="text">
      <style:text-properties fo:font-style="italic" style:font-style-asian="italic" style:font-style-complex="italic" fo:color="#C792EA"/>
    </style:style>
    <style:style style:name="T1472" style:parent-style-name="Policepardéfaut" style:family="text">
      <style:text-properties fo:color="#F78C6C"/>
    </style:style>
    <style:style style:name="T1473" style:parent-style-name="Policepardéfaut" style:family="text">
      <style:text-properties fo:color="#89DDFF"/>
    </style:style>
    <style:style style:name="T1474" style:parent-style-name="Policepardéfaut" style:family="text">
      <style:text-properties fo:color="#89DDFF"/>
    </style:style>
    <style:style style:name="P1475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476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477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478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80" style:family="table-column">
      <style:table-column-properties style:column-width="6.293in"/>
    </style:style>
    <style:style style:name="Table1479" style:family="table">
      <style:table-properties style:width="6.293in" fo:margin-left="0in" table:align="left"/>
    </style:style>
    <style:style style:name="TableRow1481" style:family="table-row">
      <style:table-row-properties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PréformatéHTML" style:family="paragraph">
      <style:paragraph-properties fo:background-color="#0F111A"/>
    </style:style>
    <style:style style:name="T1484" style:parent-style-name="Policepardéfaut" style:family="text">
      <style:text-properties fo:color="#82AAFF"/>
    </style:style>
    <style:style style:name="T1485" style:parent-style-name="Policepardéfaut" style:family="text">
      <style:text-properties fo:color="#C3E88D"/>
    </style:style>
    <style:style style:name="T1486" style:parent-style-name="Policepardéfaut" style:family="text">
      <style:text-properties fo:color="#C3E88D"/>
    </style:style>
    <style:style style:name="T1487" style:parent-style-name="Policepardéfaut" style:family="text">
      <style:text-properties fo:color="#C3E88D"/>
    </style:style>
    <style:style style:name="T1488" style:parent-style-name="Policepardéfaut" style:family="text">
      <style:text-properties fo:font-style="italic" style:font-style-asian="italic" style:font-style-complex="italic" fo:color="#C792EA"/>
    </style:style>
    <style:style style:name="T1489" style:parent-style-name="Policepardéfaut" style:family="text">
      <style:text-properties fo:color="#82AAFF"/>
    </style:style>
    <style:style style:name="T1490" style:parent-style-name="Policepardéfaut" style:family="text">
      <style:text-properties fo:color="#89DDFF"/>
    </style:style>
    <style:style style:name="T1491" style:parent-style-name="Policepardéfaut" style:family="text">
      <style:text-properties fo:font-style="italic" style:font-style-asian="italic" style:font-style-complex="italic" fo:color="#C792EA"/>
    </style:style>
    <style:style style:name="T1492" style:parent-style-name="Policepardéfaut" style:family="text">
      <style:text-properties fo:color="#89DDFF"/>
    </style:style>
    <style:style style:name="T1493" style:parent-style-name="Policepardéfaut" style:family="text">
      <style:text-properties fo:color="#89DDFF"/>
    </style:style>
    <style:style style:name="T1494" style:parent-style-name="Policepardéfaut" style:family="text">
      <style:text-properties fo:font-style="italic" style:font-style-asian="italic" style:font-style-complex="italic" fo:color="#C792EA"/>
    </style:style>
    <style:style style:name="T1495" style:parent-style-name="Policepardéfaut" style:family="text">
      <style:text-properties fo:color="#EEFFE3"/>
    </style:style>
    <style:style style:name="T1496" style:parent-style-name="Policepardéfaut" style:family="text">
      <style:text-properties fo:color="#89DDFF"/>
    </style:style>
    <style:style style:name="T1497" style:parent-style-name="Policepardéfaut" style:family="text">
      <style:text-properties fo:color="#EEFFE3"/>
    </style:style>
    <style:style style:name="T1498" style:parent-style-name="Policepardéfaut" style:family="text">
      <style:text-properties fo:color="#89DDFF"/>
    </style:style>
    <style:style style:name="T1499" style:parent-style-name="Policepardéfaut" style:family="text">
      <style:text-properties fo:color="#EEFFE3"/>
    </style:style>
    <style:style style:name="T1500" style:parent-style-name="Policepardéfaut" style:family="text">
      <style:text-properties fo:color="#89DDFF"/>
    </style:style>
    <style:style style:name="T1501" style:parent-style-name="Policepardéfaut" style:family="text">
      <style:text-properties fo:color="#89DDFF"/>
    </style:style>
    <style:style style:name="T1502" style:parent-style-name="Policepardéfaut" style:family="text">
      <style:text-properties fo:color="#89DDFF"/>
    </style:style>
    <style:style style:name="T1503" style:parent-style-name="Policepardéfaut" style:family="text">
      <style:text-properties fo:font-style="italic" style:font-style-asian="italic" style:font-style-complex="italic" fo:color="#C792EA"/>
    </style:style>
    <style:style style:name="T1504" style:parent-style-name="Policepardéfaut" style:family="text">
      <style:text-properties fo:color="#89DDFF"/>
    </style:style>
    <style:style style:name="T1505" style:parent-style-name="Policepardéfaut" style:family="text">
      <style:text-properties fo:color="#89DDFF"/>
    </style:style>
    <style:style style:name="T1506" style:parent-style-name="Policepardéfaut" style:family="text">
      <style:text-properties fo:color="#82AAFF"/>
    </style:style>
    <style:style style:name="T1507" style:parent-style-name="Policepardéfaut" style:family="text">
      <style:text-properties fo:color="#89DDFF"/>
    </style:style>
    <style:style style:name="T1508" style:parent-style-name="Policepardéfaut" style:family="text">
      <style:text-properties fo:color="#C3E88D"/>
    </style:style>
    <style:style style:name="T1509" style:parent-style-name="Policepardéfaut" style:family="text">
      <style:text-properties fo:color="#89DDFF"/>
    </style:style>
    <style:style style:name="T1510" style:parent-style-name="Policepardéfaut" style:family="text">
      <style:text-properties fo:color="#C3E88D"/>
    </style:style>
    <style:style style:name="T1511" style:parent-style-name="Policepardéfaut" style:family="text">
      <style:text-properties fo:color="#89DDFF"/>
    </style:style>
    <style:style style:name="T1512" style:parent-style-name="Policepardéfaut" style:family="text">
      <style:text-properties fo:color="#89DDFF"/>
    </style:style>
    <style:style style:name="T1513" style:parent-style-name="Policepardéfaut" style:family="text">
      <style:text-properties fo:color="#82AAFF"/>
    </style:style>
    <style:style style:name="T1514" style:parent-style-name="Policepardéfaut" style:family="text">
      <style:text-properties fo:color="#89DDFF"/>
    </style:style>
    <style:style style:name="T1515" style:parent-style-name="Policepardéfaut" style:family="text">
      <style:text-properties fo:color="#C3E88D"/>
    </style:style>
    <style:style style:name="T1516" style:parent-style-name="Policepardéfaut" style:family="text">
      <style:text-properties fo:color="#89DDFF"/>
    </style:style>
    <style:style style:name="T1517" style:parent-style-name="Policepardéfaut" style:family="text">
      <style:text-properties fo:color="#EEFFE3"/>
    </style:style>
    <style:style style:name="T1518" style:parent-style-name="Policepardéfaut" style:family="text">
      <style:text-properties fo:color="#89DDFF"/>
    </style:style>
    <style:style style:name="T1519" style:parent-style-name="Policepardéfaut" style:family="text">
      <style:text-properties fo:color="#89DDFF"/>
    </style:style>
    <style:style style:name="T1520" style:parent-style-name="Policepardéfaut" style:family="text">
      <style:text-properties fo:font-style="italic" style:font-style-asian="italic" style:font-style-complex="italic" fo:color="#C792EA"/>
    </style:style>
    <style:style style:name="T1521" style:parent-style-name="Policepardéfaut" style:family="text">
      <style:text-properties fo:color="#89DDFF"/>
    </style:style>
    <style:style style:name="T1522" style:parent-style-name="Policepardéfaut" style:family="text">
      <style:text-properties fo:color="#EEFFE3"/>
    </style:style>
    <style:style style:name="T1523" style:parent-style-name="Policepardéfaut" style:family="text">
      <style:text-properties fo:color="#89DDFF"/>
    </style:style>
    <style:style style:name="T1524" style:parent-style-name="Policepardéfaut" style:family="text">
      <style:text-properties fo:color="#F78C6C"/>
    </style:style>
    <style:style style:name="T1525" style:parent-style-name="Policepardéfaut" style:family="text">
      <style:text-properties fo:color="#89DDFF"/>
    </style:style>
    <style:style style:name="T1526" style:parent-style-name="Policepardéfaut" style:family="text">
      <style:text-properties fo:color="#89DDFF"/>
    </style:style>
    <style:style style:name="T1527" style:parent-style-name="Policepardéfaut" style:family="text">
      <style:text-properties fo:color="#89DDFF"/>
    </style:style>
    <style:style style:name="T1528" style:parent-style-name="Policepardéfaut" style:family="text">
      <style:text-properties fo:color="#82AAFF"/>
    </style:style>
    <style:style style:name="T1529" style:parent-style-name="Policepardéfaut" style:family="text">
      <style:text-properties fo:color="#89DDFF"/>
    </style:style>
    <style:style style:name="T1530" style:parent-style-name="Policepardéfaut" style:family="text">
      <style:text-properties fo:color="#C3E88D"/>
    </style:style>
    <style:style style:name="T1531" style:parent-style-name="Policepardéfaut" style:family="text">
      <style:text-properties fo:color="#89DDFF"/>
    </style:style>
    <style:style style:name="T1532" style:parent-style-name="Policepardéfaut" style:family="text">
      <style:text-properties fo:color="#EEFFE3"/>
    </style:style>
    <style:style style:name="T1533" style:parent-style-name="Policepardéfaut" style:family="text">
      <style:text-properties fo:color="#89DDFF"/>
    </style:style>
    <style:style style:name="T1534" style:parent-style-name="Policepardéfaut" style:family="text">
      <style:text-properties fo:color="#89DDFF"/>
    </style:style>
    <style:style style:name="T1535" style:parent-style-name="Policepardéfaut" style:family="text">
      <style:text-properties fo:font-style="italic" style:font-style-asian="italic" style:font-style-complex="italic" fo:color="#C792EA"/>
    </style:style>
    <style:style style:name="T1536" style:parent-style-name="Policepardéfaut" style:family="text">
      <style:text-properties fo:color="#89DDFF"/>
    </style:style>
    <style:style style:name="T1537" style:parent-style-name="Policepardéfaut" style:family="text">
      <style:text-properties fo:color="#EEFFE3"/>
    </style:style>
    <style:style style:name="T1538" style:parent-style-name="Policepardéfaut" style:family="text">
      <style:text-properties fo:color="#89DDFF"/>
    </style:style>
    <style:style style:name="T1539" style:parent-style-name="Policepardéfaut" style:family="text">
      <style:text-properties fo:color="#F78C6C"/>
    </style:style>
    <style:style style:name="T1540" style:parent-style-name="Policepardéfaut" style:family="text">
      <style:text-properties fo:color="#89DDFF"/>
    </style:style>
    <style:style style:name="T1541" style:parent-style-name="Policepardéfaut" style:family="text">
      <style:text-properties fo:color="#EEFFE3"/>
    </style:style>
    <style:style style:name="T1542" style:parent-style-name="Policepardéfaut" style:family="text">
      <style:text-properties fo:color="#89DDFF"/>
    </style:style>
    <style:style style:name="T1543" style:parent-style-name="Policepardéfaut" style:family="text">
      <style:text-properties fo:color="#EEFFE3"/>
    </style:style>
    <style:style style:name="T1544" style:parent-style-name="Policepardéfaut" style:family="text">
      <style:text-properties fo:color="#89DDFF"/>
    </style:style>
    <style:style style:name="T1545" style:parent-style-name="Policepardéfaut" style:family="text">
      <style:text-properties fo:color="#EEFFE3"/>
    </style:style>
    <style:style style:name="T1546" style:parent-style-name="Policepardéfaut" style:family="text">
      <style:text-properties fo:color="#89DDFF"/>
    </style:style>
    <style:style style:name="T1547" style:parent-style-name="Policepardéfaut" style:family="text">
      <style:text-properties fo:color="#89DDFF"/>
    </style:style>
    <style:style style:name="T1548" style:parent-style-name="Policepardéfaut" style:family="text">
      <style:text-properties fo:font-style="italic" style:font-style-asian="italic" style:font-style-complex="italic" fo:color="#C792EA"/>
    </style:style>
    <style:style style:name="T1549" style:parent-style-name="Policepardéfaut" style:family="text">
      <style:text-properties fo:color="#89DDFF"/>
    </style:style>
    <style:style style:name="T1550" style:parent-style-name="Policepardéfaut" style:family="text">
      <style:text-properties fo:color="#EEFFE3"/>
    </style:style>
    <style:style style:name="T1551" style:parent-style-name="Policepardéfaut" style:family="text">
      <style:text-properties fo:color="#89DDFF"/>
    </style:style>
    <style:style style:name="T1552" style:parent-style-name="Policepardéfaut" style:family="text">
      <style:text-properties fo:color="#F78C6C"/>
    </style:style>
    <style:style style:name="T1553" style:parent-style-name="Policepardéfaut" style:family="text">
      <style:text-properties fo:color="#89DDFF"/>
    </style:style>
    <style:style style:name="T1554" style:parent-style-name="Policepardéfaut" style:family="text">
      <style:text-properties fo:color="#EEFFE3"/>
    </style:style>
    <style:style style:name="T1555" style:parent-style-name="Policepardéfaut" style:family="text">
      <style:text-properties fo:color="#89DDFF"/>
    </style:style>
    <style:style style:name="T1556" style:parent-style-name="Policepardéfaut" style:family="text">
      <style:text-properties fo:color="#F78C6C"/>
    </style:style>
    <style:style style:name="T1557" style:parent-style-name="Policepardéfaut" style:family="text">
      <style:text-properties fo:color="#89DDFF"/>
    </style:style>
    <style:style style:name="T1558" style:parent-style-name="Policepardéfaut" style:family="text">
      <style:text-properties fo:color="#EEFFE3"/>
    </style:style>
    <style:style style:name="T1559" style:parent-style-name="Policepardéfaut" style:family="text">
      <style:text-properties fo:color="#89DDFF"/>
    </style:style>
    <style:style style:name="T1560" style:parent-style-name="Policepardéfaut" style:family="text">
      <style:text-properties fo:color="#89DDFF"/>
    </style:style>
    <style:style style:name="T1561" style:parent-style-name="Policepardéfaut" style:family="text">
      <style:text-properties fo:color="#82AAFF"/>
    </style:style>
    <style:style style:name="T1562" style:parent-style-name="Policepardéfaut" style:family="text">
      <style:text-properties fo:color="#89DDFF"/>
    </style:style>
    <style:style style:name="T1563" style:parent-style-name="Policepardéfaut" style:family="text">
      <style:text-properties fo:color="#C3E88D"/>
    </style:style>
    <style:style style:name="T1564" style:parent-style-name="Policepardéfaut" style:family="text">
      <style:text-properties fo:color="#89DDFF"/>
    </style:style>
    <style:style style:name="T1565" style:parent-style-name="Policepardéfaut" style:family="text">
      <style:text-properties fo:color="#EEFFE3"/>
    </style:style>
    <style:style style:name="T1566" style:parent-style-name="Policepardéfaut" style:family="text">
      <style:text-properties fo:color="#89DDFF"/>
    </style:style>
    <style:style style:name="T1567" style:parent-style-name="Policepardéfaut" style:family="text">
      <style:text-properties fo:color="#EEFFE3"/>
    </style:style>
    <style:style style:name="T1568" style:parent-style-name="Policepardéfaut" style:family="text">
      <style:text-properties fo:color="#89DDFF"/>
    </style:style>
    <style:style style:name="T1569" style:parent-style-name="Policepardéfaut" style:family="text">
      <style:text-properties fo:color="#EEFFE3"/>
    </style:style>
    <style:style style:name="T1570" style:parent-style-name="Policepardéfaut" style:family="text">
      <style:text-properties fo:color="#89DDFF"/>
    </style:style>
    <style:style style:name="T1571" style:parent-style-name="Policepardéfaut" style:family="text">
      <style:text-properties fo:color="#EEFFE3"/>
    </style:style>
    <style:style style:name="T1572" style:parent-style-name="Policepardéfaut" style:family="text">
      <style:text-properties fo:color="#89DDFF"/>
    </style:style>
    <style:style style:name="T1573" style:parent-style-name="Policepardéfaut" style:family="text">
      <style:text-properties fo:color="#89DDFF"/>
    </style:style>
    <style:style style:name="T1574" style:parent-style-name="Policepardéfaut" style:family="text">
      <style:text-properties fo:color="#89DDFF"/>
    </style:style>
    <style:style style:name="T1575" style:parent-style-name="Policepardéfaut" style:family="text">
      <style:text-properties fo:color="#82AAFF"/>
    </style:style>
    <style:style style:name="T1576" style:parent-style-name="Policepardéfaut" style:family="text">
      <style:text-properties fo:color="#89DDFF"/>
    </style:style>
    <style:style style:name="T1577" style:parent-style-name="Policepardéfaut" style:family="text">
      <style:text-properties fo:color="#C3E88D"/>
    </style:style>
    <style:style style:name="T1578" style:parent-style-name="Policepardéfaut" style:family="text">
      <style:text-properties fo:color="#89DDFF"/>
    </style:style>
    <style:style style:name="T1579" style:parent-style-name="Policepardéfaut" style:family="text">
      <style:text-properties fo:color="#C3E88D"/>
    </style:style>
    <style:style style:name="T1580" style:parent-style-name="Policepardéfaut" style:family="text">
      <style:text-properties fo:color="#89DDFF"/>
    </style:style>
    <style:style style:name="T1581" style:parent-style-name="Policepardéfaut" style:family="text">
      <style:text-properties fo:color="#89DDFF"/>
    </style:style>
    <style:style style:name="T1582" style:parent-style-name="Policepardéfaut" style:family="text">
      <style:text-properties fo:color="#89DDFF"/>
    </style:style>
    <style:style style:name="T1583" style:parent-style-name="Policepardéfaut" style:family="text">
      <style:text-properties fo:color="#89DDFF"/>
    </style:style>
    <style:style style:name="T1584" style:parent-style-name="Policepardéfaut" style:family="text">
      <style:text-properties fo:font-style="italic" style:font-style-asian="italic" style:font-style-complex="italic" fo:color="#C792EA"/>
    </style:style>
    <style:style style:name="T1585" style:parent-style-name="Policepardéfaut" style:family="text">
      <style:text-properties fo:color="#F78C6C"/>
    </style:style>
    <style:style style:name="T1586" style:parent-style-name="Policepardéfaut" style:family="text">
      <style:text-properties fo:color="#89DDFF"/>
    </style:style>
    <style:style style:name="T1587" style:parent-style-name="Policepardéfaut" style:family="text">
      <style:text-properties fo:color="#89DDFF"/>
    </style:style>
    <style:style style:name="P1588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589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590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59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593" style:family="table-column">
      <style:table-column-properties style:column-width="6.293in"/>
    </style:style>
    <style:style style:name="Table1592" style:family="table">
      <style:table-properties style:width="6.293in" fo:margin-left="0in" table:align="left"/>
    </style:style>
    <style:style style:name="TableRow1594" style:family="table-row">
      <style:table-row-properties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PréformatéHTML" style:family="paragraph">
      <style:paragraph-properties fo:background-color="#0F111A"/>
    </style:style>
    <style:style style:name="T1597" style:parent-style-name="Policepardéfaut" style:family="text">
      <style:text-properties fo:color="#82AAFF"/>
    </style:style>
    <style:style style:name="T1598" style:parent-style-name="Policepardéfaut" style:family="text">
      <style:text-properties fo:color="#C3E88D"/>
    </style:style>
    <style:style style:name="T1599" style:parent-style-name="Policepardéfaut" style:family="text">
      <style:text-properties fo:color="#C3E88D"/>
    </style:style>
    <style:style style:name="T1600" style:parent-style-name="Policepardéfaut" style:family="text">
      <style:text-properties fo:color="#C3E88D"/>
    </style:style>
    <style:style style:name="T1601" style:parent-style-name="Policepardéfaut" style:family="text">
      <style:text-properties fo:font-style="italic" style:font-style-asian="italic" style:font-style-complex="italic" fo:color="#C792EA"/>
    </style:style>
    <style:style style:name="T1602" style:parent-style-name="Policepardéfaut" style:family="text">
      <style:text-properties fo:color="#82AAFF"/>
    </style:style>
    <style:style style:name="T1603" style:parent-style-name="Policepardéfaut" style:family="text">
      <style:text-properties fo:color="#89DDFF"/>
    </style:style>
    <style:style style:name="T1604" style:parent-style-name="Policepardéfaut" style:family="text">
      <style:text-properties fo:font-style="italic" style:font-style-asian="italic" style:font-style-complex="italic" fo:color="#C792EA"/>
    </style:style>
    <style:style style:name="T1605" style:parent-style-name="Policepardéfaut" style:family="text">
      <style:text-properties fo:color="#89DDFF"/>
    </style:style>
    <style:style style:name="T1606" style:parent-style-name="Policepardéfaut" style:family="text">
      <style:text-properties fo:color="#89DDFF"/>
    </style:style>
    <style:style style:name="T1607" style:parent-style-name="Policepardéfaut" style:family="text">
      <style:text-properties fo:font-style="italic" style:font-style-asian="italic" style:font-style-complex="italic" fo:color="#C792EA"/>
    </style:style>
    <style:style style:name="T1608" style:parent-style-name="Policepardéfaut" style:family="text">
      <style:text-properties fo:color="#EEFFE3"/>
    </style:style>
    <style:style style:name="T1609" style:parent-style-name="Policepardéfaut" style:family="text">
      <style:text-properties fo:color="#89DDFF"/>
    </style:style>
    <style:style style:name="T1610" style:parent-style-name="Policepardéfaut" style:family="text">
      <style:text-properties fo:color="#EEFFE3"/>
    </style:style>
    <style:style style:name="T1611" style:parent-style-name="Policepardéfaut" style:family="text">
      <style:text-properties fo:color="#89DDFF"/>
    </style:style>
    <style:style style:name="T1612" style:parent-style-name="Policepardéfaut" style:family="text">
      <style:text-properties fo:color="#EEFFE3"/>
    </style:style>
    <style:style style:name="T1613" style:parent-style-name="Policepardéfaut" style:family="text">
      <style:text-properties fo:color="#89DDFF"/>
    </style:style>
    <style:style style:name="T1614" style:parent-style-name="Policepardéfaut" style:family="text">
      <style:text-properties fo:color="#EEFFE3"/>
    </style:style>
    <style:style style:name="T1615" style:parent-style-name="Policepardéfaut" style:family="text">
      <style:text-properties fo:color="#89DDFF"/>
    </style:style>
    <style:style style:name="T1616" style:parent-style-name="Policepardéfaut" style:family="text">
      <style:text-properties fo:color="#89DDFF"/>
    </style:style>
    <style:style style:name="T1617" style:parent-style-name="Policepardéfaut" style:family="text">
      <style:text-properties fo:color="#89DDFF"/>
    </style:style>
    <style:style style:name="T1618" style:parent-style-name="Policepardéfaut" style:family="text">
      <style:text-properties fo:color="#EEFFE3"/>
    </style:style>
    <style:style style:name="T1619" style:parent-style-name="Policepardéfaut" style:family="text">
      <style:text-properties fo:color="#89DDFF"/>
    </style:style>
    <style:style style:name="T1620" style:parent-style-name="Policepardéfaut" style:family="text">
      <style:text-properties fo:color="#F78C6C"/>
    </style:style>
    <style:style style:name="T1621" style:parent-style-name="Policepardéfaut" style:family="text">
      <style:text-properties fo:color="#89DDFF"/>
    </style:style>
    <style:style style:name="T1622" style:parent-style-name="Policepardéfaut" style:family="text">
      <style:text-properties fo:color="#89DDFF"/>
    </style:style>
    <style:style style:name="T1623" style:parent-style-name="Policepardéfaut" style:family="text">
      <style:text-properties fo:color="#89DDFF"/>
    </style:style>
    <style:style style:name="T1624" style:parent-style-name="Policepardéfaut" style:family="text">
      <style:text-properties fo:color="#82AAFF"/>
    </style:style>
    <style:style style:name="T1625" style:parent-style-name="Policepardéfaut" style:family="text">
      <style:text-properties fo:color="#89DDFF"/>
    </style:style>
    <style:style style:name="T1626" style:parent-style-name="Policepardéfaut" style:family="text">
      <style:text-properties fo:color="#C3E88D"/>
    </style:style>
    <style:style style:name="T1627" style:parent-style-name="Policepardéfaut" style:family="text">
      <style:text-properties fo:color="#89DDFF"/>
    </style:style>
    <style:style style:name="T1628" style:parent-style-name="Policepardéfaut" style:family="text">
      <style:text-properties fo:color="#C3E88D"/>
    </style:style>
    <style:style style:name="T1629" style:parent-style-name="Policepardéfaut" style:family="text">
      <style:text-properties fo:color="#89DDFF"/>
    </style:style>
    <style:style style:name="T1630" style:parent-style-name="Policepardéfaut" style:family="text">
      <style:text-properties fo:color="#89DDFF"/>
    </style:style>
    <style:style style:name="T1631" style:parent-style-name="Policepardéfaut" style:family="text">
      <style:text-properties fo:color="#82AAFF"/>
    </style:style>
    <style:style style:name="T1632" style:parent-style-name="Policepardéfaut" style:family="text">
      <style:text-properties fo:color="#89DDFF"/>
    </style:style>
    <style:style style:name="T1633" style:parent-style-name="Policepardéfaut" style:family="text">
      <style:text-properties fo:color="#C3E88D"/>
    </style:style>
    <style:style style:name="T1634" style:parent-style-name="Policepardéfaut" style:family="text">
      <style:text-properties fo:color="#89DDFF"/>
    </style:style>
    <style:style style:name="T1635" style:parent-style-name="Policepardéfaut" style:family="text">
      <style:text-properties fo:color="#EEFFE3"/>
    </style:style>
    <style:style style:name="T1636" style:parent-style-name="Policepardéfaut" style:family="text">
      <style:text-properties fo:color="#89DDFF"/>
    </style:style>
    <style:style style:name="T1637" style:parent-style-name="Policepardéfaut" style:family="text">
      <style:text-properties fo:color="#89DDFF"/>
    </style:style>
    <style:style style:name="T1638" style:parent-style-name="Policepardéfaut" style:family="text">
      <style:text-properties fo:color="#89DDFF"/>
    </style:style>
    <style:style style:name="T1639" style:parent-style-name="Policepardéfaut" style:family="text">
      <style:text-properties fo:font-style="italic" style:font-style-asian="italic" style:font-style-complex="italic" fo:color="#C792EA"/>
    </style:style>
    <style:style style:name="T1640" style:parent-style-name="Policepardéfaut" style:family="text">
      <style:text-properties fo:color="#89DDFF"/>
    </style:style>
    <style:style style:name="T1641" style:parent-style-name="Policepardéfaut" style:family="text">
      <style:text-properties fo:color="#EEFFE3"/>
    </style:style>
    <style:style style:name="T1642" style:parent-style-name="Policepardéfaut" style:family="text">
      <style:text-properties fo:color="#89DDFF"/>
    </style:style>
    <style:style style:name="T1643" style:parent-style-name="Policepardéfaut" style:family="text">
      <style:text-properties fo:color="#F78C6C"/>
    </style:style>
    <style:style style:name="T1644" style:parent-style-name="Policepardéfaut" style:family="text">
      <style:text-properties fo:color="#89DDFF"/>
    </style:style>
    <style:style style:name="T1645" style:parent-style-name="Policepardéfaut" style:family="text">
      <style:text-properties fo:color="#EEFFE3"/>
    </style:style>
    <style:style style:name="T1646" style:parent-style-name="Policepardéfaut" style:family="text">
      <style:text-properties fo:color="#89DDFF"/>
    </style:style>
    <style:style style:name="T1647" style:parent-style-name="Policepardéfaut" style:family="text">
      <style:text-properties fo:color="#EEFFE3"/>
    </style:style>
    <style:style style:name="T1648" style:parent-style-name="Policepardéfaut" style:family="text">
      <style:text-properties fo:color="#89DDFF"/>
    </style:style>
    <style:style style:name="T1649" style:parent-style-name="Policepardéfaut" style:family="text">
      <style:text-properties fo:color="#EEFFE3"/>
    </style:style>
    <style:style style:name="T1650" style:parent-style-name="Policepardéfaut" style:family="text">
      <style:text-properties fo:color="#89DDFF"/>
    </style:style>
    <style:style style:name="T1651" style:parent-style-name="Policepardéfaut" style:family="text">
      <style:text-properties fo:color="#89DDFF"/>
    </style:style>
    <style:style style:name="T1652" style:parent-style-name="Policepardéfaut" style:family="text">
      <style:text-properties fo:font-style="italic" style:font-style-asian="italic" style:font-style-complex="italic" fo:color="#C792EA"/>
    </style:style>
    <style:style style:name="T1653" style:parent-style-name="Policepardéfaut" style:family="text">
      <style:text-properties fo:color="#89DDFF"/>
    </style:style>
    <style:style style:name="T1654" style:parent-style-name="Policepardéfaut" style:family="text">
      <style:text-properties fo:color="#EEFFE3"/>
    </style:style>
    <style:style style:name="T1655" style:parent-style-name="Policepardéfaut" style:family="text">
      <style:text-properties fo:color="#89DDFF"/>
    </style:style>
    <style:style style:name="T1656" style:parent-style-name="Policepardéfaut" style:family="text">
      <style:text-properties fo:color="#F78C6C"/>
    </style:style>
    <style:style style:name="T1657" style:parent-style-name="Policepardéfaut" style:family="text">
      <style:text-properties fo:color="#89DDFF"/>
    </style:style>
    <style:style style:name="T1658" style:parent-style-name="Policepardéfaut" style:family="text">
      <style:text-properties fo:color="#EEFFE3"/>
    </style:style>
    <style:style style:name="T1659" style:parent-style-name="Policepardéfaut" style:family="text">
      <style:text-properties fo:color="#89DDFF"/>
    </style:style>
    <style:style style:name="T1660" style:parent-style-name="Policepardéfaut" style:family="text">
      <style:text-properties fo:color="#EEFFE3"/>
    </style:style>
    <style:style style:name="T1661" style:parent-style-name="Policepardéfaut" style:family="text">
      <style:text-properties fo:color="#89DDFF"/>
    </style:style>
    <style:style style:name="T1662" style:parent-style-name="Policepardéfaut" style:family="text">
      <style:text-properties fo:color="#EEFFE3"/>
    </style:style>
    <style:style style:name="T1663" style:parent-style-name="Policepardéfaut" style:family="text">
      <style:text-properties fo:color="#89DDFF"/>
    </style:style>
    <style:style style:name="T1664" style:parent-style-name="Policepardéfaut" style:family="text">
      <style:text-properties fo:color="#89DDFF"/>
    </style:style>
    <style:style style:name="T1665" style:parent-style-name="Policepardéfaut" style:family="text">
      <style:text-properties fo:font-style="italic" style:font-style-asian="italic" style:font-style-complex="italic" fo:color="#C792EA"/>
    </style:style>
    <style:style style:name="T1666" style:parent-style-name="Policepardéfaut" style:family="text">
      <style:text-properties fo:color="#89DDFF"/>
    </style:style>
    <style:style style:name="T1667" style:parent-style-name="Policepardéfaut" style:family="text">
      <style:text-properties fo:color="#EEFFE3"/>
    </style:style>
    <style:style style:name="T1668" style:parent-style-name="Policepardéfaut" style:family="text">
      <style:text-properties fo:color="#89DDFF"/>
    </style:style>
    <style:style style:name="T1669" style:parent-style-name="Policepardéfaut" style:family="text">
      <style:text-properties fo:color="#EEFFE3"/>
    </style:style>
    <style:style style:name="T1670" style:parent-style-name="Policepardéfaut" style:family="text">
      <style:text-properties fo:color="#89DDFF"/>
    </style:style>
    <style:style style:name="T1671" style:parent-style-name="Policepardéfaut" style:family="text">
      <style:text-properties fo:color="#89DDFF"/>
    </style:style>
    <style:style style:name="T1672" style:parent-style-name="Policepardéfaut" style:family="text">
      <style:text-properties fo:color="#82AAFF"/>
    </style:style>
    <style:style style:name="T1673" style:parent-style-name="Policepardéfaut" style:family="text">
      <style:text-properties fo:color="#89DDFF"/>
    </style:style>
    <style:style style:name="T1674" style:parent-style-name="Policepardéfaut" style:family="text">
      <style:text-properties fo:color="#C3E88D"/>
    </style:style>
    <style:style style:name="T1675" style:parent-style-name="Policepardéfaut" style:family="text">
      <style:text-properties fo:color="#89DDFF"/>
    </style:style>
    <style:style style:name="T1676" style:parent-style-name="Policepardéfaut" style:family="text">
      <style:text-properties fo:color="#EEFFE3"/>
    </style:style>
    <style:style style:name="T1677" style:parent-style-name="Policepardéfaut" style:family="text">
      <style:text-properties fo:color="#89DDFF"/>
    </style:style>
    <style:style style:name="T1678" style:parent-style-name="Policepardéfaut" style:family="text">
      <style:text-properties fo:color="#89DDFF"/>
    </style:style>
    <style:style style:name="T1679" style:parent-style-name="Policepardéfaut" style:family="text">
      <style:text-properties fo:color="#89DDFF"/>
    </style:style>
    <style:style style:name="T1680" style:parent-style-name="Policepardéfaut" style:family="text">
      <style:text-properties fo:color="#89DDFF"/>
    </style:style>
    <style:style style:name="T1681" style:parent-style-name="Policepardéfaut" style:family="text">
      <style:text-properties fo:color="#82AAFF"/>
    </style:style>
    <style:style style:name="T1682" style:parent-style-name="Policepardéfaut" style:family="text">
      <style:text-properties fo:color="#89DDFF"/>
    </style:style>
    <style:style style:name="T1683" style:parent-style-name="Policepardéfaut" style:family="text">
      <style:text-properties fo:color="#C3E88D"/>
    </style:style>
    <style:style style:name="T1684" style:parent-style-name="Policepardéfaut" style:family="text">
      <style:text-properties fo:color="#89DDFF"/>
    </style:style>
    <style:style style:name="T1685" style:parent-style-name="Policepardéfaut" style:family="text">
      <style:text-properties fo:color="#C3E88D"/>
    </style:style>
    <style:style style:name="T1686" style:parent-style-name="Policepardéfaut" style:family="text">
      <style:text-properties fo:color="#89DDFF"/>
    </style:style>
    <style:style style:name="T1687" style:parent-style-name="Policepardéfaut" style:family="text">
      <style:text-properties fo:color="#89DDFF"/>
    </style:style>
    <style:style style:name="T1688" style:parent-style-name="Policepardéfaut" style:family="text">
      <style:text-properties fo:color="#89DDFF"/>
    </style:style>
    <style:style style:name="T1689" style:parent-style-name="Policepardéfaut" style:family="text">
      <style:text-properties fo:color="#89DDFF"/>
    </style:style>
    <style:style style:name="T1690" style:parent-style-name="Policepardéfaut" style:family="text">
      <style:text-properties fo:font-style="italic" style:font-style-asian="italic" style:font-style-complex="italic" fo:color="#C792EA"/>
    </style:style>
    <style:style style:name="T1691" style:parent-style-name="Policepardéfaut" style:family="text">
      <style:text-properties fo:color="#F78C6C"/>
    </style:style>
    <style:style style:name="T1692" style:parent-style-name="Policepardéfaut" style:family="text">
      <style:text-properties fo:color="#89DDFF"/>
    </style:style>
    <style:style style:name="T1693" style:parent-style-name="Policepardéfaut" style:family="text">
      <style:text-properties fo:color="#89DDFF"/>
    </style:style>
    <style:style style:name="P1694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695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696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xercice 2 :</text:p>
      <text:p text:style-name="P9"/>
      <text:list text:style-name="LFO1" text:continue-numbering="true">
        <text:list-item>
          <text:p text:style-name="P10">Question 1 :</text:p>
        </text:list-item>
      </text:list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#include<text:s/></text:span><text:span text:style-name="T18">&lt;stdio.h&gt;</text:span><text:span text:style-name="T19"><text:line-break/></text:span><text:span text:style-name="T20"><text:line-break/></text:span><text:span text:style-name="T21">int<text:s/></text:span><text:span text:style-name="T22">main</text:span><text:span text:style-name="T23">(){</text:span><text:span text:style-name="T24"><text:line-break/><text:s text:c="4"/></text:span><text:span text:style-name="T25">char<text:s/></text:span><text:span text:style-name="T26">a<text:s/></text:span><text:span text:style-name="T27">;</text:span></text:p>
            <text:p text:style-name="P28"><text:span text:style-name="T29"><text:line-break/><text:s text:c="4"/></text:span><text:span text:style-name="T30">printf</text:span><text:span text:style-name="T31">(</text:span><text:span text:style-name="T32">"Saisissez 1 lettre :</text:span><text:span text:style-name="T33">\n</text:span><text:span text:style-name="T34">"</text:span><text:span text:style-name="T35">);</text:span><text:span text:style-name="T36"><text:line-break/><text:s text:c="4"/></text:span><text:span text:style-name="T37">scanf</text:span><text:span text:style-name="T38">(</text:span><text:span text:style-name="T39">"%c "</text:span><text:span text:style-name="T40">,&amp;</text:span><text:span text:style-name="T41">a</text:span><text:span text:style-name="T42">);</text:span></text:p>
            <text:p text:style-name="P43"><text:span text:style-name="T44"><text:line-break/><text:s text:c="4"/></text:span><text:span text:style-name="T45">if<text:s/></text:span><text:span text:style-name="T46">(</text:span><text:span text:style-name="T47">a<text:s/></text:span><text:span text:style-name="T48">&gt;=</text:span><text:span text:style-name="T49">'A'<text:s/></text:span><text:span text:style-name="T50">&amp;&amp;<text:s/></text:span><text:span text:style-name="T51">a<text:s/></text:span><text:span text:style-name="T52">&lt;=</text:span><text:span text:style-name="T53">'Z'</text:span><text:span text:style-name="T54">){</text:span><text:span text:style-name="T55"><text:line-break/><text:s text:c="8"/></text:span><text:span text:style-name="T56">printf</text:span><text:span text:style-name="T57">(</text:span><text:span text:style-name="T58">"%d est deja en Majuscule</text:span><text:span text:style-name="T59">\n</text:span><text:span text:style-name="T60">"</text:span><text:span text:style-name="T61">,</text:span><text:span text:style-name="T62">a<text:s/></text:span><text:span text:style-name="T63">);</text:span><text:span text:style-name="T64"><text:line-break/><text:s text:c="4"/>}<text:s/></text:span><text:span text:style-name="T65">else</text:span><text:span text:style-name="T66">{</text:span><text:span text:style-name="T67"><text:line-break/><text:s text:c="8"/></text:span><text:span text:style-name="T68">a</text:span><text:span text:style-name="T69">-=<text:s/></text:span><text:span text:style-name="T70">abs</text:span><text:span text:style-name="T71">(</text:span><text:span text:style-name="T72">'a'</text:span><text:span text:style-name="T73">-</text:span><text:span text:style-name="T74">'A'</text:span><text:span text:style-name="T75">);</text:span><text:span text:style-name="T76"><text:line-break/><text:s text:c="8"/></text:span><text:span text:style-name="T77">printf</text:span><text:span text:style-name="T78">(</text:span><text:span text:style-name="T79">"%d"</text:span><text:span text:style-name="T80">,</text:span><text:span text:style-name="T81">a</text:span><text:span text:style-name="T82">);</text:span><text:span text:style-name="T83"><text:line-break/><text:s text:c="4"/>}</text:span><text:span text:style-name="T84"><text:line-break/><text:s text:c="4"/></text:span><text:span text:style-name="T85">return<text:s/></text:span><text:span text:style-name="T86">0</text:span><text:span text:style-name="T87">;</text:span><text:span text:style-name="T88"><text:line-break/>}</text:span></text:p>
            <text:p text:style-name="P89"/>
          </table:table-cell>
        </table:table-row>
      </table:table>
      <text:p text:style-name="P90"/>
      <text:list text:style-name="LFO1" text:continue-numbering="true">
        <text:list-item>
          <text:p text:style-name="P91">Question 2 :</text:p>
        </text:list-item>
      </text:list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#include<text:s/></text:span><text:span text:style-name="T99">&lt;stdio.h&gt;</text:span><text:span text:style-name="T100"><text:line-break/></text:span><text:span text:style-name="T101">#include<text:s/></text:span><text:span text:style-name="T102">&lt;stdlib.h&gt;</text:span><text:span text:style-name="T103"><text:line-break/></text:span><text:span text:style-name="T104"><text:line-break/></text:span><text:span text:style-name="T105">int<text:s/></text:span><text:span text:style-name="T106">main</text:span><text:span text:style-name="T107">(){</text:span><text:span text:style-name="T108"><text:line-break/><text:s text:c="4"/></text:span><text:span text:style-name="T109">float<text:s/></text:span><text:span text:style-name="T110">x1</text:span><text:span text:style-name="T111">,<text:s/></text:span><text:span text:style-name="T112">x2</text:span><text:span text:style-name="T113">,<text:s/></text:span><text:span text:style-name="T114">delta</text:span><text:span text:style-name="T115">,<text:s/></text:span><text:span text:style-name="T116">a</text:span><text:span text:style-name="T117">,<text:s/></text:span><text:span text:style-name="T118">b</text:span><text:span text:style-name="T119">,<text:s/></text:span><text:span text:style-name="T120">c</text:span><text:span text:style-name="T121">;</text:span></text:p>
            <text:p text:style-name="P122"><text:span text:style-name="T123"><text:line-break/><text:s text:c="4"/></text:span><text:span text:style-name="T124">printf</text:span><text:span text:style-name="T125">(</text:span><text:span text:style-name="T126">"Entrez les trois coef reels : a, b, c<text:s/></text:span><text:span text:style-name="T127">\n</text:span><text:span text:style-name="T128">"</text:span><text:span text:style-name="T129">);</text:span><text:span text:style-name="T130"><text:line-break/><text:s text:c="4"/></text:span><text:span text:style-name="T131">scanf</text:span><text:span text:style-name="T132">(</text:span><text:span text:style-name="T133">"%f %f %f"</text:span><text:span text:style-name="T134">,&amp;</text:span><text:span text:style-name="T135">a</text:span><text:span text:style-name="T136">, &amp;</text:span><text:span text:style-name="T137">b</text:span><text:span text:style-name="T138">, &amp;</text:span><text:span text:style-name="T139">c</text:span><text:span text:style-name="T140">);</text:span><text:span text:style-name="T141"><text:line-break/></text:span><text:span text:style-name="T142"><text:line-break/><text:s text:c="4"/></text:span><text:span text:style-name="T143">delta<text:s/></text:span><text:span text:style-name="T144">= (</text:span><text:span text:style-name="T145">b</text:span><text:span text:style-name="T146">*</text:span><text:span text:style-name="T147">b</text:span><text:span text:style-name="T148">)-(</text:span><text:span text:style-name="T149">4</text:span><text:span text:style-name="T150">*</text:span><text:span text:style-name="T151">a</text:span><text:span text:style-name="T152">*</text:span><text:span text:style-name="T153">c</text:span><text:span text:style-name="T154">);</text:span><text:span text:style-name="T155"><text:line-break/></text:span><text:span text:style-name="T156"><text:line-break/><text:s text:c="4"/></text:span><text:span text:style-name="T157">if<text:s/></text:span><text:span text:style-name="T158">(</text:span><text:span text:style-name="T159">delta<text:s/></text:span><text:span text:style-name="T160">==<text:s/></text:span><text:span text:style-name="T161">0.0</text:span><text:span text:style-name="T162">){</text:span><text:span text:style-name="T163"><text:line-break/><text:s text:c="8"/></text:span><text:span text:style-name="T164">x1<text:s/></text:span><text:span text:style-name="T165">= -</text:span><text:span text:style-name="T166">b<text:s/></text:span><text:span text:style-name="T167">/(</text:span><text:span text:style-name="T168">2</text:span><text:span text:style-name="T169">*</text:span><text:span text:style-name="T170">a</text:span><text:span text:style-name="T171">);</text:span><text:span text:style-name="T172"><text:line-break/><text:s text:c="8"/></text:span><text:span text:style-name="T173">printf</text:span><text:span text:style-name="T174">(</text:span><text:span text:style-name="T175">"la solution unique est x = %.2f<text:s/></text:span><text:span text:style-name="T176">\n</text:span><text:span text:style-name="T177">"</text:span><text:span text:style-name="T178">,</text:span><text:span text:style-name="T179">x1</text:span><text:span text:style-name="T180">);</text:span><text:span text:style-name="T181"><text:line-break/><text:s text:c="4"/>}</text:span><text:span text:style-name="T182">else if<text:s/></text:span><text:span text:style-name="T183">(</text:span><text:span text:style-name="T184">delta<text:s/></text:span><text:span text:style-name="T185">&gt;<text:s/></text:span><text:span text:style-name="T186">0.0</text:span><text:span text:style-name="T187">)</text:span><text:span text:style-name="T188"><text:line-break/><text:s text:c="4"/>{</text:span><text:span text:style-name="T189"><text:line-break/><text:s text:c="8"/></text:span><text:span text:style-name="T190">x1<text:s/></text:span><text:span text:style-name="T191">= (-</text:span><text:span text:style-name="T192">b<text:s/></text:span><text:span text:style-name="T193">-<text:s/></text:span><text:span text:style-name="T194">sqrt</text:span><text:span text:style-name="T195">(</text:span><text:span text:style-name="T196">delta</text:span><text:span text:style-name="T197">))/(</text:span><text:span text:style-name="T198">2</text:span><text:span text:style-name="T199">*</text:span><text:span text:style-name="T200">a</text:span><text:span text:style-name="T201">);</text:span><text:span text:style-name="T202"><text:line-break/><text:s text:c="8"/></text:span><text:span text:style-name="T203">x2<text:s/></text:span><text:span text:style-name="T204">= (-</text:span><text:span text:style-name="T205">b<text:s/></text:span><text:span text:style-name="T206">+<text:s/></text:span><text:span text:style-name="T207">sqrt</text:span><text:span text:style-name="T208">(</text:span><text:span text:style-name="T209">delta</text:span><text:span text:style-name="T210">))/(</text:span><text:span text:style-name="T211">2</text:span><text:span text:style-name="T212">*</text:span><text:span text:style-name="T213">a</text:span><text:span text:style-name="T214">);</text:span><text:span text:style-name="T215"><text:line-break/><text:s text:c="8"/></text:span><text:span text:style-name="T216">printf</text:span><text:span text:style-name="T217">(</text:span><text:span text:style-name="T218">"les deux racines sont : x1 = %.2f et x2 = %.2f<text:s/></text:span><text:span text:style-name="T219">\n</text:span><text:span text:style-name="T220">"</text:span><text:span text:style-name="T221">,</text:span><text:span text:style-name="T222">x1</text:span><text:span text:style-name="T223">,<text:s/></text:span><text:span text:style-name="T224">x2</text:span><text:span text:style-name="T225">);</text:span><text:span text:style-name="T226"><text:line-break/><text:s text:c="4"/>}</text:span><text:span text:style-name="T227">else<text:s/></text:span><text:span text:style-name="T228">(</text:span><text:span text:style-name="T229">delta<text:s/></text:span><text:span text:style-name="T230">&lt;<text:s/></text:span><text:span text:style-name="T231">0.0</text:span><text:span text:style-name="T232">);</text:span><text:span text:style-name="T233"><text:line-break/></text:span><text:span text:style-name="T234"><text:line-break/><text:s text:c="4"/></text:span><text:span text:style-name="T235">printf</text:span><text:span text:style-name="T236">(</text:span><text:span text:style-name="T237">"l'équation n’admet pas de solution"</text:span><text:span text:style-name="T238">);</text:span><text:span text:style-name="T239"><text:line-break/></text:span><text:span text:style-name="T240"><text:line-break/><text:s text:c="4"/></text:span><text:span text:style-name="T241">return<text:s/></text:span><text:span text:style-name="T242">0</text:span><text:span text:style-name="T243">;</text:span><text:span text:style-name="T244"><text:line-break/>}</text:span></text:p>
            <text:p text:style-name="P245"/>
          </table:table-cell>
        </table:table-row>
      </table:table>
      <text:p text:style-name="P246"/>
      <text:soft-page-break/>
      <text:list text:style-name="LFO1" text:continue-numbering="true">
        <text:list-item>
          <text:p text:style-name="P247">Question 3 :</text:p>
        </text:list-item>
      </text:list>
      <text:p text:style-name="P248"/>
      <table:table table:style-name="Table249">
        <table:table-columns>
          <table:table-column table:style-name="TableColumn250"/>
        </table:table-columns>
        <table:table-row table:style-name="TableRow251">
          <table:table-cell table:style-name="TableCell252">
            <text:p text:style-name="P253"><text:span text:style-name="T254">#include<text:s/></text:span><text:span text:style-name="T255">&lt;stdio.h&gt;</text:span><text:span text:style-name="T256"><text:line-break/></text:span><text:span text:style-name="T257"><text:line-break/></text:span><text:span text:style-name="T258">int<text:s/></text:span><text:span text:style-name="T259">main</text:span><text:span text:style-name="T260">(){</text:span><text:span text:style-name="T261"><text:line-break/><text:s text:c="4"/></text:span><text:span text:style-name="T262">float<text:s/></text:span><text:span text:style-name="T263">a</text:span><text:span text:style-name="T264">,<text:s/></text:span><text:span text:style-name="T265">b</text:span><text:span text:style-name="T266">,<text:s/></text:span><text:span text:style-name="T267">c</text:span><text:span text:style-name="T268">;</text:span><text:span text:style-name="T269"><text:line-break/></text:span><text:span text:style-name="T270"><text:line-break/><text:s text:c="4"/></text:span><text:span text:style-name="T271">printf</text:span><text:span text:style-name="T272">(</text:span><text:span text:style-name="T273">"Entrez trois reels : a, b, c<text:s/></text:span><text:span text:style-name="T274">\n</text:span><text:span text:style-name="T275">"</text:span><text:span text:style-name="T276">);</text:span><text:span text:style-name="T277"><text:line-break/><text:s text:c="4"/></text:span><text:span text:style-name="T278">scanf</text:span><text:span text:style-name="T279">(</text:span><text:span text:style-name="T280">"%f %f %f"</text:span><text:span text:style-name="T281">,&amp;</text:span><text:span text:style-name="T282">a</text:span><text:span text:style-name="T283">, &amp;</text:span><text:span text:style-name="T284">b</text:span><text:span text:style-name="T285">, &amp;</text:span><text:span text:style-name="T286">c</text:span><text:span text:style-name="T287">);</text:span><text:span text:style-name="T288"><text:line-break/></text:span><text:span text:style-name="T289"><text:line-break/><text:s text:c="4"/></text:span><text:span text:style-name="T290">if<text:s/></text:span><text:span text:style-name="T291">(</text:span><text:span text:style-name="T292">a</text:span><text:span text:style-name="T293">&lt;(</text:span><text:span text:style-name="T294">b</text:span><text:span text:style-name="T295">+</text:span><text:span text:style-name="T296">c</text:span><text:span text:style-name="T297">) &amp;&amp;<text:s/></text:span><text:span text:style-name="T298">b</text:span><text:span text:style-name="T299">&lt;(</text:span><text:span text:style-name="T300">a</text:span><text:span text:style-name="T301">+</text:span><text:span text:style-name="T302">c</text:span><text:span text:style-name="T303">) &amp;&amp;<text:s/></text:span><text:span text:style-name="T304">c</text:span><text:span text:style-name="T305">&lt;(</text:span><text:span text:style-name="T306">c</text:span><text:span text:style-name="T307">+</text:span><text:span text:style-name="T308">a</text:span><text:span text:style-name="T309">)){</text:span><text:span text:style-name="T310"><text:line-break/><text:s text:c="8"/></text:span><text:span text:style-name="T311">printf</text:span><text:span text:style-name="T312">(</text:span><text:span text:style-name="T313">"le triangle est possible avec les valeurs utilisées</text:span><text:span text:style-name="T314">\n</text:span><text:span text:style-name="T315">le perimétre est de %0.2f"</text:span><text:span text:style-name="T316">,(</text:span><text:span text:style-name="T317">a</text:span><text:span text:style-name="T318">+</text:span><text:span text:style-name="T319">b</text:span><text:span text:style-name="T320">+</text:span><text:span text:style-name="T321">c</text:span><text:span text:style-name="T322">));</text:span><text:span text:style-name="T323"><text:line-break/><text:s text:c="4"/>}</text:span><text:span text:style-name="T324">else</text:span><text:span text:style-name="T325">{</text:span><text:span text:style-name="T326"><text:line-break/><text:s text:c="8"/></text:span><text:span text:style-name="T327">printf</text:span><text:span text:style-name="T328">(</text:span><text:span text:style-name="T329">"le triangle n'est pas possible avec les valeurs utilisées"</text:span><text:span text:style-name="T330">);</text:span><text:span text:style-name="T331"><text:line-break/><text:s text:c="4"/>}</text:span><text:span text:style-name="T332"><text:line-break/><text:s text:c="4"/></text:span><text:span text:style-name="T333">return<text:s/></text:span><text:span text:style-name="T334">0</text:span><text:span text:style-name="T335">;</text:span><text:span text:style-name="T336"><text:line-break/>}</text:span></text:p>
            <text:p text:style-name="P337"/>
          </table:table-cell>
        </table:table-row>
      </table:table>
      <text:p text:style-name="P338"/>
      <text:p text:style-name="P339">Exercice 3 :</text:p>
      <text:p text:style-name="P340"/>
      <text:list text:style-name="LFO2" text:continue-numbering="true">
        <text:list-item>
          <text:p text:style-name="P341">Question 1 :</text:p>
        </text:list-item>
      </text:list>
      <text:p text:style-name="P342"/>
      <table:table table:style-name="Table343">
        <table:table-columns>
          <table:table-column table:style-name="TableColumn344"/>
        </table:table-columns>
        <table:table-row table:style-name="TableRow345">
          <table:table-cell table:style-name="TableCell346">
            <text:p text:style-name="P347"><text:span text:style-name="T348">#include<text:s/></text:span><text:span text:style-name="T349">&lt;stdio.h&gt;</text:span><text:span text:style-name="T350"><text:line-break/></text:span><text:span text:style-name="T351"><text:line-break/></text:span><text:span text:style-name="T352">int<text:s/></text:span><text:span text:style-name="T353">main</text:span><text:span text:style-name="T354">(){</text:span><text:span text:style-name="T355"><text:line-break/><text:s text:c="4"/></text:span><text:span text:style-name="T356">int<text:s/></text:span><text:span text:style-name="T357">nb</text:span><text:span text:style-name="T358">;</text:span><text:span text:style-name="T359"><text:line-break/><text:s text:c="4"/></text:span><text:span text:style-name="T360"><text:line-break/><text:s text:c="4"/></text:span><text:span text:style-name="T361">printf</text:span><text:span text:style-name="T362">(</text:span><text:span text:style-name="T363">"ENtrez un nombre de jours :<text:s/></text:span><text:span text:style-name="T364">\n</text:span><text:span text:style-name="T365">"</text:span><text:span text:style-name="T366">);</text:span><text:span text:style-name="T367"><text:line-break/><text:s text:c="4"/></text:span><text:span text:style-name="T368">scanf</text:span><text:span text:style-name="T369">(</text:span><text:span text:style-name="T370">"%d"</text:span><text:span text:style-name="T371">, &amp;</text:span><text:span text:style-name="T372">nb</text:span><text:span text:style-name="T373">);</text:span><text:span text:style-name="T374"><text:line-break/><text:s text:c="4"/></text:span><text:span text:style-name="T375"><text:line-break/><text:s text:c="4"/></text:span><text:span text:style-name="T376">switch<text:s/></text:span><text:span text:style-name="T377">(</text:span><text:span text:style-name="T378">nb</text:span><text:span text:style-name="T379">) {</text:span><text:span text:style-name="T380"><text:line-break/><text:s text:c="8"/></text:span><text:span text:style-name="T381">case<text:s/></text:span><text:span text:style-name="T382">28</text:span><text:span text:style-name="T383">:<text:s/></text:span><text:span text:style-name="T384">case<text:s/></text:span><text:span text:style-name="T385">29</text:span><text:span text:style-name="T386">:<text:s/></text:span><text:span text:style-name="T387">printf</text:span><text:span text:style-name="T388">(</text:span><text:span text:style-name="T389">"Fevrier"</text:span><text:span text:style-name="T390">);</text:span><text:span text:style-name="T391"><text:line-break/><text:s text:c="12"/></text:span><text:span text:style-name="T392">break</text:span><text:span text:style-name="T393">;</text:span><text:span text:style-name="T394"><text:line-break/><text:s text:c="8"/></text:span><text:span text:style-name="T395">case<text:s/></text:span><text:span text:style-name="T396">30</text:span><text:span text:style-name="T397">:<text:s/></text:span><text:span text:style-name="T398">printf</text:span><text:span text:style-name="T399">(</text:span><text:span text:style-name="T400">"Avril, Juin, Septembre, No-vembre"</text:span><text:span text:style-name="T401">);</text:span><text:span text:style-name="T402"><text:line-break/><text:s text:c="12"/></text:span><text:span text:style-name="T403">break</text:span><text:span text:style-name="T404">;</text:span><text:span text:style-name="T405"><text:line-break/><text:s text:c="8"/></text:span><text:span text:style-name="T406">case<text:s/></text:span><text:span text:style-name="T407">31</text:span><text:span text:style-name="T408">:<text:s/></text:span><text:span text:style-name="T409">printf</text:span><text:span text:style-name="T410">(</text:span><text:span text:style-name="T411">"Janvier, Mars, Mai, Juillet, Aout, Octobre, Decembre,"</text:span><text:span text:style-name="T412">);</text:span><text:span text:style-name="T413"><text:line-break/><text:s text:c="12"/></text:span><text:span text:style-name="T414">break</text:span><text:span text:style-name="T415">;</text:span><text:span text:style-name="T416"><text:line-break/><text:s text:c="8"/></text:span><text:span text:style-name="T417">default</text:span><text:span text:style-name="T418">:<text:s/></text:span><text:span text:style-name="T419">printf</text:span><text:span text:style-name="T420">(</text:span><text:span text:style-name="T421">"Nombre de jours incorrect !"</text:span><text:span text:style-name="T422">);</text:span><text:span text:style-name="T423"><text:line-break/><text:s text:c="4"/>}</text:span><text:span text:style-name="T424"><text:line-break/><text:s text:c="4"/></text:span><text:span text:style-name="T425"><text:line-break/><text:s text:c="4"/></text:span><text:span text:style-name="T426">return<text:s/></text:span><text:span text:style-name="T427">0</text:span><text:span text:style-name="T428">;</text:span><text:span text:style-name="T429"><text:line-break/>}</text:span></text:p>
            <text:p text:style-name="P430"/>
          </table:table-cell>
        </table:table-row>
      </table:table>
      <text:p text:style-name="P431"/>
      <text:p text:style-name="P432"/>
      <text:list text:style-name="LFO2" text:continue-numbering="true">
        <text:list-item>
          <text:p text:style-name="P433">Question 2 :</text:p>
        </text:list-item>
      </text:list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soft-page-break/>
            <text:p text:style-name="P439"><text:span text:style-name="T440">#include<text:s/></text:span><text:span text:style-name="T441">&lt;stdio.h&gt;</text:span></text:p>
            <text:p text:style-name="P442"><text:span text:style-name="T443"><text:line-break/></text:span><text:span text:style-name="T444">int<text:s/></text:span><text:span text:style-name="T445">main</text:span><text:span text:style-name="T446">(){</text:span><text:span text:style-name="T447"><text:line-break/><text:s text:c="4"/></text:span><text:span text:style-name="T448">char<text:s/></text:span><text:span text:style-name="T449">c</text:span><text:span text:style-name="T450">;</text:span><text:span text:style-name="T451"><text:line-break/><text:s text:c="4"/></text:span><text:span text:style-name="T452"><text:line-break/><text:s text:c="4"/></text:span><text:span text:style-name="T453">printf</text:span><text:span text:style-name="T454">(</text:span><text:span text:style-name="T455">"Entrez un caractère :<text:s/></text:span><text:span text:style-name="T456">\n</text:span><text:span text:style-name="T457">"</text:span><text:span text:style-name="T458">);</text:span><text:span text:style-name="T459"><text:line-break/><text:s text:c="4"/></text:span><text:span text:style-name="T460">scanf</text:span><text:span text:style-name="T461">(</text:span><text:span text:style-name="T462">"%c"</text:span><text:span text:style-name="T463">, &amp;</text:span><text:span text:style-name="T464">c</text:span><text:span text:style-name="T465">);</text:span><text:span text:style-name="T466"><text:line-break/><text:s text:c="4"/></text:span><text:span text:style-name="T467"><text:line-break/><text:s text:c="4"/></text:span><text:span text:style-name="T468">if</text:span><text:span text:style-name="T469">(</text:span><text:span text:style-name="T470">c<text:s/></text:span><text:span text:style-name="T471">&gt;=<text:s/></text:span><text:span text:style-name="T472">'a'<text:s/></text:span><text:span text:style-name="T473">&amp;&amp;<text:s/></text:span><text:span text:style-name="T474">c<text:s/></text:span><text:span text:style-name="T475">&lt;=<text:s/></text:span><text:span text:style-name="T476">'z'</text:span><text:span text:style-name="T477">){</text:span><text:span text:style-name="T478"><text:line-break/><text:s text:c="8"/></text:span><text:span text:style-name="T479">switch<text:s/></text:span><text:span text:style-name="T480">(</text:span><text:span text:style-name="T481">c</text:span><text:span text:style-name="T482">) {</text:span><text:span text:style-name="T483"><text:line-break/><text:s text:c="12"/></text:span><text:span text:style-name="T484">case<text:s/></text:span><text:span text:style-name="T485">'a'</text:span><text:span text:style-name="T486">:<text:s/></text:span><text:span text:style-name="T487">case<text:s/></text:span><text:span text:style-name="T488">'e'</text:span><text:span text:style-name="T489">:<text:s/></text:span><text:span text:style-name="T490">case<text:s/></text:span><text:span text:style-name="T491">'i'</text:span><text:span text:style-name="T492">:<text:s/></text:span><text:span text:style-name="T493">case<text:s/></text:span><text:span text:style-name="T494">'o'</text:span><text:span text:style-name="T495">:<text:s/></text:span><text:span text:style-name="T496">case<text:s/></text:span><text:span text:style-name="T497">'u'</text:span><text:span text:style-name="T498">:<text:s/></text:span><text:span text:style-name="T499">case<text:s/></text:span><text:span text:style-name="T500">'y'</text:span><text:span text:style-name="T501">:<text:s/></text:span><text:span text:style-name="T502">printf</text:span><text:span text:style-name="T503">(</text:span><text:span text:style-name="T504">"C'est une voyelle !"</text:span><text:span text:style-name="T505">);</text:span><text:span text:style-name="T506"><text:line-break/><text:s text:c="16"/></text:span><text:span text:style-name="T507">break</text:span><text:span text:style-name="T508">;</text:span><text:span text:style-name="T509"><text:line-break/><text:s text:c="12"/></text:span><text:span text:style-name="T510">default</text:span><text:span text:style-name="T511">:<text:s/></text:span><text:span text:style-name="T512">printf</text:span><text:span text:style-name="T513">(</text:span><text:span text:style-name="T514">"C'est une consonne !"</text:span><text:span text:style-name="T515">);</text:span><text:span text:style-name="T516"><text:line-break/><text:s text:c="8"/>}</text:span><text:span text:style-name="T517"><text:line-break/><text:s text:c="4"/>}<text:s/></text:span><text:span text:style-name="T518">else<text:s/></text:span><text:span text:style-name="T519">{</text:span><text:span text:style-name="T520"><text:line-break/><text:s text:c="8"/></text:span><text:span text:style-name="T521">printf</text:span><text:span text:style-name="T522">(</text:span><text:span text:style-name="T523">"L'entrée n'est pas un caractère alphabétique"</text:span><text:span text:style-name="T524">);</text:span><text:span text:style-name="T525"><text:line-break/><text:s text:c="4"/>}</text:span><text:span text:style-name="T526"><text:line-break/><text:s text:c="4"/></text:span><text:span text:style-name="T527"><text:line-break/><text:s text:c="4"/></text:span><text:span text:style-name="T528">return<text:s/></text:span><text:span text:style-name="T529">0</text:span><text:span text:style-name="T530">;</text:span><text:span text:style-name="T531"><text:line-break/>}</text:span></text:p>
            <text:p text:style-name="P532"/>
          </table:table-cell>
        </table:table-row>
      </table:table>
      <text:p text:style-name="P533"/>
      <text:list text:style-name="LFO2" text:continue-numbering="true">
        <text:list-item>
          <text:p text:style-name="P534">Question 3 :</text:p>
        </text:list-item>
      </text:list>
      <text:p text:style-name="P535"/>
      <table:table table:style-name="Table536">
        <table:table-columns>
          <table:table-column table:style-name="TableColumn537"/>
        </table:table-columns>
        <table:table-row table:style-name="TableRow538">
          <table:table-cell table:style-name="TableCell539">
            <text:p text:style-name="P540"><text:span text:style-name="T541">#include<text:s/></text:span><text:span text:style-name="T542">&lt;stdio.h&gt;</text:span><text:span text:style-name="T543"><text:line-break/></text:span><text:span text:style-name="T544"><text:line-break/></text:span><text:span text:style-name="T545">int<text:s/></text:span><text:span text:style-name="T546">main</text:span><text:span text:style-name="T547">(){</text:span><text:span text:style-name="T548"><text:line-break/><text:s text:c="4"/></text:span><text:span text:style-name="T549">int<text:s/></text:span><text:span text:style-name="T550">a</text:span><text:span text:style-name="T551">,<text:s/></text:span><text:span text:style-name="T552">b</text:span><text:span text:style-name="T553">;</text:span><text:span text:style-name="T554"><text:line-break/><text:s text:c="4"/></text:span><text:span text:style-name="T555"><text:line-break/><text:s text:c="4"/></text:span><text:span text:style-name="T556">printf</text:span><text:span text:style-name="T557">(</text:span><text:span text:style-name="T558">"Entrez un premier nombre:<text:s/></text:span><text:span text:style-name="T559">\n</text:span><text:span text:style-name="T560">"</text:span><text:span text:style-name="T561">);</text:span><text:span text:style-name="T562"><text:line-break/><text:s text:c="4"/></text:span><text:span text:style-name="T563">scanf</text:span><text:span text:style-name="T564">(</text:span><text:span text:style-name="T565">"%d"</text:span><text:span text:style-name="T566">, &amp;</text:span><text:span text:style-name="T567">a</text:span><text:span text:style-name="T568">);</text:span><text:span text:style-name="T569"><text:line-break/><text:s text:c="4"/></text:span><text:span text:style-name="T570">printf</text:span><text:span text:style-name="T571">(</text:span><text:span text:style-name="T572">"Entrez un deuxoeme nombre:<text:s/></text:span><text:span text:style-name="T573">\n</text:span><text:span text:style-name="T574">"</text:span><text:span text:style-name="T575">);</text:span><text:span text:style-name="T576"><text:line-break/><text:s text:c="4"/></text:span><text:span text:style-name="T577">scanf</text:span><text:span text:style-name="T578">(</text:span><text:span text:style-name="T579">"%d"</text:span><text:span text:style-name="T580">, &amp;</text:span><text:span text:style-name="T581">b</text:span><text:span text:style-name="T582">);</text:span><text:span text:style-name="T583"><text:line-break/><text:s text:c="4"/></text:span><text:span text:style-name="T584"><text:line-break/><text:s text:c="4"/></text:span><text:span text:style-name="T585">switch<text:s/></text:span><text:span text:style-name="T586">(</text:span><text:span text:style-name="T587">a</text:span><text:span text:style-name="T588">&gt;</text:span><text:span text:style-name="T589">b</text:span><text:span text:style-name="T590">) {</text:span><text:span text:style-name="T591"><text:line-break/><text:s text:c="8"/></text:span><text:span text:style-name="T592">case<text:s/></text:span><text:span text:style-name="T593">0</text:span><text:span text:style-name="T594">:<text:s/></text:span><text:span text:style-name="T595">printf</text:span><text:span text:style-name="T596">(</text:span><text:span text:style-name="T597">"le maximum est: %d</text:span><text:span text:style-name="T598">\n</text:span><text:span text:style-name="T599">"</text:span><text:span text:style-name="T600">,<text:s/></text:span><text:span text:style-name="T601">b</text:span><text:span text:style-name="T602">);</text:span><text:span text:style-name="T603"><text:line-break/><text:s text:c="12"/></text:span><text:span text:style-name="T604">break</text:span><text:span text:style-name="T605">;</text:span><text:span text:style-name="T606"><text:line-break/><text:s text:c="8"/></text:span><text:span text:style-name="T607">case<text:s/></text:span><text:span text:style-name="T608">1</text:span><text:span text:style-name="T609">:<text:s/></text:span><text:span text:style-name="T610">printf</text:span><text:span text:style-name="T611">(</text:span><text:span text:style-name="T612">"le maximum est: %d</text:span><text:span text:style-name="T613">\n</text:span><text:span text:style-name="T614">"</text:span><text:span text:style-name="T615">,<text:s/></text:span><text:span text:style-name="T616">a</text:span><text:span text:style-name="T617">);</text:span><text:span text:style-name="T618"><text:line-break/><text:s text:c="12"/></text:span><text:span text:style-name="T619">break</text:span><text:span text:style-name="T620">;</text:span><text:span text:style-name="T621"><text:line-break/><text:s text:c="8"/></text:span><text:span text:style-name="T622">default</text:span><text:span text:style-name="T623">:<text:s/></text:span><text:span text:style-name="T624">printf</text:span><text:span text:style-name="T625">(</text:span><text:span text:style-name="T626">"Pas de maximum trouve"</text:span><text:span text:style-name="T627">);</text:span><text:span text:style-name="T628"><text:line-break/><text:s text:c="4"/>}</text:span><text:span text:style-name="T629"><text:line-break/><text:s text:c="4"/></text:span><text:span text:style-name="T630"><text:line-break/><text:s text:c="4"/></text:span><text:span text:style-name="T631">return<text:s/></text:span><text:span text:style-name="T632">0</text:span><text:span text:style-name="T633">;</text:span><text:span text:style-name="T634"><text:line-break/>}</text:span></text:p>
            <text:p text:style-name="P635"/>
          </table:table-cell>
        </table:table-row>
      </table:table>
      <text:p text:style-name="P636"/>
      <text:p text:style-name="P637"/>
      <text:p text:style-name="P638">Exercice 4 :</text:p>
      <text:p text:style-name="P639"/>
      <text:list text:style-name="LFO2" text:continue-numbering="true">
        <text:list-item>
          <text:p text:style-name="P640">Question 1 :</text:p>
        </text:list-item>
      </text:list>
      <text:p text:style-name="P641"/>
      <table:table table:style-name="Table642">
        <table:table-columns>
          <table:table-column table:style-name="TableColumn643"/>
        </table:table-columns>
        <table:table-row table:style-name="TableRow644">
          <table:table-cell table:style-name="TableCell645">
            <text:soft-page-break/>
            <text:p text:style-name="P646"><text:span text:style-name="T647">#include<text:s/></text:span><text:span text:style-name="T648">&lt;stdio.h&gt;</text:span><text:span text:style-name="T649"><text:line-break/></text:span><text:span text:style-name="T650">#include<text:s/></text:span><text:span text:style-name="T651">&lt;stdlib.h&gt;</text:span><text:span text:style-name="T652"><text:line-break/></text:span><text:span text:style-name="T653">#include<text:s/></text:span><text:span text:style-name="T654">&lt;time.h&gt;</text:span><text:span text:style-name="T655"><text:line-break/></text:span><text:span text:style-name="T656"><text:line-break/></text:span><text:span text:style-name="T657">int<text:s/></text:span><text:span text:style-name="T658">main</text:span><text:span text:style-name="T659">(){</text:span><text:span text:style-name="T660"><text:line-break/><text:s text:c="4"/></text:span><text:span text:style-name="T661">srand</text:span><text:span text:style-name="T662">(</text:span><text:span text:style-name="T663">time</text:span><text:span text:style-name="T664">(</text:span><text:span text:style-name="T665">NULL</text:span><text:span text:style-name="T666">));</text:span><text:span text:style-name="T667"><text:line-break/><text:s text:c="4"/></text:span><text:span text:style-name="T668"><text:line-break/><text:s text:c="4"/></text:span><text:span text:style-name="T669">int<text:s/></text:span><text:span text:style-name="T670">temp1</text:span><text:span text:style-name="T671">,</text:span><text:span text:style-name="T672">temp2</text:span><text:span text:style-name="T673">,</text:span><text:span text:style-name="T674">temp3</text:span><text:span text:style-name="T675">;</text:span><text:span text:style-name="T676"><text:line-break/><text:s text:c="4"/></text:span><text:span text:style-name="T677">do</text:span><text:span text:style-name="T678">{</text:span><text:span text:style-name="T679"><text:line-break/><text:s text:c="8"/></text:span><text:span text:style-name="T680">temp1</text:span><text:span text:style-name="T681">=</text:span><text:span text:style-name="T682">rand</text:span><text:span text:style-name="T683">()%</text:span><text:span text:style-name="T684">9</text:span><text:span text:style-name="T685">+</text:span><text:span text:style-name="T686">1</text:span><text:span text:style-name="T687">;</text:span><text:span text:style-name="T688"><text:line-break/><text:s text:c="8"/></text:span><text:span text:style-name="T689">printf</text:span><text:span text:style-name="T690">(</text:span><text:span text:style-name="T691">"%d</text:span><text:span text:style-name="T692">\n</text:span><text:span text:style-name="T693">"</text:span><text:span text:style-name="T694">,</text:span><text:span text:style-name="T695">temp1</text:span><text:span text:style-name="T696">);</text:span><text:span text:style-name="T697"><text:line-break/><text:s text:c="8"/></text:span><text:span text:style-name="T698">if<text:s/></text:span><text:span text:style-name="T699">(</text:span><text:span text:style-name="T700">temp1</text:span><text:span text:style-name="T701">%</text:span><text:span text:style-name="T702">2</text:span><text:span text:style-name="T703">==</text:span><text:span text:style-name="T704">0</text:span><text:span text:style-name="T705">){</text:span><text:span text:style-name="T706"><text:line-break/></text:span><text:span text:style-name="T707"><text:line-break/><text:s text:c="12"/></text:span><text:span text:style-name="T708">temp2</text:span><text:span text:style-name="T709">=</text:span><text:span text:style-name="T710">rand</text:span><text:span text:style-name="T711">()%</text:span><text:span text:style-name="T712">9</text:span><text:span text:style-name="T713">+</text:span><text:span text:style-name="T714">1</text:span><text:span text:style-name="T715">;</text:span><text:span text:style-name="T716"><text:line-break/><text:s text:c="12"/></text:span><text:span text:style-name="T717">printf</text:span><text:span text:style-name="T718">(</text:span><text:span text:style-name="T719">"%d</text:span><text:span text:style-name="T720">\n</text:span><text:span text:style-name="T721">"</text:span><text:span text:style-name="T722">,</text:span><text:span text:style-name="T723">temp2</text:span><text:span text:style-name="T724">);</text:span><text:span text:style-name="T725"><text:line-break/><text:s text:c="12"/></text:span><text:span text:style-name="T726">if</text:span><text:span text:style-name="T727">(</text:span><text:span text:style-name="T728">temp2</text:span><text:span text:style-name="T729">%</text:span><text:span text:style-name="T730">2</text:span><text:span text:style-name="T731">==</text:span><text:span text:style-name="T732">1</text:span><text:span text:style-name="T733">){</text:span><text:span text:style-name="T734"><text:line-break/></text:span><text:span text:style-name="T735"><text:line-break/><text:s text:c="16"/></text:span><text:span text:style-name="T736">temp3</text:span><text:span text:style-name="T737">=</text:span><text:span text:style-name="T738">rand</text:span><text:span text:style-name="T739">()%</text:span><text:span text:style-name="T740">9</text:span><text:span text:style-name="T741">+</text:span><text:span text:style-name="T742">1</text:span><text:span text:style-name="T743">;</text:span><text:span text:style-name="T744"><text:line-break/><text:s text:c="16"/></text:span><text:span text:style-name="T745">printf</text:span><text:span text:style-name="T746">(</text:span><text:span text:style-name="T747">"%d</text:span><text:span text:style-name="T748">\n</text:span><text:span text:style-name="T749">"</text:span><text:span text:style-name="T750">,</text:span><text:span text:style-name="T751">temp3</text:span><text:span text:style-name="T752">);</text:span><text:span text:style-name="T753"><text:line-break/><text:s text:c="16"/></text:span><text:span text:style-name="T754">if</text:span><text:span text:style-name="T755">(</text:span><text:span text:style-name="T756">temp3</text:span><text:span text:style-name="T757">%</text:span><text:span text:style-name="T758">2</text:span><text:span text:style-name="T759">==</text:span><text:span text:style-name="T760">1</text:span><text:span text:style-name="T761">){</text:span><text:span text:style-name="T762"><text:line-break/></text:span><text:span text:style-name="T763"><text:line-break/><text:s text:c="20"/></text:span><text:span text:style-name="T764">printf</text:span><text:span text:style-name="T765">(</text:span><text:span text:style-name="T766">"boucle fini"</text:span><text:span text:style-name="T767">);</text:span><text:span text:style-name="T768"><text:line-break/><text:s text:c="16"/>}</text:span><text:span text:style-name="T769">else</text:span><text:span text:style-name="T770">{</text:span><text:span text:style-name="T771"><text:line-break/><text:s text:c="20"/></text:span><text:span text:style-name="T772">temp1</text:span><text:span text:style-name="T773">=</text:span><text:span text:style-name="T774">0</text:span><text:span text:style-name="T775">;</text:span><text:span text:style-name="T776"><text:line-break/><text:s text:c="20"/></text:span><text:span text:style-name="T777">temp2</text:span><text:span text:style-name="T778">=</text:span><text:span text:style-name="T779">0</text:span><text:span text:style-name="T780">;</text:span><text:span text:style-name="T781"><text:line-break/><text:s text:c="20"/></text:span><text:span text:style-name="T782">temp3</text:span><text:span text:style-name="T783">=</text:span><text:span text:style-name="T784">0</text:span><text:span text:style-name="T785">;</text:span><text:span text:style-name="T786"><text:line-break/><text:s text:c="16"/>}</text:span><text:span text:style-name="T787"><text:line-break/><text:s text:c="12"/>}</text:span><text:span text:style-name="T788">else</text:span><text:span text:style-name="T789">{</text:span><text:span text:style-name="T790"><text:line-break/><text:s text:c="16"/></text:span><text:span text:style-name="T791">temp1</text:span><text:span text:style-name="T792">=</text:span><text:span text:style-name="T793">0</text:span><text:span text:style-name="T794">;</text:span><text:span text:style-name="T795"><text:line-break/><text:s text:c="16"/></text:span><text:span text:style-name="T796">temp2</text:span><text:span text:style-name="T797">=</text:span><text:span text:style-name="T798">0</text:span><text:span text:style-name="T799">;</text:span><text:span text:style-name="T800"><text:line-break/><text:s text:c="12"/>}</text:span><text:span text:style-name="T801"><text:line-break/><text:s text:c="8"/>}</text:span><text:span text:style-name="T802">else</text:span><text:span text:style-name="T803">{</text:span><text:span text:style-name="T804"><text:line-break/><text:s text:c="12"/></text:span><text:span text:style-name="T805">temp1</text:span><text:span text:style-name="T806">=</text:span><text:span text:style-name="T807">0</text:span><text:span text:style-name="T808">;</text:span><text:span text:style-name="T809"><text:line-break/><text:s text:c="8"/>}</text:span><text:span text:style-name="T810"><text:line-break/></text:span><text:span text:style-name="T811"><text:line-break/><text:s text:c="4"/>}<text:s/></text:span><text:span text:style-name="T812">while<text:s/></text:span><text:span text:style-name="T813">(</text:span><text:span text:style-name="T814">temp1</text:span><text:span text:style-name="T815">%</text:span><text:span text:style-name="T816">2</text:span><text:span text:style-name="T817">==</text:span><text:span text:style-name="T818">0<text:s/></text:span><text:span text:style-name="T819">&amp;&amp;<text:s/></text:span><text:span text:style-name="T820">temp2</text:span><text:span text:style-name="T821">%</text:span><text:span text:style-name="T822">2</text:span><text:span text:style-name="T823">==</text:span><text:span text:style-name="T824">1<text:s/></text:span><text:span text:style-name="T825">&amp;&amp;<text:s/></text:span><text:span text:style-name="T826">temp3</text:span><text:span text:style-name="T827">%</text:span><text:span text:style-name="T828">2</text:span><text:span text:style-name="T829">==</text:span><text:span text:style-name="T830">1</text:span><text:span text:style-name="T831">);</text:span><text:span text:style-name="T832"><text:line-break/><text:s text:c="4"/></text:span><text:span text:style-name="T833"><text:line-break/><text:s text:c="4"/></text:span><text:span text:style-name="T834">printf</text:span><text:span text:style-name="T835">(</text:span><text:span text:style-name="T836">"boucle terminer la suite obtenue est : %d %d %d"</text:span><text:span text:style-name="T837">,<text:s/></text:span><text:span text:style-name="T838">temp1</text:span><text:span text:style-name="T839">,<text:s/></text:span><text:span text:style-name="T840">temp2</text:span><text:span text:style-name="T841">,<text:s/></text:span><text:span text:style-name="T842">temp3</text:span><text:span text:style-name="T843">);</text:span><text:span text:style-name="T844"><text:line-break/></text:span><text:span text:style-name="T845"><text:line-break/><text:s text:c="4"/></text:span><text:span text:style-name="T846">return<text:s/></text:span><text:span text:style-name="T847">0</text:span><text:span text:style-name="T848">;</text:span><text:span text:style-name="T849"><text:line-break/>}</text:span></text:p>
            <text:p text:style-name="P850"/>
          </table:table-cell>
        </table:table-row>
      </table:table>
      <text:p text:style-name="P851"/>
      <text:p text:style-name="P852"/>
      <text:p text:style-name="P853"/>
      <text:p text:style-name="P854"/>
      <text:p text:style-name="P855"/>
      <text:p text:style-name="P856"/>
      <text:list text:style-name="LFO2" text:continue-numbering="true">
        <text:list-item>
          <text:p text:style-name="P857">Question 2 :<text:s/></text:p>
        </text:list-item>
      </text:list>
      <text:p text:style-name="P858"/>
      <text:p text:style-name="P859"/>
      <table:table table:style-name="Table860">
        <table:table-columns>
          <table:table-column table:style-name="TableColumn861"/>
        </table:table-columns>
        <table:table-row table:style-name="TableRow862">
          <table:table-cell table:style-name="TableCell863">
            <text:soft-page-break/>
            <text:p text:style-name="P864"><text:span text:style-name="T865">#include<text:s/></text:span><text:span text:style-name="T866">&lt;stdio.h&gt;</text:span><text:span text:style-name="T867"><text:line-break/></text:span><text:span text:style-name="T868">#include<text:s/></text:span><text:span text:style-name="T869">&lt;stdlib.h&gt;</text:span><text:span text:style-name="T870"><text:line-break/></text:span><text:span text:style-name="T871">#include<text:s/></text:span><text:span text:style-name="T872">&lt;time.h&gt;</text:span><text:span text:style-name="T873"><text:line-break/></text:span><text:span text:style-name="T874"><text:line-break/></text:span><text:span text:style-name="T875">int<text:s/></text:span><text:span text:style-name="T876">main</text:span><text:span text:style-name="T877">(){</text:span><text:span text:style-name="T878"><text:line-break/><text:s text:c="4"/></text:span><text:span text:style-name="T879">srand</text:span><text:span text:style-name="T880">(</text:span><text:span text:style-name="T881">time</text:span><text:span text:style-name="T882">(</text:span><text:span text:style-name="T883">NULL</text:span><text:span text:style-name="T884">));</text:span><text:span text:style-name="T885"><text:line-break/><text:s/></text:span><text:span text:style-name="T886"><text:line-break/><text:s text:c="4"/></text:span><text:span text:style-name="T887">int<text:s/></text:span><text:span text:style-name="T888">temp1</text:span><text:span text:style-name="T889">,</text:span><text:span text:style-name="T890">a</text:span><text:span text:style-name="T891">,</text:span><text:span text:style-name="T892">compteur</text:span><text:span text:style-name="T893">;</text:span><text:span text:style-name="T894"><text:line-break/></text:span><text:span text:style-name="T895"><text:line-break/><text:s text:c="4"/></text:span><text:span text:style-name="T896">printf</text:span><text:span text:style-name="T897">(</text:span><text:span text:style-name="T898">"saisissez un nombre a 3 chiffre :</text:span><text:span text:style-name="T899">\n</text:span><text:span text:style-name="T900">"</text:span><text:span text:style-name="T901">);</text:span><text:span text:style-name="T902"><text:line-break/><text:s text:c="4"/></text:span><text:span text:style-name="T903">scanf</text:span><text:span text:style-name="T904">(</text:span><text:span text:style-name="T905">"%d "</text:span><text:span text:style-name="T906">,&amp;</text:span><text:span text:style-name="T907">a</text:span><text:span text:style-name="T908">);</text:span><text:span text:style-name="T909"><text:line-break/></text:span><text:span text:style-name="T910"><text:line-break/><text:s text:c="4"/></text:span><text:span text:style-name="T911">compteur<text:s/></text:span><text:span text:style-name="T912">=<text:s/></text:span><text:span text:style-name="T913">0</text:span><text:span text:style-name="T914">;</text:span><text:span text:style-name="T915"><text:line-break/></text:span><text:span text:style-name="T916"><text:line-break/><text:s text:c="4"/></text:span><text:span text:style-name="T917">do</text:span><text:span text:style-name="T918">{</text:span><text:span text:style-name="T919"><text:line-break/><text:s text:c="8"/></text:span><text:span text:style-name="T920">temp1</text:span><text:span text:style-name="T921">=</text:span><text:span text:style-name="T922">rand</text:span><text:span text:style-name="T923">()%</text:span><text:span text:style-name="T924">999</text:span><text:span text:style-name="T925">+</text:span><text:span text:style-name="T926">100</text:span><text:span text:style-name="T927">;</text:span><text:span text:style-name="T928"><text:line-break/><text:s text:c="8"/></text:span><text:span text:style-name="T929">compteur</text:span><text:span text:style-name="T930">++;</text:span><text:span text:style-name="T931"><text:line-break/><text:s text:c="4"/>}<text:s/></text:span><text:span text:style-name="T932">while<text:s/></text:span><text:span text:style-name="T933">(</text:span><text:span text:style-name="T934">temp1<text:s/></text:span><text:span text:style-name="T935">!=<text:s/></text:span><text:span text:style-name="T936">a<text:s/></text:span><text:span text:style-name="T937">);</text:span><text:span text:style-name="T938"><text:line-break/><text:s text:c="4"/></text:span><text:span text:style-name="T939"><text:line-break/><text:s text:c="4"/></text:span><text:span text:style-name="T940">printf</text:span><text:span text:style-name="T941">(</text:span><text:span text:style-name="T942">" le nombre choisie est %d, il a fallut %d ti-rage pour le retrouver"</text:span><text:span text:style-name="T943">,</text:span><text:span text:style-name="T944">a</text:span><text:span text:style-name="T945">,</text:span><text:span text:style-name="T946">compteur</text:span><text:span text:style-name="T947">);</text:span><text:span text:style-name="T948"><text:line-break/></text:span><text:span text:style-name="T949"><text:line-break/><text:s text:c="4"/></text:span><text:span text:style-name="T950">return<text:s/></text:span><text:span text:style-name="T951">0</text:span><text:span text:style-name="T952">;</text:span><text:span text:style-name="T953"><text:line-break/>}</text:span></text:p>
            <text:p text:style-name="P954"/>
          </table:table-cell>
        </table:table-row>
      </table:table>
      <text:p text:style-name="P955"/>
      <text:list text:style-name="LFO2" text:continue-numbering="true">
        <text:list-item>
          <text:p text:style-name="P956">Question 3 :</text:p>
        </text:list-item>
      </text:list>
      <text:p text:style-name="P957"/>
      <table:table table:style-name="Table958">
        <table:table-columns>
          <table:table-column table:style-name="TableColumn959"/>
        </table:table-columns>
        <table:table-row table:style-name="TableRow960">
          <table:table-cell table:style-name="TableCell961">
            <text:p text:style-name="P962"><text:span text:style-name="T963">#include<text:s/></text:span><text:span text:style-name="T964">&lt;stdio.h&gt;</text:span><text:span text:style-name="T965"><text:line-break/></text:span><text:span text:style-name="T966"><text:line-break/></text:span><text:span text:style-name="T967">int<text:s/></text:span><text:span text:style-name="T968">main</text:span><text:span text:style-name="T969">(){</text:span><text:span text:style-name="T970"><text:line-break/><text:s text:c="4"/></text:span><text:span text:style-name="T971">int<text:s/></text:span><text:span text:style-name="T972">a</text:span><text:span text:style-name="T973">,</text:span><text:span text:style-name="T974">min</text:span><text:span text:style-name="T975">,</text:span><text:span text:style-name="T976">max</text:span><text:span text:style-name="T977">;</text:span><text:span text:style-name="T978"><text:line-break/><text:s text:c="4"/></text:span><text:span text:style-name="T979"><text:line-break/><text:s text:c="4"/></text:span><text:span text:style-name="T980">min</text:span><text:span text:style-name="T981">=</text:span><text:span text:style-name="T982">500000</text:span><text:span text:style-name="T983">;</text:span><text:span text:style-name="T984"><text:line-break/><text:s text:c="4"/></text:span><text:span text:style-name="T985">max</text:span><text:span text:style-name="T986">=</text:span><text:span text:style-name="T987">0</text:span><text:span text:style-name="T988">;</text:span><text:span text:style-name="T989"><text:line-break/><text:s text:c="4"/></text:span><text:span text:style-name="T990">do</text:span><text:span text:style-name="T991">{</text:span><text:span text:style-name="T992"><text:line-break/><text:s text:c="8"/></text:span><text:span text:style-name="T993">printf</text:span><text:span text:style-name="T994">(</text:span><text:span text:style-name="T995">"saisissez une valeur entiere non nulle:</text:span><text:span text:style-name="T996">\n</text:span><text:span text:style-name="T997">"</text:span><text:span text:style-name="T998">);</text:span><text:span text:style-name="T999"><text:line-break/><text:s text:c="8"/></text:span><text:span text:style-name="T1000">scanf</text:span><text:span text:style-name="T1001">(</text:span><text:span text:style-name="T1002">"%d "</text:span><text:span text:style-name="T1003">,&amp;</text:span><text:span text:style-name="T1004">a</text:span><text:span text:style-name="T1005">);</text:span><text:span text:style-name="T1006"><text:line-break/></text:span><text:span text:style-name="T1007"><text:line-break/><text:s text:c="8"/></text:span><text:span text:style-name="T1008">if</text:span><text:span text:style-name="T1009">(</text:span><text:span text:style-name="T1010">a</text:span><text:span text:style-name="T1011">&lt;</text:span><text:span text:style-name="T1012">min<text:s/></text:span><text:span text:style-name="T1013">&amp;&amp;<text:s/></text:span><text:span text:style-name="T1014">a</text:span><text:span text:style-name="T1015">!=<text:s/></text:span><text:span text:style-name="T1016">0</text:span><text:span text:style-name="T1017">){</text:span><text:span text:style-name="T1018"><text:line-break/><text:s text:c="12"/></text:span><text:span text:style-name="T1019">min</text:span><text:span text:style-name="T1020">=</text:span><text:span text:style-name="T1021">a</text:span><text:span text:style-name="T1022">;</text:span><text:span text:style-name="T1023"><text:line-break/><text:s text:c="8"/>}</text:span><text:span text:style-name="T1024">else if</text:span><text:span text:style-name="T1025">(</text:span><text:span text:style-name="T1026">a</text:span><text:span text:style-name="T1027">&gt;</text:span><text:span text:style-name="T1028">max</text:span><text:span text:style-name="T1029">){</text:span><text:span text:style-name="T1030"><text:line-break/><text:s text:c="12"/></text:span><text:span text:style-name="T1031">max</text:span><text:span text:style-name="T1032">=</text:span><text:span text:style-name="T1033">a</text:span><text:span text:style-name="T1034">;</text:span><text:span text:style-name="T1035"><text:line-break/><text:s text:c="8"/>}</text:span><text:span text:style-name="T1036"><text:line-break/><text:s text:c="4"/>}<text:s/></text:span><text:span text:style-name="T1037">while<text:s/></text:span><text:span text:style-name="T1038">(</text:span><text:span text:style-name="T1039">a<text:s/></text:span><text:span text:style-name="T1040">!=<text:s/></text:span><text:span text:style-name="T1041">0<text:s/></text:span><text:span text:style-name="T1042">);</text:span><text:span text:style-name="T1043"><text:line-break/></text:span><text:span text:style-name="T1044"><text:line-break/><text:s text:c="4"/></text:span><text:span text:style-name="T1045">printf</text:span><text:span text:style-name="T1046">(</text:span><text:span text:style-name="T1047">" le minimum est %d, le max est %d "</text:span><text:span text:style-name="T1048">,</text:span><text:span text:style-name="T1049">min</text:span><text:span text:style-name="T1050">,</text:span><text:span text:style-name="T1051">max</text:span><text:span text:style-name="T1052">);</text:span><text:span text:style-name="T1053"><text:line-break/></text:span><text:span text:style-name="T1054"><text:line-break/><text:s text:c="4"/></text:span><text:span text:style-name="T1055">return<text:s/></text:span><text:span text:style-name="T1056">0</text:span><text:span text:style-name="T1057">;</text:span><text:span text:style-name="T1058"><text:line-break/>}</text:span></text:p>
            <text:p text:style-name="P1059"/>
          </table:table-cell>
        </table:table-row>
      </table:table>
      <text:p text:style-name="P1060"/>
      <text:p text:style-name="P1061">Exercice 5 :</text:p>
      <text:list text:style-name="LFO3" text:continue-numbering="true">
        <text:list-item>
          <text:p text:style-name="P1062">Question 1</text:p>
        </text:list-item>
      </text:list>
      <text:p text:style-name="P1063"/>
      <table:table table:style-name="Table1064">
        <table:table-columns>
          <table:table-column table:style-name="TableColumn1065"/>
        </table:table-columns>
        <table:table-row table:style-name="TableRow1066">
          <table:table-cell table:style-name="TableCell1067">
            <text:p text:style-name="P1068"><text:span text:style-name="T1069">#include<text:s/></text:span><text:span text:style-name="T1070">&lt;stdio.h&gt;</text:span><text:span text:style-name="T1071"><text:line-break/></text:span><text:span text:style-name="T1072"><text:line-break/></text:span><text:span text:style-name="T1073">int<text:s/></text:span><text:span text:style-name="T1074">main</text:span><text:span text:style-name="T1075">()</text:span><text:span text:style-name="T1076"><text:line-break/>{</text:span><text:span text:style-name="T1077"><text:line-break/><text:s text:c="4"/></text:span><text:span text:style-name="T1078">char<text:s/></text:span><text:span text:style-name="T1079">i</text:span><text:span text:style-name="T1080">;</text:span><text:span text:style-name="T1081"><text:line-break/><text:s text:c="4"/></text:span><text:span text:style-name="T1082">i<text:s/></text:span><text:span text:style-name="T1083">=<text:s/></text:span><text:span text:style-name="T1084">'0'</text:span><text:span text:style-name="T1085">;</text:span><text:span text:style-name="T1086"><text:line-break/><text:s text:c="4"/></text:span><text:span text:style-name="T1087">while</text:span><text:span text:style-name="T1088">(</text:span><text:span text:style-name="T1089">i<text:s/></text:span><text:span text:style-name="T1090">&lt;=<text:s/></text:span><text:span text:style-name="T1091">'9'</text:span><text:span text:style-name="T1092">){</text:span><text:span text:style-name="T1093"><text:line-break/><text:s text:c="8"/></text:span><text:span text:style-name="T1094">printf</text:span><text:span text:style-name="T1095">(</text:span><text:span text:style-name="T1096">"caractere %c <text:s/>code ASCII = %d <text:s/>code hexa = %x</text:span><text:span text:style-name="T1097">\n</text:span><text:span text:style-name="T1098">"</text:span><text:span text:style-name="T1099">,<text:s/></text:span><text:span text:style-name="T1100">i</text:span><text:span text:style-name="T1101">,<text:s/></text:span><text:span text:style-name="T1102">i</text:span><text:span text:style-name="T1103">,<text:s/></text:span><text:span text:style-name="T1104">i</text:span><text:span text:style-name="T1105">);</text:span><text:span text:style-name="T1106"><text:line-break/><text:s text:c="8"/></text:span><text:span text:style-name="T1107">i</text:span><text:span text:style-name="T1108">++;</text:span><text:span text:style-name="T1109"><text:line-break/><text:s text:c="4"/>}</text:span><text:span text:style-name="T1110"><text:line-break/></text:span><text:span text:style-name="T1111"><text:line-break/><text:s text:c="4"/></text:span><text:span text:style-name="T1112">return<text:s/></text:span><text:span text:style-name="T1113">0</text:span><text:span text:style-name="T1114">;</text:span><text:span text:style-name="T1115"><text:line-break/>}</text:span></text:p>
            <text:p text:style-name="P1116"/>
          </table:table-cell>
        </table:table-row>
      </table:table>
      <text:p text:style-name="P1117"/>
      <text:list text:style-name="LFO3" text:continue-numbering="true">
        <text:list-item>
          <text:p text:style-name="P1118">Question 2</text:p>
        </text:list-item>
      </text:list>
      <text:p text:style-name="P1119"/>
      <table:table table:style-name="Table1120">
        <table:table-columns>
          <table:table-column table:style-name="TableColumn1121"/>
        </table:table-columns>
        <table:table-row table:style-name="TableRow1122">
          <table:table-cell table:style-name="TableCell1123">
            <text:p text:style-name="P1124"><text:span text:style-name="T1125">#include<text:s/></text:span><text:span text:style-name="T1126">&lt;stdio.h&gt;</text:span><text:span text:style-name="T1127"><text:line-break/></text:span><text:span text:style-name="T1128"><text:line-break/></text:span><text:span text:style-name="T1129">int<text:s/></text:span><text:span text:style-name="T1130">main</text:span><text:span text:style-name="T1131">(){</text:span><text:span text:style-name="T1132"><text:line-break/><text:s text:c="4"/></text:span><text:span text:style-name="T1133">char<text:s/></text:span><text:span text:style-name="T1134">c</text:span><text:span text:style-name="T1135">;</text:span><text:span text:style-name="T1136"><text:line-break/><text:s text:c="4"/></text:span><text:span text:style-name="T1137">int<text:s/></text:span><text:span text:style-name="T1138">h<text:s/></text:span><text:span text:style-name="T1139">,</text:span><text:span text:style-name="T1140">row</text:span><text:span text:style-name="T1141">,<text:s/></text:span><text:span text:style-name="T1142">symb</text:span><text:span text:style-name="T1143">;</text:span><text:span text:style-name="T1144"><text:line-break/></text:span><text:span text:style-name="T1145"><text:line-break/><text:s text:c="4"/></text:span><text:span text:style-name="T1146">row<text:s/></text:span><text:span text:style-name="T1147">=<text:s/></text:span><text:span text:style-name="T1148">0</text:span><text:span text:style-name="T1149">;</text:span><text:span text:style-name="T1150"><text:line-break/></text:span><text:span text:style-name="T1151"><text:line-break/><text:s text:c="4"/></text:span><text:span text:style-name="T1152">printf</text:span><text:span text:style-name="T1153">(</text:span><text:span text:style-name="T1154">"Saisir un caractere et un entier:<text:s/></text:span><text:span text:style-name="T1155">\n</text:span><text:span text:style-name="T1156">"</text:span><text:span text:style-name="T1157">);</text:span><text:span text:style-name="T1158"><text:line-break/><text:s text:c="4"/></text:span><text:span text:style-name="T1159">scanf</text:span><text:span text:style-name="T1160">(</text:span><text:span text:style-name="T1161">"%c %d"</text:span><text:span text:style-name="T1162">, &amp;</text:span><text:span text:style-name="T1163">c</text:span><text:span text:style-name="T1164">, &amp;</text:span><text:span text:style-name="T1165">h</text:span><text:span text:style-name="T1166">);</text:span><text:span text:style-name="T1167"><text:line-break/></text:span><text:span text:style-name="T1168"><text:line-break/><text:s text:c="4"/></text:span><text:span text:style-name="T1169">while</text:span><text:span text:style-name="T1170">(</text:span><text:span text:style-name="T1171">row</text:span><text:span text:style-name="T1172">&lt;</text:span><text:span text:style-name="T1173">h</text:span><text:span text:style-name="T1174">){</text:span><text:span text:style-name="T1175"><text:line-break/><text:s text:c="8"/></text:span><text:span text:style-name="T1176">symb<text:s/></text:span><text:span text:style-name="T1177">=<text:s/></text:span><text:span text:style-name="T1178">row<text:s/></text:span><text:span text:style-name="T1179">+<text:s/></text:span><text:span text:style-name="T1180">1</text:span><text:span text:style-name="T1181">;</text:span><text:span text:style-name="T1182"><text:line-break/><text:s text:c="8"/></text:span><text:span text:style-name="T1183">while<text:s/></text:span><text:span text:style-name="T1184">(</text:span><text:span text:style-name="T1185">symb</text:span><text:span text:style-name="T1186">&gt;</text:span><text:span text:style-name="T1187">0</text:span><text:span text:style-name="T1188">){</text:span><text:span text:style-name="T1189"><text:line-break/><text:s text:c="12"/></text:span><text:span text:style-name="T1190">printf</text:span><text:span text:style-name="T1191">(</text:span><text:span text:style-name="T1192">"%c "</text:span><text:span text:style-name="T1193">,<text:s/></text:span><text:span text:style-name="T1194">c</text:span><text:span text:style-name="T1195">);</text:span><text:span text:style-name="T1196"><text:line-break/><text:s text:c="12"/></text:span><text:span text:style-name="T1197">symb</text:span><text:span text:style-name="T1198">--;</text:span><text:span text:style-name="T1199"><text:line-break/><text:s text:c="8"/>}</text:span><text:span text:style-name="T1200"><text:line-break/><text:s text:c="8"/></text:span><text:span text:style-name="T1201">row</text:span><text:span text:style-name="T1202">++;</text:span><text:span text:style-name="T1203"><text:line-break/><text:s text:c="8"/></text:span><text:span text:style-name="T1204">printf</text:span><text:span text:style-name="T1205">(</text:span><text:span text:style-name="T1206">"</text:span><text:span text:style-name="T1207">\n</text:span><text:span text:style-name="T1208">"</text:span><text:span text:style-name="T1209">);</text:span><text:span text:style-name="T1210"><text:line-break/><text:s text:c="4"/>}</text:span><text:span text:style-name="T1211"><text:line-break/></text:span><text:span text:style-name="T1212"><text:line-break/><text:s text:c="4"/></text:span><text:span text:style-name="T1213">return<text:s/></text:span><text:span text:style-name="T1214">0</text:span><text:span text:style-name="T1215">;</text:span><text:span text:style-name="T1216"><text:line-break/>}</text:span></text:p>
            <text:p text:style-name="P1217"/>
            <text:p text:style-name="P1218"/>
          </table:table-cell>
        </table:table-row>
      </table:table>
      <text:p text:style-name="P1219"/>
      <text:p text:style-name="P1220"/>
      <text:p text:style-name="P1221">Exercice 5 :</text:p>
      <text:p text:style-name="P1222"/>
      <text:list text:style-name="LFO3" text:continue-numbering="true">
        <text:list-item>
          <text:p text:style-name="P1223">Question1</text:p>
        </text:list-item>
      </text:list>
      <text:p text:style-name="P1224"/>
      <table:table table:style-name="Table1225">
        <table:table-columns>
          <table:table-column table:style-name="TableColumn1226"/>
        </table:table-columns>
        <table:table-row table:style-name="TableRow1227">
          <table:table-cell table:style-name="TableCell1228">
            <text:soft-page-break/>
            <text:p text:style-name="P1229"><text:span text:style-name="T1230">#include</text:span><text:span text:style-name="T1231">&lt;stdio.h&gt;</text:span><text:span text:style-name="T1232"><text:line-break/></text:span><text:span text:style-name="T1233"><text:line-break/></text:span><text:span text:style-name="T1234">int<text:s/></text:span><text:span text:style-name="T1235">main<text:s/></text:span><text:span text:style-name="T1236">(</text:span><text:span text:style-name="T1237">void</text:span><text:span text:style-name="T1238">){</text:span><text:span text:style-name="T1239"><text:line-break/><text:s text:c="4"/></text:span><text:span text:style-name="T1240">int<text:s/></text:span><text:span text:style-name="T1241">i</text:span><text:span text:style-name="T1242">, <text:s/></text:span><text:span text:style-name="T1243">nb</text:span><text:span text:style-name="T1244">,<text:s/></text:span><text:span text:style-name="T1245">somme</text:span><text:span text:style-name="T1246">,<text:s/></text:span><text:span text:style-name="T1247">produit</text:span><text:span text:style-name="T1248">,<text:s/></text:span><text:span text:style-name="T1249">moyenne</text:span><text:span text:style-name="T1250">;</text:span><text:span text:style-name="T1251"><text:line-break/></text:span><text:span text:style-name="T1252"><text:line-break/><text:s text:c="4"/></text:span><text:span text:style-name="T1253">somme<text:s/></text:span><text:span text:style-name="T1254">=<text:s/></text:span><text:span text:style-name="T1255">0</text:span><text:span text:style-name="T1256">;</text:span><text:span text:style-name="T1257"><text:line-break/><text:s text:c="4"/></text:span><text:span text:style-name="T1258">produit<text:s/></text:span><text:span text:style-name="T1259">=<text:s/></text:span><text:span text:style-name="T1260">1</text:span><text:span text:style-name="T1261">;</text:span><text:span text:style-name="T1262"><text:line-break/></text:span><text:span text:style-name="T1263"><text:line-break/><text:s text:c="4"/></text:span><text:span text:style-name="T1264">do</text:span><text:span text:style-name="T1265">{</text:span><text:span text:style-name="T1266"><text:line-break/><text:s text:c="8"/></text:span><text:span text:style-name="T1267">printf</text:span><text:span text:style-name="T1268">(</text:span><text:span text:style-name="T1269">"Entrez un entier :<text:s/></text:span><text:span text:style-name="T1270">\n</text:span><text:span text:style-name="T1271">"</text:span><text:span text:style-name="T1272">);</text:span><text:span text:style-name="T1273"><text:line-break/><text:s text:c="8"/></text:span><text:span text:style-name="T1274">scanf</text:span><text:span text:style-name="T1275">(</text:span><text:span text:style-name="T1276">"%d"</text:span><text:span text:style-name="T1277">, &amp;</text:span><text:span text:style-name="T1278">nb</text:span><text:span text:style-name="T1279">);</text:span><text:span text:style-name="T1280"><text:line-break/><text:s text:c="4"/>}<text:s/></text:span><text:span text:style-name="T1281">while<text:s/></text:span><text:span text:style-name="T1282">(</text:span><text:span text:style-name="T1283">nb</text:span><text:span text:style-name="T1284">&lt;</text:span><text:span text:style-name="T1285">1</text:span><text:span text:style-name="T1286">);</text:span><text:span text:style-name="T1287"><text:line-break/></text:span><text:span text:style-name="T1288"><text:line-break/></text:span><text:span text:style-name="T1289"><text:line-break/><text:s text:c="4"/></text:span><text:span text:style-name="T1290">for<text:s/></text:span><text:span text:style-name="T1291">(</text:span><text:span text:style-name="T1292">i<text:s/></text:span><text:span text:style-name="T1293">=<text:s/></text:span><text:span text:style-name="T1294">1</text:span><text:span text:style-name="T1295">;<text:s/></text:span><text:span text:style-name="T1296">i</text:span><text:span text:style-name="T1297">&lt;=<text:s/></text:span><text:span text:style-name="T1298">nb</text:span><text:span text:style-name="T1299">;<text:s/></text:span><text:span text:style-name="T1300">i</text:span><text:span text:style-name="T1301">++){</text:span><text:span text:style-name="T1302"><text:line-break/><text:s text:c="8"/></text:span><text:span text:style-name="T1303">printf</text:span><text:span text:style-name="T1304">(</text:span><text:span text:style-name="T1305">"Carre(%d) = %i</text:span><text:span text:style-name="T1306">\n</text:span><text:span text:style-name="T1307">"</text:span><text:span text:style-name="T1308">,<text:s/></text:span><text:span text:style-name="T1309">i</text:span><text:span text:style-name="T1310">,<text:s/></text:span><text:span text:style-name="T1311">i</text:span><text:span text:style-name="T1312">*</text:span><text:span text:style-name="T1313">i</text:span><text:span text:style-name="T1314">);</text:span><text:span text:style-name="T1315"><text:line-break/><text:s text:c="8"/></text:span><text:span text:style-name="T1316">somme<text:s/></text:span><text:span text:style-name="T1317">+= <text:s/></text:span><text:span text:style-name="T1318">i</text:span><text:span text:style-name="T1319">;</text:span><text:span text:style-name="T1320"><text:line-break/><text:s text:c="8"/></text:span><text:span text:style-name="T1321">produit<text:s/></text:span><text:span text:style-name="T1322">*=<text:s/></text:span><text:span text:style-name="T1323">i</text:span><text:span text:style-name="T1324">;</text:span><text:span text:style-name="T1325"><text:line-break/><text:s text:c="4"/>}</text:span><text:span text:style-name="T1326"><text:line-break/><text:s text:c="4"/></text:span><text:span text:style-name="T1327">moyenne<text:s/></text:span><text:span text:style-name="T1328">=<text:s/></text:span><text:span text:style-name="T1329">somme<text:s/></text:span><text:span text:style-name="T1330">/<text:s/></text:span><text:span text:style-name="T1331">nb</text:span><text:span text:style-name="T1332">;</text:span><text:span text:style-name="T1333"><text:line-break/></text:span><text:span text:style-name="T1334"><text:line-break/><text:s text:c="4"/></text:span><text:span text:style-name="T1335">printf</text:span><text:span text:style-name="T1336">(</text:span><text:span text:style-name="T1337">"Somme: %d</text:span><text:span text:style-name="T1338">\n</text:span><text:span text:style-name="T1339">Produit: %d</text:span><text:span text:style-name="T1340">\n</text:span><text:span text:style-name="T1341">Moyenne: %d</text:span><text:span text:style-name="T1342">\n</text:span><text:span text:style-name="T1343">"</text:span><text:span text:style-name="T1344">,<text:s/></text:span><text:span text:style-name="T1345">somme</text:span><text:span text:style-name="T1346">,<text:s/></text:span><text:span text:style-name="T1347">produit</text:span><text:span text:style-name="T1348">,<text:s/></text:span><text:span text:style-name="T1349">moyenne</text:span><text:span text:style-name="T1350">);</text:span><text:span text:style-name="T1351"><text:line-break/></text:span><text:span text:style-name="T1352"><text:line-break/><text:s text:c="4"/></text:span><text:span text:style-name="T1353">return<text:s/></text:span><text:span text:style-name="T1354">0</text:span><text:span text:style-name="T1355">;</text:span><text:span text:style-name="T1356"><text:line-break/>}</text:span><text:span text:style-name="T1357"><text:line-break/><text:s/></text:span></text:p>
            <text:p text:style-name="P1358"/>
          </table:table-cell>
        </table:table-row>
      </table:table>
      <text:p text:style-name="P1359"/>
      <text:list text:style-name="LFO3" text:continue-numbering="true">
        <text:list-item>
          <text:p text:style-name="P1360">Question 2</text:p>
        </text:list-item>
      </text:list>
      <text:p text:style-name="P1361"/>
      <table:table table:style-name="Table1362">
        <table:table-columns>
          <table:table-column table:style-name="TableColumn1363"/>
        </table:table-columns>
        <table:table-row table:style-name="TableRow1364">
          <table:table-cell table:style-name="TableCell1365">
            <text:p text:style-name="P1366"><text:span text:style-name="T1367">#include</text:span><text:span text:style-name="T1368">&lt;stdio.h&gt;</text:span><text:span text:style-name="T1369"><text:line-break/></text:span><text:span text:style-name="T1370"><text:line-break/></text:span><text:span text:style-name="T1371">int<text:s/></text:span><text:span text:style-name="T1372">main<text:s/></text:span><text:span text:style-name="T1373">(</text:span><text:span text:style-name="T1374">void</text:span><text:span text:style-name="T1375">){</text:span><text:span text:style-name="T1376"><text:line-break/><text:s text:c="4"/></text:span><text:span text:style-name="T1377">int<text:s/></text:span><text:span text:style-name="T1378">i</text:span><text:span text:style-name="T1379">, <text:s/></text:span><text:span text:style-name="T1380">nb</text:span><text:span text:style-name="T1381">;</text:span><text:span text:style-name="T1382"><text:line-break/><text:s text:c="4"/></text:span><text:span text:style-name="T1383">double<text:s/></text:span><text:span text:style-name="T1384">somme</text:span><text:span text:style-name="T1385">;</text:span><text:span text:style-name="T1386"><text:line-break/><text:s text:c="4"/></text:span><text:span text:style-name="T1387"><text:line-break/><text:s text:c="4"/></text:span><text:span text:style-name="T1388">somme<text:s/></text:span><text:span text:style-name="T1389">=<text:s/></text:span><text:span text:style-name="T1390">0</text:span><text:span text:style-name="T1391">;</text:span><text:span text:style-name="T1392"><text:line-break/></text:span><text:span text:style-name="T1393"><text:line-break/><text:s text:c="4"/></text:span><text:span text:style-name="T1394">do</text:span><text:span text:style-name="T1395">{</text:span><text:span text:style-name="T1396"><text:line-break/><text:s text:c="8"/></text:span><text:span text:style-name="T1397">printf</text:span><text:span text:style-name="T1398">(</text:span><text:span text:style-name="T1399">"Entrez un entier :<text:s/></text:span><text:span text:style-name="T1400">\n</text:span><text:span text:style-name="T1401">"</text:span><text:span text:style-name="T1402">);</text:span><text:span text:style-name="T1403"><text:line-break/><text:s text:c="8"/></text:span><text:span text:style-name="T1404">scanf</text:span><text:span text:style-name="T1405">(</text:span><text:span text:style-name="T1406">"%d"</text:span><text:span text:style-name="T1407">, &amp;</text:span><text:span text:style-name="T1408">nb</text:span><text:span text:style-name="T1409">);</text:span><text:span text:style-name="T1410"><text:line-break/><text:s text:c="4"/>}<text:s/></text:span><text:span text:style-name="T1411">while<text:s/></text:span><text:span text:style-name="T1412">(</text:span><text:span text:style-name="T1413">nb</text:span><text:span text:style-name="T1414">&lt;</text:span><text:span text:style-name="T1415">1</text:span><text:span text:style-name="T1416">);</text:span><text:span text:style-name="T1417"><text:line-break/></text:span><text:span text:style-name="T1418"><text:line-break/></text:span><text:span text:style-name="T1419"><text:line-break/><text:s text:c="4"/></text:span><text:span text:style-name="T1420">for<text:s/></text:span><text:span text:style-name="T1421">(</text:span><text:span text:style-name="T1422">i<text:s/></text:span><text:span text:style-name="T1423">=<text:s/></text:span><text:span text:style-name="T1424">1</text:span><text:span text:style-name="T1425">;<text:s/></text:span><text:span text:style-name="T1426">i</text:span><text:span text:style-name="T1427">&lt;=<text:s/></text:span><text:span text:style-name="T1428">nb</text:span><text:span text:style-name="T1429">;<text:s/></text:span><text:span text:style-name="T1430">i</text:span><text:span text:style-name="T1431">++){</text:span><text:span text:style-name="T1432"><text:line-break/><text:s text:c="8"/></text:span><text:span text:style-name="T1433">somme<text:s/></text:span><text:span text:style-name="T1434">+= (</text:span><text:span text:style-name="T1435">double</text:span><text:span text:style-name="T1436">)(</text:span><text:span text:style-name="T1437">1.0</text:span><text:span text:style-name="T1438">/</text:span><text:span text:style-name="T1439">i</text:span><text:span text:style-name="T1440">);</text:span><text:span text:style-name="T1441"><text:line-break/><text:s text:c="8"/></text:span><text:span text:style-name="T1442">printf</text:span><text:span text:style-name="T1443">(</text:span><text:span text:style-name="T1444">"%d / %d = %.2lf</text:span><text:span text:style-name="T1445">\n</text:span><text:span text:style-name="T1446">"</text:span><text:span text:style-name="T1447">,<text:s/></text:span><text:span text:style-name="T1448">1</text:span><text:span text:style-name="T1449">,<text:s/></text:span><text:span text:style-name="T1450">i</text:span><text:span text:style-name="T1451">, (</text:span><text:span text:style-name="T1452">double</text:span><text:span text:style-name="T1453">)(</text:span><text:span text:style-name="T1454">1.0</text:span><text:span text:style-name="T1455">/</text:span><text:span text:style-name="T1456">i</text:span><text:span text:style-name="T1457">));</text:span><text:span text:style-name="T1458"><text:line-break/><text:s text:c="4"/>}</text:span><text:span text:style-name="T1459"><text:line-break/></text:span><text:span text:style-name="T1460"><text:line-break/><text:s text:c="4"/></text:span><text:span text:style-name="T1461">printf</text:span><text:span text:style-name="T1462">(</text:span><text:span text:style-name="T1463">"Somme = %.2lf</text:span><text:span text:style-name="T1464">\n</text:span><text:span text:style-name="T1465">"</text:span><text:span text:style-name="T1466">,<text:s/></text:span><text:span text:style-name="T1467">somme</text:span><text:span text:style-name="T1468">);</text:span><text:span text:style-name="T1469"><text:line-break/></text:span><text:span text:style-name="T1470"><text:line-break/><text:s text:c="4"/></text:span><text:span text:style-name="T1471">return<text:s/></text:span><text:span text:style-name="T1472">0</text:span><text:span text:style-name="T1473">;</text:span><text:span text:style-name="T1474"><text:line-break/>}</text:span></text:p>
            <text:p text:style-name="P1475"/>
          </table:table-cell>
        </table:table-row>
      </table:table>
      <text:p text:style-name="P1476"/>
      <text:soft-page-break/>
      <text:list text:style-name="LFO3" text:continue-numbering="true">
        <text:list-item>
          <text:p text:style-name="P1477">Question 3</text:p>
        </text:list-item>
      </text:list>
      <text:p text:style-name="P1478"/>
      <table:table table:style-name="Table1479">
        <table:table-columns>
          <table:table-column table:style-name="TableColumn1480"/>
        </table:table-columns>
        <table:table-row table:style-name="TableRow1481">
          <table:table-cell table:style-name="TableCell1482">
            <text:p text:style-name="P1483"><text:span text:style-name="T1484">#include</text:span><text:span text:style-name="T1485">&lt;stdio.h&gt;</text:span><text:span text:style-name="T1486"><text:line-break/></text:span><text:span text:style-name="T1487"><text:line-break/></text:span><text:span text:style-name="T1488">int<text:s/></text:span><text:span text:style-name="T1489">main<text:s/></text:span><text:span text:style-name="T1490">(</text:span><text:span text:style-name="T1491">void</text:span><text:span text:style-name="T1492">){</text:span><text:span text:style-name="T1493"><text:line-break/><text:s text:c="4"/></text:span><text:span text:style-name="T1494">int<text:s/></text:span><text:span text:style-name="T1495">i</text:span><text:span text:style-name="T1496">,<text:s/></text:span><text:span text:style-name="T1497">j</text:span><text:span text:style-name="T1498">,<text:s/></text:span><text:span text:style-name="T1499">nb</text:span><text:span text:style-name="T1500">;</text:span><text:span text:style-name="T1501"><text:line-break/><text:s text:c="4"/></text:span><text:span text:style-name="T1502"><text:line-break/><text:s text:c="4"/></text:span><text:span text:style-name="T1503">do</text:span><text:span text:style-name="T1504">{</text:span><text:span text:style-name="T1505"><text:line-break/><text:s text:c="8"/></text:span><text:span text:style-name="T1506">printf</text:span><text:span text:style-name="T1507">(</text:span><text:span text:style-name="T1508">"Donnez la borne supérieure des tables :<text:s/></text:span><text:span text:style-name="T1509">\n</text:span><text:span text:style-name="T1510">"</text:span><text:span text:style-name="T1511">);</text:span><text:span text:style-name="T1512"><text:line-break/><text:s text:c="8"/></text:span><text:span text:style-name="T1513">scanf</text:span><text:span text:style-name="T1514">(</text:span><text:span text:style-name="T1515">"%d"</text:span><text:span text:style-name="T1516">, &amp;</text:span><text:span text:style-name="T1517">nb</text:span><text:span text:style-name="T1518">);</text:span><text:span text:style-name="T1519"><text:line-break/><text:s text:c="4"/>}<text:s/></text:span><text:span text:style-name="T1520">while<text:s/></text:span><text:span text:style-name="T1521">(</text:span><text:span text:style-name="T1522">nb</text:span><text:span text:style-name="T1523">&lt;</text:span><text:span text:style-name="T1524">1</text:span><text:span text:style-name="T1525">);</text:span><text:span text:style-name="T1526"><text:line-break/></text:span><text:span text:style-name="T1527"><text:line-break/><text:s text:c="4"/></text:span><text:span text:style-name="T1528">printf</text:span><text:span text:style-name="T1529">(</text:span><text:span text:style-name="T1530">"Les tables de multiplication de 1 à %d"</text:span><text:span text:style-name="T1531">,<text:s/></text:span><text:span text:style-name="T1532">nb</text:span><text:span text:style-name="T1533">);</text:span><text:span text:style-name="T1534"><text:line-break/><text:s text:c="4"/></text:span><text:span text:style-name="T1535">for<text:s/></text:span><text:span text:style-name="T1536">(</text:span><text:span text:style-name="T1537">i<text:s/></text:span><text:span text:style-name="T1538">=<text:s/></text:span><text:span text:style-name="T1539">1</text:span><text:span text:style-name="T1540">;<text:s/></text:span><text:span text:style-name="T1541">i<text:s/></text:span><text:span text:style-name="T1542">&lt;=<text:s/></text:span><text:span text:style-name="T1543">nb</text:span><text:span text:style-name="T1544">;<text:s/></text:span><text:span text:style-name="T1545">i</text:span><text:span text:style-name="T1546">++){</text:span><text:span text:style-name="T1547"><text:line-break/><text:s text:c="8"/></text:span><text:span text:style-name="T1548">for<text:s/></text:span><text:span text:style-name="T1549">(</text:span><text:span text:style-name="T1550">j<text:s/></text:span><text:span text:style-name="T1551">=<text:s/></text:span><text:span text:style-name="T1552">1</text:span><text:span text:style-name="T1553">;<text:s/></text:span><text:span text:style-name="T1554">j</text:span><text:span text:style-name="T1555">&lt;=</text:span><text:span text:style-name="T1556">10</text:span><text:span text:style-name="T1557">;<text:s/></text:span><text:span text:style-name="T1558">j</text:span><text:span text:style-name="T1559">++){</text:span><text:span text:style-name="T1560"><text:line-break/><text:s text:c="12"/></text:span><text:span text:style-name="T1561">printf<text:s/></text:span><text:span text:style-name="T1562">(</text:span><text:span text:style-name="T1563">"%d x %d = %d "</text:span><text:span text:style-name="T1564">,</text:span><text:span text:style-name="T1565">i</text:span><text:span text:style-name="T1566">,</text:span><text:span text:style-name="T1567">j</text:span><text:span text:style-name="T1568">,</text:span><text:span text:style-name="T1569">i</text:span><text:span text:style-name="T1570">*</text:span><text:span text:style-name="T1571">j</text:span><text:span text:style-name="T1572">);</text:span><text:span text:style-name="T1573"><text:line-break/><text:s text:c="8"/>}</text:span><text:span text:style-name="T1574"><text:line-break/><text:s text:c="8"/></text:span><text:span text:style-name="T1575">printf<text:s/></text:span><text:span text:style-name="T1576">(</text:span><text:span text:style-name="T1577">"</text:span><text:span text:style-name="T1578">\n</text:span><text:span text:style-name="T1579">"</text:span><text:span text:style-name="T1580">);</text:span><text:span text:style-name="T1581"><text:line-break/><text:s text:c="4"/>}</text:span><text:span text:style-name="T1582"><text:line-break/></text:span><text:span text:style-name="T1583"><text:line-break/><text:s text:c="4"/></text:span><text:span text:style-name="T1584">return<text:s/></text:span><text:span text:style-name="T1585">0</text:span><text:span text:style-name="T1586">;</text:span><text:span text:style-name="T1587"><text:line-break/>}</text:span></text:p>
            <text:p text:style-name="P1588"/>
          </table:table-cell>
        </table:table-row>
      </table:table>
      <text:p text:style-name="P1589"/>
      <text:list text:style-name="LFO3" text:continue-numbering="true">
        <text:list-item>
          <text:p text:style-name="P1590">Question 4</text:p>
        </text:list-item>
      </text:list>
      <text:p text:style-name="P1591"/>
      <table:table table:style-name="Table1592">
        <table:table-columns>
          <table:table-column table:style-name="TableColumn1593"/>
        </table:table-columns>
        <table:table-row table:style-name="TableRow1594">
          <table:table-cell table:style-name="TableCell1595">
            <text:p text:style-name="P1596"><text:span text:style-name="T1597">#include</text:span><text:span text:style-name="T1598">&lt;stdio.h&gt;</text:span><text:span text:style-name="T1599"><text:line-break/></text:span><text:span text:style-name="T1600"><text:line-break/></text:span><text:span text:style-name="T1601">int<text:s/></text:span><text:span text:style-name="T1602">main<text:s/></text:span><text:span text:style-name="T1603">(</text:span><text:span text:style-name="T1604">void</text:span><text:span text:style-name="T1605">){</text:span><text:span text:style-name="T1606"><text:line-break/><text:s text:c="4"/></text:span><text:span text:style-name="T1607">int<text:s/></text:span><text:span text:style-name="T1608">i</text:span><text:span text:style-name="T1609">,<text:s/></text:span><text:span text:style-name="T1610">j</text:span><text:span text:style-name="T1611">,<text:s/></text:span><text:span text:style-name="T1612">h</text:span><text:span text:style-name="T1613">,<text:s/></text:span><text:span text:style-name="T1614">num</text:span><text:span text:style-name="T1615">;</text:span><text:span text:style-name="T1616"><text:line-break/></text:span><text:span text:style-name="T1617"><text:line-break/><text:s text:c="4"/></text:span><text:span text:style-name="T1618">num<text:s/></text:span><text:span text:style-name="T1619">=<text:s/></text:span><text:span text:style-name="T1620">1</text:span><text:span text:style-name="T1621">;</text:span><text:span text:style-name="T1622"><text:line-break/></text:span><text:span text:style-name="T1623"><text:line-break/><text:s text:c="4"/></text:span><text:span text:style-name="T1624">printf</text:span><text:span text:style-name="T1625">(</text:span><text:span text:style-name="T1626">"Entrez le nombre de table à afficher:<text:s/></text:span><text:span text:style-name="T1627">\n</text:span><text:span text:style-name="T1628">"</text:span><text:span text:style-name="T1629">);</text:span><text:span text:style-name="T1630"><text:line-break/><text:s text:c="4"/></text:span><text:span text:style-name="T1631">scanf</text:span><text:span text:style-name="T1632">(</text:span><text:span text:style-name="T1633">"%d"</text:span><text:span text:style-name="T1634">, &amp;</text:span><text:span text:style-name="T1635">h</text:span><text:span text:style-name="T1636">);</text:span><text:span text:style-name="T1637"><text:line-break/></text:span><text:span text:style-name="T1638"><text:line-break/><text:s text:c="4"/></text:span><text:span text:style-name="T1639">for<text:s/></text:span><text:span text:style-name="T1640">(</text:span><text:span text:style-name="T1641">i<text:s/></text:span><text:span text:style-name="T1642">=<text:s/></text:span><text:span text:style-name="T1643">1</text:span><text:span text:style-name="T1644">;<text:s/></text:span><text:span text:style-name="T1645">i</text:span><text:span text:style-name="T1646">&lt;=</text:span><text:span text:style-name="T1647">h</text:span><text:span text:style-name="T1648">;<text:s/></text:span><text:span text:style-name="T1649">i</text:span><text:span text:style-name="T1650">++){</text:span><text:span text:style-name="T1651"><text:line-break/><text:s text:c="8"/></text:span><text:span text:style-name="T1652">for<text:s/></text:span><text:span text:style-name="T1653">(</text:span><text:span text:style-name="T1654">j<text:s/></text:span><text:span text:style-name="T1655">=<text:s/></text:span><text:span text:style-name="T1656">1</text:span><text:span text:style-name="T1657">;<text:s/></text:span><text:span text:style-name="T1658">j</text:span><text:span text:style-name="T1659">&lt;=</text:span><text:span text:style-name="T1660">h</text:span><text:span text:style-name="T1661">;<text:s/></text:span><text:span text:style-name="T1662">j</text:span><text:span text:style-name="T1663">++){</text:span><text:span text:style-name="T1664"><text:line-break/><text:s text:c="12"/></text:span><text:span text:style-name="T1665">if</text:span><text:span text:style-name="T1666">(</text:span><text:span text:style-name="T1667">j</text:span><text:span text:style-name="T1668">&lt;=</text:span><text:span text:style-name="T1669">i</text:span><text:span text:style-name="T1670">){</text:span><text:span text:style-name="T1671"><text:line-break/><text:s text:c="16"/></text:span><text:span text:style-name="T1672">printf</text:span><text:span text:style-name="T1673">(</text:span><text:span text:style-name="T1674">"%d "</text:span><text:span text:style-name="T1675">,<text:s/></text:span><text:span text:style-name="T1676">num</text:span><text:span text:style-name="T1677">++);</text:span><text:span text:style-name="T1678"><text:line-break/><text:s text:c="12"/>}</text:span><text:span text:style-name="T1679"><text:line-break/><text:s text:c="8"/>}</text:span><text:span text:style-name="T1680"><text:line-break/><text:s text:c="8"/></text:span><text:span text:style-name="T1681">printf</text:span><text:span text:style-name="T1682">(</text:span><text:span text:style-name="T1683">"</text:span><text:span text:style-name="T1684">\n</text:span><text:span text:style-name="T1685">"</text:span><text:span text:style-name="T1686">);</text:span><text:span text:style-name="T1687"><text:line-break/><text:s text:c="4"/>}</text:span><text:span text:style-name="T1688"><text:line-break/><text:s text:c="4"/></text:span><text:span text:style-name="T1689"><text:line-break/><text:s text:c="4"/></text:span><text:span text:style-name="T1690">return<text:s/></text:span><text:span text:style-name="T1691">0</text:span><text:span text:style-name="T1692">;</text:span><text:span text:style-name="T1693"><text:line-break/>}</text:span></text:p>
            <text:p text:style-name="P1694"/>
          </table:table-cell>
        </table:table-row>
      </table:table>
      <text:p text:style-name="P1695"/>
      <text:p text:style-name="P16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c91" style:display-name="sc91" style:family="text" style:parent-style-name="Policepardéfaut">
      <style:text-properties style:font-name="Courier New" style:font-name-complex="Courier New" fo:color="#804000" fo:font-size="10pt" style:font-size-asian="10pt" style:font-size-complex="10pt"/>
    </style:style>
    <style:style style:name="sc0" style:display-name="sc0" style:family="text" style:parent-style-name="Policepardéfaut">
      <style:text-properties style:font-name="Courier New" style:font-name-complex="Courier New" fo:color="#000000" fo:font-size="10pt" style:font-size-asian="10pt" style:font-size-complex="10pt"/>
    </style:style>
    <style:style style:name="sc161" style:display-name="sc161" style:family="text" style:parent-style-name="Policepardéfaut">
      <style:text-properties style:font-name="Courier New" style:font-name-complex="Courier New" fo:color="#8000FF" fo:font-size="10pt" style:font-size-asian="10pt" style:font-size-complex="10pt"/>
    </style:style>
    <style:style style:name="sc11" style:display-name="sc11" style:family="text" style:parent-style-name="Policepardéfaut">
      <style:text-properties style:font-name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Policepardéfau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61" style:display-name="sc61" style:family="text" style:parent-style-name="Policepardéfaut">
      <style:text-properties style:font-name="Courier New" style:font-name-complex="Courier New" fo:color="#808080" fo:font-size="10pt" style:font-size-asian="10pt" style:font-size-complex="10pt"/>
    </style:style>
    <style:style style:name="sc41" style:display-name="sc41" style:family="text" style:parent-style-name="Policepardéfaut">
      <style:text-properties style:font-name="Courier New" style:font-name-complex="Courier New" fo:color="#FF8000" fo:font-size="10pt" style:font-size-asian="10pt" style:font-size-complex="10pt"/>
    </style:style>
    <style:style style:name="sc51" style:display-name="sc51" style:family="text" style:parent-style-name="Policepardéfau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6.293in"/>
    </style:style>
    <style:style style:name="Table2" style:family="table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En-tête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En-tête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Pieddepage" style:family="paragraph">
      <style:paragraph-properties fo:text-align="center"/>
      <style:text-properties fo:color="#0070C0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C : TD2</text:p>
            </table:table-cell>
          </table:table-row>
        </table:table>
        <text:p text:style-name="P7"/>
      </style:header>
      <style:footer>
        <text:p text:style-name="P8">Info0301-TD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09-16T11:17:00Z</meta:creation-date>
    <dc:date>2020-09-22T19:35:00Z</dc:date>
    <meta:print-date>2020-09-22T19:27:00Z</meta:print-date>
    <meta:template xlink:href="Normal" xlink:type="simple"/>
    <meta:editing-cycles>33</meta:editing-cycles>
    <meta:editing-duration>PT8580S</meta:editing-duration>
    <meta:document-statistic meta:page-count="8" meta:paragraph-count="13" meta:word-count="1030" meta:character-count="6688" meta:row-count="47" meta:non-whitespace-character-count="5671"/>
  </office:meta>
</office:document-meta>
</file>